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ard" style:master-page-name="MP0" style:family="paragraph">
      <style:paragraph-properties fo:break-before="page"/>
    </style:style>
    <style:style style:name="P2" style:parent-style-name="Geenafstand" style:family="paragraph">
      <style:paragraph-properties fo:margin-top="0in"/>
    </style:style>
    <style:style style:name="T3" style:parent-style-name="Standaardalinea-lettertype" style:family="text">
      <style:text-properties fo:color="#052F61" fo:font-size="13pt" style:font-size-asian="13pt" style:font-size-complex="13pt"/>
    </style:style>
    <style:style style:name="T4" style:parent-style-name="Standaardalinea-lettertype" style:family="text">
      <style:text-properties fo:text-transform="uppercase" fo:color="#595959"/>
    </style:style>
    <style:style style:name="P5" style:parent-style-name="Geenafstand" style:family="paragraph">
      <style:paragraph-properties fo:text-align="end"/>
    </style:style>
    <style:style style:name="T6" style:parent-style-name="Standaardalinea-lettertype" style:family="text">
      <style:text-properties fo:color="#FFFFFF" fo:font-size="14pt" style:font-size-asian="14pt" style:font-size-complex="14pt"/>
    </style:style>
    <style:style style:name="P7" style:parent-style-name="Standaard" style:family="paragraph">
      <style:paragraph-properties fo:margin-top="0in"/>
    </style:style>
    <style:style style:name="T8" style:parent-style-name="Standaardalinea-lettertype" style:family="text">
      <style:text-properties style:font-name="Century Gothic" fo:color="#262626" fo:font-size="36pt" style:font-size-asian="36pt" style:font-size-complex="36pt"/>
    </style:style>
    <style:style style:name="P9" style:parent-style-name="Standaard" style:family="paragraph">
      <style:paragraph-properties fo:margin-top="0.0833in"/>
    </style:style>
    <style:style style:name="T10" style:parent-style-name="Standaardalinea-lettertype" style:family="text">
      <style:text-properties fo:color="#404040" fo:font-size="18pt" style:font-size-asian="18pt" style:font-size-complex="18pt"/>
    </style:style>
    <style:style style:name="T11" style:parent-style-name="Standaardalinea-lettertype" style:family="text">
      <style:text-properties fo:font-weight="bold" style:font-weight-asian="bold" style:font-weight-complex="bold" fo:font-size="11pt" style:font-size-asian="11pt" style:font-size-complex="11pt"/>
    </style:style>
    <style:style style:name="P12" style:parent-style-name="Standaard" style:family="paragraph">
      <style:text-properties fo:font-weight="bold" style:font-weight-asian="bold" style:font-weight-complex="bold" fo:font-size="11pt" style:font-size-asian="11pt" style:font-size-complex="11pt"/>
    </style:style>
    <style:style style:name="P13" style:parent-style-name="Standaard" style:family="paragraph">
      <style:paragraph-properties>
        <style:tab-stops>
          <style:tab-stop style:type="left" style:position="4.9375in"/>
        </style:tab-stops>
      </style:paragraph-properties>
    </style:style>
    <style:style style:name="P14" style:parent-style-name="Standaard" style:family="paragraph">
      <style:paragraph-properties fo:break-before="page"/>
      <style:text-properties fo:font-size="15pt" style:font-size-asian="15pt" style:font-size-complex="15pt"/>
    </style:style>
    <style:style style:name="P15" style:parent-style-name="Standaard" style:family="paragraph">
      <style:text-properties fo:font-size="20pt" style:font-size-asian="20pt" style:font-size-complex="20pt"/>
    </style:style>
    <style:style style:name="T16" style:parent-style-name="Standaardalinea-lettertype" style:family="text">
      <style:text-properties fo:font-size="17pt" style:font-size-asian="17pt" style:font-size-complex="17pt"/>
    </style:style>
    <style:style style:name="P17"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18"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19"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20"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21" style:parent-style-name="Inhopg1" style:family="paragraph">
      <style:paragraph-properties>
        <style:tab-stops>
          <style:tab-stop style:type="right" style:leader-style="dotted" style:leader-text="." style:position="6.3in"/>
        </style:tab-stops>
      </style:paragraph-properties>
      <style:text-properties fo:font-weight="bold" style:font-weight-asian="bold" style:font-weight-complex="bold" fo:font-size="17pt" style:font-size-asian="17pt" style:font-size-complex="17pt"/>
    </style:style>
    <style:style style:name="P22" style:parent-style-name="Standaard" style:family="paragraph">
      <style:text-properties style:language-asian="nl" style:country-asian="NL"/>
    </style:style>
    <style:style style:name="P23" style:parent-style-name="Standaard" style:family="paragraph">
      <style:text-properties style:language-asian="nl" style:country-asian="NL"/>
    </style:style>
    <style:style style:name="P24" style:parent-style-name="Standaard" style:family="paragraph">
      <style:text-properties style:language-asian="nl" style:country-asian="NL"/>
    </style:style>
    <style:style style:name="P25" style:parent-style-name="Standaard" style:family="paragraph">
      <style:text-properties style:language-asian="nl" style:country-asian="NL"/>
    </style:style>
    <style:style style:name="P26" style:parent-style-name="Standaard" style:family="paragraph">
      <style:text-properties style:language-asian="nl" style:country-asian="NL"/>
    </style:style>
    <style:style style:name="P27" style:parent-style-name="Standaard" style:family="paragraph">
      <style:text-properties style:language-asian="nl" style:country-asian="NL"/>
    </style:style>
    <style:style style:name="P28" style:parent-style-name="Lijstalinea" style:family="paragraph">
      <style:text-properties fo:font-size="20pt" style:font-size-asian="20pt" style:font-size-complex="20pt"/>
    </style:style>
    <style:style style:name="P29" style:parent-style-name="Lijstalinea" style:family="paragraph">
      <style:text-properties fo:font-size="12pt" style:font-size-asian="12pt" style:font-size-complex="12pt"/>
    </style:style>
    <style:style style:name="P30" style:parent-style-name="Standaard" style:family="paragraph">
      <style:paragraph-properties fo:margin-left="0.4916in">
        <style:tab-stops/>
      </style:paragraph-properties>
      <style:text-properties fo:font-size="12pt" style:font-size-asian="12pt" style:font-size-complex="12pt"/>
    </style:style>
    <style:style style:name="P31" style:parent-style-name="Lijstalinea" style:family="paragraph">
      <style:text-properties fo:font-size="14pt" style:font-size-asian="14pt" style:font-size-complex="14pt"/>
    </style:style>
    <style:style style:name="P32" style:parent-style-name="Standaard" style:family="paragraph">
      <style:text-properties fo:font-weight="bold" style:font-weight-asian="bold" style:font-weight-complex="bold"/>
    </style:style>
    <style:style style:name="P33" style:parent-style-name="Standaard" style:family="paragraph">
      <style:text-properties fo:font-weight="bold" style:font-weight-asian="bold" style:font-weight-complex="bold"/>
    </style:style>
    <style:style style:name="P34" style:parent-style-name="Standaard" style:family="paragraph">
      <style:paragraph-properties fo:text-align="center"/>
      <style:text-properties fo:font-weight="bold" style:font-weight-asian="bold" style:font-weight-complex="bold" fo:font-size="11pt" style:font-size-asian="11pt" style:font-size-complex="11pt"/>
    </style:style>
    <style:style style:name="P35" style:parent-style-name="Standaard" style:family="paragraph">
      <style:text-properties fo:font-weight="bold" style:font-weight-asian="bold" style:font-weight-complex="bold" fo:font-size="11pt" style:font-size-asian="11pt" style:font-size-complex="11pt"/>
    </style:style>
    <style:style style:name="P36" style:parent-style-name="Standaard" style:family="paragraph">
      <style:text-properties fo:font-weight="bold" style:font-weight-asian="bold" style:font-weight-complex="bold" fo:font-size="11pt" style:font-size-asian="11pt" style:font-size-complex="11pt"/>
    </style:style>
    <style:style style:name="P37" style:parent-style-name="Standaard" style:family="paragraph">
      <style:text-properties fo:font-weight="bold" style:font-weight-asian="bold" style:font-weight-complex="bold" fo:font-size="11pt" style:font-size-asian="11pt" style:font-size-complex="11pt"/>
    </style:style>
    <style:style style:name="P38" style:parent-style-name="Standaard" style:family="paragraph">
      <style:text-properties fo:font-weight="bold" style:font-weight-asian="bold" style:font-weight-complex="bold" fo:font-size="11pt" style:font-size-asian="11pt" style:font-size-complex="11pt"/>
    </style:style>
    <style:style style:name="P39" style:parent-style-name="Standaard" style:family="paragraph">
      <style:text-properties fo:font-weight="bold" style:font-weight-asian="bold" style:font-weight-complex="bold" fo:font-size="11pt" style:font-size-asian="11pt" style:font-size-complex="11pt"/>
    </style:style>
    <style:style style:name="P40" style:parent-style-name="Standaard" style:family="paragraph">
      <style:text-properties fo:font-weight="bold" style:font-weight-asian="bold" style:font-weight-complex="bold" fo:font-size="11pt" style:font-size-asian="11pt" style:font-size-complex="11pt"/>
    </style:style>
    <style:style style:name="P41" style:parent-style-name="Standaard" style:family="paragraph">
      <style:text-properties fo:font-weight="bold" style:font-weight-asian="bold" style:font-weight-complex="bold" fo:font-size="11pt" style:font-size-asian="11pt" style:font-size-complex="11pt"/>
    </style:style>
    <style:style style:name="P42" style:parent-style-name="Standaard" style:family="paragraph">
      <style:text-properties fo:font-weight="bold" style:font-weight-asian="bold" style:font-weight-complex="bold" fo:font-size="11pt" style:font-size-asian="11pt" style:font-size-complex="11pt"/>
    </style:style>
    <style:style style:name="P43" style:parent-style-name="Kop2" style:family="paragraph">
      <style:text-properties style:font-name="Arial Black" fo:color="#FFFFFF" fo:font-size="26pt" style:font-size-asian="26pt" style:font-size-complex="26pt"/>
    </style:style>
    <style:style style:name="P44" style:parent-style-name="Standaard" style:family="paragraph">
      <style:text-properties fo:color="#000000"/>
    </style:style>
    <style:style style:name="P45" style:parent-style-name="Standaard" style:family="paragraph">
      <style:text-properties fo:color="#000000"/>
    </style:style>
    <style:style style:name="P46" style:parent-style-name="Standaard" style:family="paragraph">
      <style:text-properties style:font-name="Arial Black" fo:color="#000000" fo:font-size="14pt" style:font-size-asian="14pt" style:font-size-complex="14pt"/>
    </style:style>
    <style:style style:name="P47" style:parent-style-name="Standaard" style:family="paragraph">
      <style:text-properties style:font-name="Arial Black" fo:font-weight="bold" style:font-weight-asian="bold" style:font-weight-complex="bold" fo:color="#000000" fo:font-size="26pt" style:font-size-asian="26pt" style:font-size-complex="26pt"/>
    </style:style>
    <style:style style:name="P48" style:parent-style-name="Standaard" style:family="paragraph">
      <style:text-properties fo:font-weight="bold" style:font-weight-asian="bold" style:font-weight-complex="bold" fo:color="#000000" fo:font-size="11pt" style:font-size-asian="11pt" style:font-size-complex="11pt"/>
    </style:style>
    <style:style style:name="P49" style:parent-style-name="Standaard" style:family="paragraph">
      <style:text-properties fo:font-weight="bold" style:font-weight-asian="bold" style:font-weight-complex="bold" fo:font-size="11pt" style:font-size-asian="11pt" style:font-size-complex="11pt"/>
    </style:style>
    <style:style style:name="P50" style:parent-style-name="Standaard" style:family="paragraph">
      <style:text-properties fo:font-weight="bold" style:font-weight-asian="bold" style:font-weight-complex="bold" fo:font-size="11pt" style:font-size-asian="11pt" style:font-size-complex="11pt"/>
    </style:style>
    <style:style style:name="P51" style:parent-style-name="Standaard" style:family="paragraph">
      <style:text-properties fo:font-weight="bold" style:font-weight-asian="bold" style:font-weight-complex="bold" fo:font-size="11pt" style:font-size-asian="11pt" style:font-size-complex="11pt"/>
    </style:style>
    <style:style style:name="P52" style:parent-style-name="Standaard" style:family="paragraph">
      <style:text-properties fo:font-weight="bold" style:font-weight-asian="bold" style:font-weight-complex="bold" fo:font-size="11pt" style:font-size-asian="11pt" style:font-size-complex="11pt"/>
    </style:style>
    <style:style style:name="P53" style:parent-style-name="Standaard" style:family="paragraph">
      <style:text-properties fo:font-weight="bold" style:font-weight-asian="bold" style:font-weight-complex="bold" fo:font-size="11pt" style:font-size-asian="11pt" style:font-size-complex="11pt"/>
    </style:style>
    <style:style style:name="P54" style:parent-style-name="Standaard" style:family="paragraph">
      <style:text-properties fo:font-weight="bold" style:font-weight-asian="bold" style:font-weight-complex="bold" fo:font-size="11pt" style:font-size-asian="11pt" style:font-size-complex="11pt"/>
    </style:style>
    <style:style style:name="P55" style:parent-style-name="Standaard" style:family="paragraph">
      <style:text-properties fo:font-weight="bold" style:font-weight-asian="bold" style:font-weight-complex="bold" fo:font-size="11pt" style:font-size-asian="11pt" style:font-size-complex="11pt"/>
    </style:style>
    <style:style style:name="P56" style:parent-style-name="Standaard" style:family="paragraph">
      <style:text-properties fo:font-weight="bold" style:font-weight-asian="bold" style:font-weight-complex="bold" fo:font-size="11pt" style:font-size-asian="11pt" style:font-size-complex="11pt"/>
    </style:style>
    <style:style style:name="P57" style:parent-style-name="Kop2" style:family="paragraph">
      <style:text-properties style:font-name="Arial Black" fo:color="#FFFFFF" fo:font-size="26pt" style:font-size-asian="26pt" style:font-size-complex="26pt"/>
    </style:style>
    <style:style style:name="P58" style:parent-style-name="Standaard" style:family="paragraph">
      <style:text-properties fo:color="#000000"/>
    </style:style>
    <style:style style:name="P59" style:parent-style-name="Standaard" style:family="paragraph">
      <style:text-properties fo:color="#000000"/>
    </style:style>
    <style:style style:name="P60" style:parent-style-name="Standaard" style:family="paragraph">
      <style:paragraph-properties>
        <style:tab-stops>
          <style:tab-stop style:type="left" style:position="1.775in"/>
        </style:tab-stops>
      </style:paragraph-properties>
      <style:text-properties style:font-name="Arial Black" fo:color="#000000" fo:font-size="14pt" style:font-size-asian="14pt" style:font-size-complex="14pt"/>
    </style:style>
    <style:style style:name="P61" style:parent-style-name="Standaard" style:family="paragraph">
      <style:paragraph-properties>
        <style:tab-stops>
          <style:tab-stop style:type="left" style:position="1.775in"/>
        </style:tab-stops>
      </style:paragraph-properties>
      <style:text-properties style:font-name="Arial Black" fo:color="#000000" fo:font-size="14pt" style:font-size-asian="14pt" style:font-size-complex="14pt"/>
    </style:style>
    <style:style style:name="P62" style:parent-style-name="Standaard" style:family="paragraph">
      <style:paragraph-properties>
        <style:tab-stops>
          <style:tab-stop style:type="left" style:position="1.775in"/>
        </style:tab-stops>
      </style:paragraph-properties>
      <style:text-properties style:font-name="Arial Black" fo:color="#000000" fo:font-size="14pt" style:font-size-asian="14pt" style:font-size-complex="14pt"/>
    </style:style>
    <style:style style:name="P63" style:parent-style-name="Standaard" style:family="paragraph">
      <style:paragraph-properties>
        <style:tab-stops>
          <style:tab-stop style:type="left" style:position="1.775in"/>
        </style:tab-stops>
      </style:paragraph-properties>
      <style:text-properties style:font-name="Arial Black" fo:color="#000000" fo:font-size="14pt" style:font-size-asian="14pt" style:font-size-complex="14pt"/>
    </style:style>
    <style:style style:name="P64" style:parent-style-name="Standaard" style:family="paragraph">
      <style:paragraph-properties>
        <style:tab-stops>
          <style:tab-stop style:type="left" style:position="1.775in"/>
        </style:tab-stops>
      </style:paragraph-properties>
      <style:text-properties fo:font-weight="bold" style:font-weight-asian="bold" style:font-weight-complex="bold" fo:font-size="11pt" style:font-size-asian="11pt" style:font-size-complex="11pt"/>
    </style:style>
    <style:style style:name="P65" style:parent-style-name="Standaard" style:family="paragraph">
      <style:text-properties fo:font-weight="bold" style:font-weight-asian="bold" style:font-weight-complex="bold" fo:font-size="11pt" style:font-size-asian="11pt" style:font-size-complex="11pt"/>
    </style:style>
    <style:style style:name="P66" style:parent-style-name="Standaard" style:family="paragraph">
      <style:text-properties fo:font-weight="bold" style:font-weight-asian="bold" style:font-weight-complex="bold" fo:font-size="11pt" style:font-size-asian="11pt" style:font-size-complex="11pt"/>
    </style:style>
    <style:style style:name="P67" style:parent-style-name="Standaard" style:family="paragraph">
      <style:text-properties fo:font-weight="bold" style:font-weight-asian="bold" style:font-weight-complex="bold" fo:font-size="11pt" style:font-size-asian="11pt" style:font-size-complex="11pt"/>
    </style:style>
    <style:style style:name="P68" style:parent-style-name="Kop2" style:family="paragraph">
      <style:text-properties style:font-name="Arial Black" fo:color="#FFFFFF" fo:font-size="26pt" style:font-size-asian="26pt" style:font-size-complex="26pt"/>
    </style:style>
    <style:style style:name="P69" style:parent-style-name="Standaard" style:family="paragraph">
      <style:text-properties style:font-name="Arial Black" fo:color="#000000" fo:font-size="14pt" style:font-size-asian="14pt" style:font-size-complex="14pt"/>
    </style:style>
    <style:style style:name="T70" style:parent-style-name="Standaardalinea-lettertype" style:family="text">
      <style:text-properties style:font-name="Arial Black" fo:color="#000000" fo:font-size="14pt" style:font-size-asian="14pt" style:font-size-complex="14pt"/>
    </style:style>
    <style:style style:name="T71" style:parent-style-name="Standaardalinea-lettertype" style:family="text">
      <style:text-properties style:font-name="Arial Black" fo:color="#000000" fo:font-size="14pt" style:font-size-asian="14pt" style:font-size-complex="14pt"/>
    </style:style>
    <style:style style:name="T72" style:parent-style-name="Standaardalinea-lettertype" style:family="text">
      <style:text-properties style:font-name="Arial Black" fo:color="#000000" fo:font-size="14pt" style:font-size-asian="14pt" style:font-size-complex="14pt"/>
    </style:style>
    <style:style style:name="T73" style:parent-style-name="Standaardalinea-lettertype" style:family="text">
      <style:text-properties style:font-name="Arial Black" fo:color="#000000" fo:font-size="14pt" style:font-size-asian="14pt" style:font-size-complex="14pt"/>
    </style:style>
    <style:style style:name="T74" style:parent-style-name="Standaardalinea-lettertype" style:family="text">
      <style:text-properties style:font-name="Arial Black" fo:color="#000000" fo:font-size="14pt" style:font-size-asian="14pt" style:font-size-complex="14pt"/>
    </style:style>
    <style:style style:name="T75" style:parent-style-name="Standaardalinea-lettertype" style:family="text">
      <style:text-properties style:font-name="Arial Black" fo:color="#000000" fo:font-size="14pt" style:font-size-asian="14pt" style:font-size-complex="14pt"/>
    </style:style>
    <style:style style:name="T76" style:parent-style-name="Standaardalinea-lettertype" style:family="text">
      <style:text-properties style:font-name="Arial Black" fo:color="#000000" fo:font-size="14pt" style:font-size-asian="14pt" style:font-size-complex="14pt"/>
    </style:style>
    <style:style style:name="T77" style:parent-style-name="Standaardalinea-lettertype" style:family="text">
      <style:text-properties style:font-name="Arial Black" fo:color="#000000" fo:font-size="14pt" style:font-size-asian="14pt" style:font-size-complex="14pt"/>
    </style:style>
    <style:style style:name="T78" style:parent-style-name="Standaardalinea-lettertype" style:family="text">
      <style:text-properties style:font-name="Arial Black" fo:color="#000000" fo:font-size="14pt" style:font-size-asian="14pt" style:font-size-complex="14pt"/>
    </style:style>
    <style:style style:name="P79" style:parent-style-name="Standaard" style:family="paragraph">
      <style:text-properties fo:font-weight="bold" style:font-weight-asian="bold" style:font-weight-complex="bold" fo:color="#000000" fo:font-size="11pt" style:font-size-asian="11pt" style:font-size-complex="11pt"/>
    </style:style>
    <style:style style:name="P80" style:parent-style-name="Standaard" style:family="paragraph">
      <style:text-properties fo:font-weight="bold" style:font-weight-asian="bold" style:font-weight-complex="bold" fo:color="#000000" fo:font-size="11pt" style:font-size-asian="11pt" style:font-size-complex="11pt"/>
    </style:style>
    <style:style style:name="P81" style:parent-style-name="Standaard" style:family="paragraph">
      <style:text-properties fo:font-weight="bold" style:font-weight-asian="bold" style:font-weight-complex="bold" fo:color="#000000" fo:font-size="11pt" style:font-size-asian="11pt" style:font-size-complex="11pt"/>
    </style:style>
    <style:style style:name="P82" style:parent-style-name="Standaard" style:family="paragraph">
      <style:text-properties fo:font-weight="bold" style:font-weight-asian="bold" style:font-weight-complex="bold" fo:color="#000000" fo:font-size="11pt" style:font-size-asian="11pt" style:font-size-complex="11pt"/>
    </style:style>
    <style:style style:name="P83" style:parent-style-name="Standaard" style:family="paragraph">
      <style:text-properties fo:font-weight="bold" style:font-weight-asian="bold" style:font-weight-complex="bold" fo:color="#000000" fo:font-size="11pt" style:font-size-asian="11pt" style:font-size-complex="11pt"/>
    </style:style>
    <style:style style:name="P84" style:parent-style-name="Standaard" style:family="paragraph">
      <style:text-properties fo:font-weight="bold" style:font-weight-asian="bold" style:font-weight-complex="bold" fo:color="#000000" fo:font-size="11pt" style:font-size-asian="11pt" style:font-size-complex="11pt"/>
    </style:style>
    <style:style style:name="P85" style:parent-style-name="Standaard" style:family="paragraph">
      <style:text-properties fo:font-weight="bold" style:font-weight-asian="bold" style:font-weight-complex="bold" fo:font-size="11pt" style:font-size-asian="11pt" style:font-size-complex="11pt"/>
    </style:style>
    <style:style style:name="P86" style:parent-style-name="Standaard" style:family="paragraph">
      <style:text-properties fo:font-weight="bold" style:font-weight-asian="bold" style:font-weight-complex="bold" fo:font-size="11pt" style:font-size-asian="11pt" style:font-size-complex="11pt"/>
    </style:style>
    <style:style style:name="P87" style:parent-style-name="Kop2" style:family="paragraph">
      <style:text-properties style:font-name="Arial Black" fo:color="#FFFFFF" fo:font-size="26pt" style:font-size-asian="26pt" style:font-size-complex="26pt"/>
    </style:style>
    <style:style style:name="P88" style:parent-style-name="Standaard" style:family="paragraph">
      <style:text-properties fo:font-weight="bold" style:font-weight-asian="bold" style:font-weight-complex="bold" fo:color="#000000" fo:font-size="11pt" style:font-size-asian="11pt" style:font-size-complex="11pt"/>
    </style:style>
    <style:style style:name="T89" style:parent-style-name="Standaardalinea-lettertype" style:family="text">
      <style:text-properties style:font-name="Arial Black" fo:color="#000000" fo:font-size="14pt" style:font-size-asian="14pt" style:font-size-complex="14pt"/>
    </style:style>
    <style:style style:name="P90" style:parent-style-name="Standaard" style:family="paragraph">
      <style:text-properties fo:font-weight="bold" style:font-weight-asian="bold" style:font-weight-complex="bold" fo:font-size="11pt" style:font-size-asian="11pt" style:font-size-complex="11pt"/>
    </style:style>
    <style:style style:name="P91" style:parent-style-name="Standaard" style:family="paragraph">
      <style:text-properties fo:font-weight="bold" style:font-weight-asian="bold" style:font-weight-complex="bold" fo:font-size="11pt" style:font-size-asian="11pt" style:font-size-complex="11pt"/>
    </style:style>
    <style:style style:name="P92" style:parent-style-name="Standaard" style:family="paragraph">
      <style:text-properties fo:font-weight="bold" style:font-weight-asian="bold" style:font-weight-complex="bold" fo:font-size="11pt" style:font-size-asian="11pt" style:font-size-complex="11pt"/>
    </style:style>
    <style:style style:name="P93" style:parent-style-name="Standaard" style:family="paragraph">
      <style:text-properties fo:font-weight="bold" style:font-weight-asian="bold" style:font-weight-complex="bold" fo:font-size="11pt" style:font-size-asian="11pt" style:font-size-complex="11pt"/>
    </style:style>
    <style:style style:name="P94" style:parent-style-name="Standaard" style:family="paragraph">
      <style:text-properties fo:font-weight="bold" style:font-weight-asian="bold" style:font-weight-complex="bold" fo:font-size="11pt" style:font-size-asian="11pt" style:font-size-complex="11pt"/>
    </style:style>
    <style:style style:name="P95" style:parent-style-name="Standaard" style:family="paragraph">
      <style:text-properties fo:font-weight="bold" style:font-weight-asian="bold" style:font-weight-complex="bold" fo:font-size="11pt" style:font-size-asian="11pt" style:font-size-complex="11pt"/>
    </style:style>
    <style:style style:name="P96" style:parent-style-name="Standaard" style:family="paragraph">
      <style:text-properties fo:font-weight="bold" style:font-weight-asian="bold" style:font-weight-complex="bold" fo:font-size="11pt" style:font-size-asian="11pt" style:font-size-complex="11pt"/>
    </style:style>
    <style:style style:name="P97" style:parent-style-name="Standaard" style:family="paragraph">
      <style:text-properties fo:font-weight="bold" style:font-weight-asian="bold" style:font-weight-complex="bold" fo:font-size="11pt" style:font-size-asian="11pt" style:font-size-complex="11pt"/>
    </style:style>
    <style:style style:name="P98" style:parent-style-name="Standaard" style:family="paragraph">
      <style:text-properties fo:font-weight="bold" style:font-weight-asian="bold" style:font-weight-complex="bold" fo:font-size="11pt" style:font-size-asian="11pt" style:font-size-complex="11pt"/>
    </style:style>
    <style:style style:name="P99" style:parent-style-name="Standaard" style:family="paragraph">
      <style:text-properties fo:font-weight="bold" style:font-weight-asian="bold" style:font-weight-complex="bold" fo:font-size="11pt" style:font-size-asian="11pt" style:font-size-complex="11pt"/>
    </style:style>
    <style:style style:name="P100" style:parent-style-name="Standaard" style:family="paragraph">
      <style:text-properties fo:font-weight="bold" style:font-weight-asian="bold" style:font-weight-complex="bold" fo:font-size="11pt" style:font-size-asian="11pt" style:font-size-complex="11pt"/>
    </style:style>
    <style:style style:name="P101" style:parent-style-name="Standaard" style:family="paragraph">
      <style:text-properties fo:font-weight="bold" style:font-weight-asian="bold" style:font-weight-complex="bold" fo:font-size="11pt" style:font-size-asian="11pt" style:font-size-complex="11pt"/>
    </style:style>
    <style:style style:name="P102" style:parent-style-name="Standaard" style:family="paragraph">
      <style:text-properties fo:font-weight="bold" style:font-weight-asian="bold" style:font-weight-complex="bold" fo:font-size="11pt" style:font-size-asian="11pt" style:font-size-complex="11pt"/>
    </style:style>
    <style:style style:name="P103" style:parent-style-name="Standaard" style:family="paragraph">
      <style:text-properties fo:font-weight="bold" style:font-weight-asian="bold" style:font-weight-complex="bold" fo:font-size="11pt" style:font-size-asian="11pt" style:font-size-complex="11pt"/>
    </style:style>
    <style:style style:name="P104" style:parent-style-name="Kop2" style:family="paragraph">
      <style:text-properties style:font-name="Arial Black" fo:color="#FFFFFF" fo:font-size="26pt" style:font-size-asian="26pt" style:font-size-complex="26pt"/>
    </style:style>
    <style:style style:name="P105" style:parent-style-name="Standaard" style:family="paragraph">
      <style:text-properties fo:font-weight="bold" style:font-weight-asian="bold" style:font-weight-complex="bold" fo:font-size="11pt" style:font-size-asian="11pt" style:font-size-complex="11pt"/>
    </style:style>
    <style:style style:name="T106" style:parent-style-name="Hyperlink" style:family="text">
      <style:text-properties fo:font-weight="bold" style:font-weight-asian="bold" style:font-weight-complex="bold" fo:font-size="11pt" style:font-size-asian="11pt" style:font-size-complex="11pt"/>
    </style:style>
    <style:style style:name="T107" style:parent-style-name="Standaardalinea-lettertype" style:family="text">
      <style:text-properties fo:font-weight="bold" style:font-weight-asian="bold" style:font-weight-complex="bold" fo:font-size="11pt" style:font-size-asian="11pt" style:font-size-complex="11pt"/>
    </style:style>
    <style:style style:name="T108" style:parent-style-name="Hyperlink" style:family="text">
      <style:text-properties fo:font-weight="bold" style:font-weight-asian="bold" style:font-weight-complex="bold" fo:font-size="11pt" style:font-size-asian="11pt" style:font-size-complex="11pt"/>
    </style:style>
    <style:style style:name="T109" style:parent-style-name="Standaardalinea-lettertype" style:family="text">
      <style:text-properties fo:font-weight="bold" style:font-weight-asian="bold" style:font-weight-complex="bold" fo:font-size="11pt" style:font-size-asian="11pt" style:font-size-complex="11pt"/>
    </style:style>
    <style:style style:name="T110" style:parent-style-name="Standaardalinea-lettertype" style:family="text">
      <style:text-properties fo:font-weight="bold" style:font-weight-asian="bold" style:font-weight-complex="bold" fo:font-size="11pt" style:font-size-asian="11pt" style:font-size-complex="11pt"/>
    </style:style>
    <style:style style:name="T111" style:parent-style-name="Hyperlink" style:family="text">
      <style:text-properties fo:font-weight="bold" style:font-weight-asian="bold" style:font-weight-complex="bold" fo:font-size="11pt" style:font-size-asian="11pt" style:font-size-complex="11pt"/>
    </style:style>
    <style:style style:name="T112" style:parent-style-name="Standaardalinea-lettertype" style:family="text">
      <style:text-properties fo:font-weight="bold" style:font-weight-asian="bold" style:font-weight-complex="bold" fo:font-size="11pt" style:font-size-asian="11pt" style:font-size-complex="11pt"/>
    </style:style>
    <style:style style:name="T113" style:parent-style-name="Standaardalinea-lettertype" style:family="text">
      <style:text-properties fo:font-weight="bold" style:font-weight-asian="bold" style:font-weight-complex="bold" fo:font-size="11pt" style:font-size-asian="11pt" style:font-size-complex="11pt"/>
    </style:style>
    <style:style style:name="T114" style:parent-style-name="Hyperlink" style:family="text">
      <style:text-properties fo:font-weight="bold" style:font-weight-asian="bold" style:font-weight-complex="bold" fo:font-size="11pt" style:font-size-asian="11pt" style:font-size-complex="11pt"/>
    </style:style>
    <style:style style:name="T115" style:parent-style-name="Standaardalinea-lettertype" style:family="text">
      <style:text-properties fo:font-weight="bold" style:font-weight-asian="bold" style:font-weight-complex="bold" fo:font-size="11pt" style:font-size-asian="11pt" style:font-size-complex="11pt"/>
    </style:style>
    <style:style style:name="T116" style:parent-style-name="Standaardalinea-lettertype" style:family="text">
      <style:text-properties fo:font-weight="bold" style:font-weight-asian="bold" style:font-weight-complex="bold" fo:font-size="11pt" style:font-size-asian="11pt" style:font-size-complex="11pt"/>
    </style:style>
    <style:style style:name="T117" style:parent-style-name="Hyperlink" style:family="text">
      <style:text-properties fo:font-weight="bold" style:font-weight-asian="bold" style:font-weight-complex="bold" fo:font-size="11pt" style:font-size-asian="11pt" style:font-size-complex="11pt"/>
    </style:style>
    <style:style style:name="T118" style:parent-style-name="Standaardalinea-lettertype" style:family="text">
      <style:text-properties fo:font-weight="bold" style:font-weight-asian="bold" style:font-weight-complex="bold" fo:font-size="11pt" style:font-size-asian="11pt" style:font-size-complex="11pt"/>
    </style:style>
    <style:style style:name="P119" style:parent-style-name="Standaard" style:family="paragraph">
      <style:text-properties fo:font-weight="bold" style:font-weight-asian="bold" style:font-weight-complex="bold" fo:font-size="11pt" style:font-size-asian="11pt" style:font-size-complex="11pt"/>
    </style:style>
    <style:style style:name="P120" style:parent-style-name="Standaard" style:family="paragraph">
      <style:text-properties fo:font-weight="bold" style:font-weight-asian="bold" style:font-weight-complex="bold" fo:font-size="11pt" style:font-size-asian="11pt" style:font-size-complex="11pt"/>
    </style:style>
    <style:style style:name="T121" style:parent-style-name="Hyperlink" style:family="text">
      <style:text-properties fo:font-weight="bold" style:font-weight-asian="bold" style:font-weight-complex="bold" fo:font-size="11pt" style:font-size-asian="11pt" style:font-size-complex="11pt"/>
    </style:style>
    <style:style style:name="T122" style:parent-style-name="Standaardalinea-lettertype" style:family="text">
      <style:text-properties fo:font-weight="bold" style:font-weight-asian="bold" style:font-weight-complex="bold" fo:font-size="11pt" style:font-size-asian="11pt" style:font-size-complex="11pt"/>
    </style:style>
    <style:style style:name="T123" style:parent-style-name="Standaardalinea-lettertype" style:family="text">
      <style:text-properties fo:font-weight="bold" style:font-weight-asian="bold" style:font-weight-complex="bold" fo:font-size="11pt" style:font-size-asian="11pt" style:font-size-complex="11pt"/>
    </style:style>
    <style:style style:name="T124" style:parent-style-name="Hyperlink" style:family="text">
      <style:text-properties fo:font-weight="bold" style:font-weight-asian="bold" style:font-weight-complex="bold" fo:font-size="11pt" style:font-size-asian="11pt" style:font-size-complex="11pt"/>
    </style:style>
    <style:style style:name="T125" style:parent-style-name="Standaardalinea-lettertype" style:family="text">
      <style:text-properties fo:font-weight="bold" style:font-weight-asian="bold" style:font-weight-complex="bold" fo:font-size="11pt" style:font-size-asian="11pt" style:font-size-complex="11pt"/>
    </style:style>
    <style:style style:name="T126" style:parent-style-name="Standaardalinea-lettertype" style:family="text">
      <style:text-properties fo:font-weight="bold" style:font-weight-asian="bold" style:font-weight-complex="bold" fo:font-size="11pt" style:font-size-asian="11pt" style:font-size-complex="11pt"/>
    </style:style>
    <style:style style:name="T127" style:parent-style-name="Hyperlink" style:family="text">
      <style:text-properties fo:font-weight="bold" style:font-weight-asian="bold" style:font-weight-complex="bold" fo:font-size="11pt" style:font-size-asian="11pt" style:font-size-complex="11pt"/>
    </style:style>
    <style:style style:name="T128" style:parent-style-name="Standaardalinea-lettertype" style:family="text">
      <style:text-properties fo:font-weight="bold" style:font-weight-asian="bold" style:font-weight-complex="bold" fo:font-size="11pt" style:font-size-asian="11pt" style:font-size-complex="11pt"/>
    </style:style>
    <style:style style:name="T129" style:parent-style-name="Standaardalinea-lettertype" style:family="text">
      <style:text-properties fo:font-weight="bold" style:font-weight-asian="bold" style:font-weight-complex="bold" fo:font-size="11pt" style:font-size-asian="11pt" style:font-size-complex="11pt"/>
    </style:style>
    <style:style style:name="P130" style:parent-style-name="Standaard" style:family="paragraph">
      <style:text-properties fo:font-weight="bold" style:font-weight-asian="bold" style:font-weight-complex="bold" fo:font-size="11pt" style:font-size-asian="11pt" style:font-size-complex="11pt"/>
    </style:style>
    <style:style style:name="P131" style:parent-style-name="Standaard" style:family="paragraph">
      <style:text-properties fo:font-weight="bold" style:font-weight-asian="bold" style:font-weight-complex="bold" fo:font-size="11pt" style:font-size-asian="11pt" style:font-size-complex="11pt"/>
    </style:style>
    <style:style style:name="P132" style:parent-style-name="Standaard" style:family="paragraph">
      <style:text-properties fo:font-weight="bold" style:font-weight-asian="bold" style:font-weight-complex="bold" fo:font-size="11pt" style:font-size-asian="11pt" style:font-size-complex="11pt"/>
    </style:style>
    <style:style style:name="P133" style:parent-style-name="Standaard" style:family="paragraph">
      <style:text-properties fo:font-weight="bold" style:font-weight-asian="bold" style:font-weight-complex="bold" fo:font-size="11pt" style:font-size-asian="11pt" style:font-size-complex="11pt"/>
    </style:style>
    <style:style style:name="P134" style:parent-style-name="Standaard" style:family="paragraph">
      <style:text-properties fo:font-weight="bold" style:font-weight-asian="bold" style:font-weight-complex="bold" fo:font-size="11pt" style:font-size-asian="11pt" style:font-size-complex="11pt"/>
    </style:style>
    <style:style style:name="P135" style:parent-style-name="Standaard" style:family="paragraph">
      <style:text-properties fo:font-weight="bold" style:font-weight-asian="bold" style:font-weight-complex="bold" fo:font-size="11pt" style:font-size-asian="11pt" style:font-size-complex="11pt"/>
    </style:style>
    <style:style style:name="P136" style:parent-style-name="Standaard" style:family="paragraph">
      <style:text-properties fo:font-weight="bold" style:font-weight-asian="bold" style:font-weight-complex="bold" fo:font-size="11pt" style:font-size-asian="11pt" style:font-size-complex="11pt"/>
    </style:style>
    <style:style style:name="P137" style:parent-style-name="Standaard" style:family="paragraph">
      <style:text-properties fo:font-weight="bold" style:font-weight-asian="bold" style:font-weight-complex="bold" fo:font-size="11pt" style:font-size-asian="11pt" style:font-size-complex="11pt"/>
    </style:style>
    <style:style style:family="graphic" style:name="a20">
      <style:graphic-properties draw:fill="solid" draw:fill-color="#146194" draw:opacity="20%" draw:stroke="solid" svg:stroke-width="0in" svg:stroke-color="#146194" svg:stroke-opacity="20%" draw:stroke-linejoin="round" svg:stroke-linecap="round"/>
    </style:style>
    <style:style style:family="graphic" style:name="a21">
      <style:graphic-properties draw:fill="solid" draw:fill-color="#146194" draw:opacity="20%" draw:stroke="solid" svg:stroke-width="0in" svg:stroke-color="#146194" svg:stroke-opacity="20%" draw:stroke-linejoin="round" svg:stroke-linecap="round"/>
    </style:style>
    <style:style style:family="graphic" style:name="a22">
      <style:graphic-properties draw:fill="solid" draw:fill-color="#146194" draw:opacity="20%" draw:stroke="solid" svg:stroke-width="0in" svg:stroke-color="#146194" svg:stroke-opacity="20%" draw:stroke-linejoin="round" svg:stroke-linecap="round"/>
    </style:style>
    <style:style style:family="graphic" style:name="a23">
      <style:graphic-properties draw:fill="solid" draw:fill-color="#146194" draw:opacity="20%" draw:stroke="solid" svg:stroke-width="0in" svg:stroke-color="#146194" svg:stroke-opacity="20%" draw:stroke-linejoin="round" svg:stroke-linecap="round"/>
    </style:style>
    <style:style style:family="graphic" style:name="a24">
      <style:graphic-properties draw:fill="solid" draw:fill-color="#146194" draw:opacity="20%" draw:stroke="solid" svg:stroke-width="0in" svg:stroke-color="#146194" svg:stroke-opacity="20%" draw:stroke-linejoin="round" svg:stroke-linecap="round"/>
    </style:style>
    <style:style style:family="graphic" style:name="a25">
      <style:graphic-properties draw:fill="solid" draw:fill-color="#146194" draw:opacity="20%" draw:stroke="solid" svg:stroke-width="0in" svg:stroke-color="#146194" svg:stroke-opacity="20%" draw:stroke-linejoin="round" svg:stroke-linecap="round"/>
    </style:style>
    <style:style style:family="graphic" style:name="a26">
      <style:graphic-properties style:wrap="run-through" style:run-through="background" style:horizontal-rel="page" style:vertical-rel="page" style:horizontal-pos="from-left" style:vertical-pos="from-top"/>
    </style:style>
    <style:style style:family="graphic" style:name="a27"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ge" style:vertical-rel="page" style:horizontal-pos="from-left" style:vertical-pos="from-top" draw:auto-grow-width="false" draw:auto-grow-height="false"/>
      <style:paragraph-properties style:font-independent-line-spacing="true" style:writing-mode="lr-tb"/>
    </style:style>
    <style:style style:family="graphic" style:name="a10">
      <style:graphic-properties draw:fill="solid" draw:fill-color="#146194" draw:opacity="100%" draw:stroke="solid" svg:stroke-width="0in" svg:stroke-color="#146194" svg:stroke-opacity="100%" draw:stroke-linejoin="round" svg:stroke-linecap="round"/>
    </style:style>
    <style:style style:family="graphic" style:name="a11">
      <style:graphic-properties draw:fill="solid" draw:fill-color="#146194" draw:opacity="100%" draw:stroke="solid" svg:stroke-width="0in" svg:stroke-color="#146194" svg:stroke-opacity="100%" draw:stroke-linejoin="round" svg:stroke-linecap="round"/>
    </style:style>
    <style:style style:family="graphic" style:name="a12">
      <style:graphic-properties draw:fill="solid" draw:fill-color="#146194" draw:opacity="100%" draw:stroke="solid" svg:stroke-width="0in" svg:stroke-color="#146194" svg:stroke-opacity="100%" draw:stroke-linejoin="round" svg:stroke-linecap="round"/>
    </style:style>
    <style:style style:family="graphic" style:name="a13">
      <style:graphic-properties draw:fill="solid" draw:fill-color="#146194" draw:opacity="100%" draw:stroke="solid" svg:stroke-width="0in" svg:stroke-color="#146194" svg:stroke-opacity="100%" draw:stroke-linejoin="round" svg:stroke-linecap="round"/>
    </style:style>
    <style:style style:family="graphic" style:name="a14">
      <style:graphic-properties draw:fill="solid" draw:fill-color="#146194" draw:opacity="100%" draw:stroke="solid" svg:stroke-width="0in" svg:stroke-color="#146194" svg:stroke-opacity="100%" draw:stroke-linejoin="round" svg:stroke-linecap="round"/>
    </style:style>
    <style:style style:family="graphic" style:name="a15">
      <style:graphic-properties draw:fill="solid" draw:fill-color="#146194" draw:opacity="20%" draw:stroke="solid" svg:stroke-width="0in" svg:stroke-color="#146194" svg:stroke-opacity="20%" draw:stroke-linejoin="round" svg:stroke-linecap="round"/>
    </style:style>
    <style:style style:family="graphic" style:name="a16">
      <style:graphic-properties draw:fill="solid" draw:fill-color="#146194" draw:opacity="20%" draw:stroke="solid" svg:stroke-width="0in" svg:stroke-color="#146194" svg:stroke-opacity="20%" draw:stroke-linejoin="round" svg:stroke-linecap="round"/>
    </style:style>
    <style:style style:family="graphic" style:name="a17">
      <style:graphic-properties draw:fill="solid" draw:fill-color="#146194" draw:opacity="20%" draw:stroke="solid" svg:stroke-width="0in" svg:stroke-color="#146194" svg:stroke-opacity="20%" draw:stroke-linejoin="round" svg:stroke-linecap="round"/>
    </style:style>
    <style:style style:family="graphic" style:name="a18">
      <style:graphic-properties draw:fill="solid" draw:fill-color="#146194" draw:opacity="20%" draw:stroke="solid" svg:stroke-width="0in" svg:stroke-color="#146194" svg:stroke-opacity="20%" draw:stroke-linejoin="round" svg:stroke-linecap="round"/>
    </style:style>
    <style:style style:family="graphic" style:name="a19">
      <style:graphic-properties draw:fill="solid" draw:fill-color="#146194" draw:opacity="20%" draw:stroke="solid" svg:stroke-width="0in" svg:stroke-color="#146194" svg:stroke-opacity="20%" draw:stroke-linejoin="round" svg:stroke-linecap="round"/>
    </style:style>
    <style:style style:family="graphic" style:name="a0"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 style:horizontal-pos="from-left" style:vertical-pos="from-top" draw:auto-grow-width="false" draw:auto-grow-height="true"/>
      <style:paragraph-properties style:font-independent-line-spacing="true" style:writing-mode="lr-tb"/>
    </style:style>
    <style:style style:family="graphic" style:name="a1">
      <style:graphic-properties draw:fill="solid" draw:fill-color="#146194" draw:opacity="100%" draw:stroke="none"/>
    </style:style>
    <style:style style:family="graphic" style:name="a2">
      <style:graphic-properties fo:wrap-option="wrap" fo:padding-top="0in" fo:padding-bottom="0in" fo:padding-left="0.1in" fo:padding-right="0.2in" draw:textarea-vertical-align="middle" draw:textarea-horizontal-align="left" draw:fill="solid" draw:fill-color="#052f61" draw:opacity="100%" draw:stroke="none" draw:auto-grow-width="false" draw:auto-grow-height="false"/>
      <style:paragraph-properties style:font-independent-line-spacing="true" style:writing-mode="lr-tb"/>
    </style:style>
    <style:style style:family="graphic" style:name="a3">
      <style:graphic-properties draw:fill="solid" draw:fill-color="#146194" draw:opacity="100%" draw:stroke="solid" svg:stroke-width="0in" svg:stroke-color="#146194" svg:stroke-opacity="100%" draw:stroke-linejoin="round" svg:stroke-linecap="round"/>
    </style:style>
    <style:style style:family="graphic" style:name="a4">
      <style:graphic-properties draw:fill="solid" draw:fill-color="#146194" draw:opacity="100%" draw:stroke="solid" svg:stroke-width="0in" svg:stroke-color="#146194" svg:stroke-opacity="100%" draw:stroke-linejoin="round" svg:stroke-linecap="round"/>
    </style:style>
    <style:style style:family="graphic" style:name="a5">
      <style:graphic-properties draw:fill="solid" draw:fill-color="#146194" draw:opacity="100%" draw:stroke="solid" svg:stroke-width="0in" svg:stroke-color="#146194" svg:stroke-opacity="100%" draw:stroke-linejoin="round" svg:stroke-linecap="round"/>
    </style:style>
    <style:style style:family="graphic" style:name="a6">
      <style:graphic-properties draw:fill="solid" draw:fill-color="#146194" draw:opacity="100%" draw:stroke="solid" svg:stroke-width="0in" svg:stroke-color="#146194" svg:stroke-opacity="100%" draw:stroke-linejoin="round" svg:stroke-linecap="round"/>
    </style:style>
    <style:style style:family="graphic" style:name="a7">
      <style:graphic-properties draw:fill="solid" draw:fill-color="#146194" draw:opacity="100%" draw:stroke="solid" svg:stroke-width="0in" svg:stroke-color="#146194" svg:stroke-opacity="100%" draw:stroke-linejoin="round" svg:stroke-linecap="round"/>
    </style:style>
    <style:style style:family="graphic" style:name="a8">
      <style:graphic-properties draw:fill="solid" draw:fill-color="#146194" draw:opacity="100%" draw:stroke="solid" svg:stroke-width="0in" svg:stroke-color="#146194" svg:stroke-opacity="100%" draw:stroke-linejoin="round" svg:stroke-linecap="round"/>
    </style:style>
    <style:style style:family="graphic" style:name="a9">
      <style:graphic-properties draw:fill="solid" draw:fill-color="#146194" draw:opacity="100%" draw:stroke="solid" svg:stroke-width="0in" svg:stroke-color="#146194" svg:stroke-opacity="100%" draw:stroke-linejoin="round" svg:stroke-linecap="round"/>
    </style:style>
  </office:automatic-styles>
  <office:body>
    <office:text text:use-soft-page-breaks="true">
      <text:p text:style-name="P1"/>
      <text:p text:style-name="Standaard"/>
      <text:p text:style-name="Standaard"/>
      <text:p text:style-name="Standaard"/>
      <text:p text:style-name="Standaard"/>
      <text:p text:style-name="Standaard"/>
      <text:p text:style-name="Standaard"/>
      <text:p text:style-name="Standaard"/>
      <text:p text:style-name="Standaard"/>
      <text:p text:style-name="Standaard"/>
      <text:p text:style-name="P2"><draw:frame draw:z-index="251659264" draw:id="id0" draw:style-name="a0" draw:name="Tekstvak 32" text:anchor-type="paragraph" svg:x="3.47292in" svg:y="10.28958in" svg:width="3.72014in" svg:height="0.55139in" style:rel-width="scale" style:rel-height="scale"><draw:text-box><text:p text:style-name="Geenafstand"><text:span text:style-name="T3">Ruben Cali</text:span></text:p><text:p text:style-name="Geenafstand"><text:span text:style-name="T4">MD2A</text:span></text:p></draw:text-box><svg:title/><svg:desc/></draw:frame><draw:g draw:z-index="251660288" draw:name="Groep 3" draw:id="id29" draw:style-name="a26" text:anchor-type="paragraph"><svg:title/><svg:desc/><draw:custom-shape svg:x="0.33056in" svg:y="0.29236in" svg:width="0.2418in" svg:height="11.09167in" draw:id="id1" draw:style-name="a1" draw:name="Rechthoek 4"><svg:title/><svg:desc/><draw:enhanced-geometry draw:type="non-primitive" svg:viewBox="0 0 21600 21600" draw:enhanced-path="M 0 0 L 21600 0 21600 21600 0 21600 Z N"/></draw:custom-shape><draw:custom-shape svg:x="0.33056in" svg:y="2.07522in" svg:width="2.72778in" svg:height="0.67098in" draw:id="id2" draw:style-name="a2" draw:name="Vijfhoek 4"><svg:title/><svg:desc/><text:p text:style-name="P5"><text:span text:style-name="T6"><text:s text:c="5"/>05-03-2021</text:span></text:p><draw:enhanced-geometry draw:path-stretchpoint-x="21600" draw:path-stretchpoint-y="21600" draw:type="non-primitive" svg:viewBox="0 0 21600 21600" draw:enhanced-path="M ?f7 ?f7 L ?f20 ?f7 ?f11 ?f17 ?f20 ?f12 ?f7 ?f12 Z N" draw:text-areas="?f7 ?f7 ?f23 ?f12" draw:glue-points="?f22 ?f7 ?f22 ?f12" draw:glue-point-leaving-directions="-360, -18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min(?f14, ?f13)"/><draw:equation draw:name="f17" draw:formula="?f7 + ?f15"/><draw:equation draw:name="f18" draw:formula="?f16 * ?f8"/><draw:equation draw:name="f19" draw:formula="?f18 / 100000"/><draw:equation draw:name="f20" draw:formula="?f11 - ?f19"/><draw:equation draw:name="f21" draw:formula="?f20 + ?f11"/><draw:equation draw:name="f22" draw:formula="?f20 / 2"/><draw:equation draw:name="f23" draw:formula="?f21 / 2"/></draw:enhanced-geometry></draw:custom-shape><draw:g draw:name="Groep 6" draw:id="id28"><svg:title/><svg:desc/><draw:g draw:name="Groep 7" draw:id="id15"><svg:title/><svg:desc/><draw:custom-shape svg:x="0.99108in" svg:y="9.24346in" svg:width="0.37916in" svg:height="1.3357in" draw:id="id3" draw:style-name="a3" draw:name="Vrije vorm 20"><svg:title/><svg:desc/><draw:enhanced-geometry draw:type="non-primitive" svg:viewBox="0 0 122 440" draw:enhanced-path="M ?f1 ?f1 L ?f4 ?f5 ?f6 ?f7 ?f2 ?f8 ?f2 ?f3 ?f9 ?f10 ?f4 ?f0 ?f11 ?f12 ?f1 ?f1 Z N" draw:text-areas="?f45 ?f47 ?f46 ?f48" draw:glue-points="?f49 ?f50 ?f51 ?f52 ?f53 ?f54 ?f55 ?f56 ?f55 ?f57 ?f58 ?f59 ?f51 ?f60 ?f61 ?f62 ?f49 ?f50" draw:glue-point-leaving-directions="-90, -90, -90, -90, -90, -90, -90, -90, -90"><draw:equation draw:name="f0" draw:formula="180"/><draw:equation draw:name="f1" draw:formula="0"/><draw:equation draw:name="f2" draw:formula="122"/><draw:equation draw:name="f3" draw:formula="440"/><draw:equation draw:name="f4" draw:formula="39"/><draw:equation draw:name="f5" draw:formula="152"/><draw:equation draw:name="f6" draw:formula="84"/><draw:equation draw:name="f7" draw:formula="304"/><draw:equation draw:name="f8" draw:formula="417"/><draw:equation draw:name="f9" draw:formula="76"/><draw:equation draw:name="f10" draw:formula="306"/><draw:equation draw:name="f11" draw:formula="6"/><draw:equation draw:name="f12" draw:formula="53"/><draw:equation draw:name="f13" draw:formula="?f3 - ?f1"/><draw:equation draw:name="f14" draw:formula="?f2 - ?f1"/><draw:equation draw:name="f15" draw:formula="?f14 / 122"/><draw:equation draw:name="f16" draw:formula="?f13 / 440"/><draw:equation draw:name="f17" draw:formula="0 * ?f14"/><draw:equation draw:name="f18" draw:formula="0 * ?f13"/><draw:equation draw:name="f19" draw:formula="39 * ?f14"/><draw:equation draw:name="f20" draw:formula="152 * ?f13"/><draw:equation draw:name="f21" draw:formula="84 * ?f14"/><draw:equation draw:name="f22" draw:formula="304 * ?f13"/><draw:equation draw:name="f23" draw:formula="122 * ?f14"/><draw:equation draw:name="f24" draw:formula="417 * ?f13"/><draw:equation draw:name="f25" draw:formula="440 * ?f13"/><draw:equation draw:name="f26" draw:formula="76 * ?f14"/><draw:equation draw:name="f27" draw:formula="306 * ?f13"/><draw:equation draw:name="f28" draw:formula="180 * ?f13"/><draw:equation draw:name="f29" draw:formula="6 * ?f14"/><draw:equation draw:name="f30" draw:formula="53 * ?f13"/><draw:equation draw:name="f31" draw:formula="?f17 / 122"/><draw:equation draw:name="f32" draw:formula="?f18 / 440"/><draw:equation draw:name="f33" draw:formula="?f19 / 122"/><draw:equation draw:name="f34" draw:formula="?f20 / 440"/><draw:equation draw:name="f35" draw:formula="?f21 / 122"/><draw:equation draw:name="f36" draw:formula="?f22 / 440"/><draw:equation draw:name="f37" draw:formula="?f23 / 122"/><draw:equation draw:name="f38" draw:formula="?f24 / 440"/><draw:equation draw:name="f39" draw:formula="?f25 / 440"/><draw:equation draw:name="f40" draw:formula="?f26 / 122"/><draw:equation draw:name="f41" draw:formula="?f27 / 440"/><draw:equation draw:name="f42" draw:formula="?f28 / 440"/><draw:equation draw:name="f43" draw:formula="?f29 / 122"/><draw:equation draw:name="f44" draw:formula="?f30 / 440"/><draw:equation draw:name="f45" draw:formula="0 / ?f15"/><draw:equation draw:name="f46" draw:formula="?f2 / ?f15"/><draw:equation draw:name="f47" draw:formula="0 / ?f16"/><draw:equation draw:name="f48" draw:formula="?f3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38887in" svg:y="10.56094in" svg:width="0.36051in" svg:height="0.8166in" draw:id="id4" draw:style-name="a4" draw:name="Vrije vorm 21"><svg:title/><svg:desc/><draw:enhanced-geometry draw:type="non-primitive" svg:viewBox="0 0 116 269" draw:enhanced-path="M ?f0 ?f0 L ?f3 ?f4 ?f5 ?f6 ?f7 ?f8 ?f1 ?f2 ?f9 ?f2 ?f10 ?f11 ?f12 ?f13 ?f14 ?f15 ?f0 ?f0 Z N" draw:text-areas="?f54 ?f56 ?f55 ?f57" draw:glue-points="?f58 ?f59 ?f60 ?f61 ?f62 ?f63 ?f64 ?f65 ?f66 ?f67 ?f68 ?f67 ?f69 ?f70 ?f71 ?f72 ?f73 ?f74 ?f58 ?f59" draw:glue-point-leaving-directions="-90, -90, -90, -90, -90, -90, -90, -90, -90, -90"><draw:equation draw:name="f0" draw:formula="0"/><draw:equation draw:name="f1" draw:formula="116"/><draw:equation draw:name="f2" draw:formula="269"/><draw:equation draw:name="f3" draw:formula="8"/><draw:equation draw:name="f4" draw:formula="19"/><draw:equation draw:name="f5" draw:formula="37"/><draw:equation draw:name="f6" draw:formula="93"/><draw:equation draw:name="f7" draw:formula="67"/><draw:equation draw:name="f8" draw:formula="167"/><draw:equation draw:name="f9" draw:formula="108"/><draw:equation draw:name="f10" draw:formula="60"/><draw:equation draw:name="f11" draw:formula="169"/><draw:equation draw:name="f12" draw:formula="30"/><draw:equation draw:name="f13" draw:formula="98"/><draw:equation draw:name="f14" draw:formula="1"/><draw:equation draw:name="f15" draw:formula="25"/><draw:equation draw:name="f16" draw:formula="?f2 - ?f0"/><draw:equation draw:name="f17" draw:formula="?f1 - ?f0"/><draw:equation draw:name="f18" draw:formula="?f17 / 116"/><draw:equation draw:name="f19" draw:formula="?f16 / 269"/><draw:equation draw:name="f20" draw:formula="0 * ?f17"/><draw:equation draw:name="f21" draw:formula="0 * ?f16"/><draw:equation draw:name="f22" draw:formula="8 * ?f17"/><draw:equation draw:name="f23" draw:formula="19 * ?f16"/><draw:equation draw:name="f24" draw:formula="37 * ?f17"/><draw:equation draw:name="f25" draw:formula="93 * ?f16"/><draw:equation draw:name="f26" draw:formula="67 * ?f17"/><draw:equation draw:name="f27" draw:formula="167 * ?f16"/><draw:equation draw:name="f28" draw:formula="116 * ?f17"/><draw:equation draw:name="f29" draw:formula="269 * ?f16"/><draw:equation draw:name="f30" draw:formula="108 * ?f17"/><draw:equation draw:name="f31" draw:formula="60 * ?f17"/><draw:equation draw:name="f32" draw:formula="169 * ?f16"/><draw:equation draw:name="f33" draw:formula="30 * ?f17"/><draw:equation draw:name="f34" draw:formula="98 * ?f16"/><draw:equation draw:name="f35" draw:formula="1 * ?f17"/><draw:equation draw:name="f36" draw:formula="25 * ?f16"/><draw:equation draw:name="f37" draw:formula="?f20 / 116"/><draw:equation draw:name="f38" draw:formula="?f21 / 269"/><draw:equation draw:name="f39" draw:formula="?f22 / 116"/><draw:equation draw:name="f40" draw:formula="?f23 / 269"/><draw:equation draw:name="f41" draw:formula="?f24 / 116"/><draw:equation draw:name="f42" draw:formula="?f25 / 269"/><draw:equation draw:name="f43" draw:formula="?f26 / 116"/><draw:equation draw:name="f44" draw:formula="?f27 / 269"/><draw:equation draw:name="f45" draw:formula="?f28 / 116"/><draw:equation draw:name="f46" draw:formula="?f29 / 269"/><draw:equation draw:name="f47" draw:formula="?f30 / 116"/><draw:equation draw:name="f48" draw:formula="?f31 / 116"/><draw:equation draw:name="f49" draw:formula="?f32 / 269"/><draw:equation draw:name="f50" draw:formula="?f33 / 116"/><draw:equation draw:name="f51" draw:formula="?f34 / 269"/><draw:equation draw:name="f52" draw:formula="?f35 / 116"/><draw:equation draw:name="f53" draw:formula="?f36 / 269"/><draw:equation draw:name="f54" draw:formula="0 / ?f18"/><draw:equation draw:name="f55" draw:formula="?f1 / ?f18"/><draw:equation draw:name="f56" draw:formula="0 / ?f19"/><draw:equation draw:name="f57" draw:formula="?f2 / ?f19"/><draw:equation draw:name="f58" draw:formula="?f37 / ?f18"/><draw:equation draw:name="f59" draw:formula="?f38 / ?f19"/><draw:equation draw:name="f60" draw:formula="?f39 / ?f18"/><draw:equation draw:name="f61" draw:formula="?f40 / ?f19"/><draw:equation draw:name="f62" draw:formula="?f41 / ?f18"/><draw:equation draw:name="f63" draw:formula="?f42 / ?f19"/><draw:equation draw:name="f64" draw:formula="?f43 / ?f18"/><draw:equation draw:name="f65" draw:formula="?f44 / ?f19"/><draw:equation draw:name="f66" draw:formula="?f45 / ?f18"/><draw:equation draw:name="f67" draw:formula="?f46 / ?f19"/><draw:equation draw:name="f68" draw:formula="?f47 / ?f18"/><draw:equation draw:name="f69" draw:formula="?f48 / ?f18"/><draw:equation draw:name="f70" draw:formula="?f49 / ?f19"/><draw:equation draw:name="f71" draw:formula="?f50 / ?f18"/><draw:equation draw:name="f72" draw:formula="?f51 / ?f19"/><draw:equation draw:name="f73" draw:formula="?f52 / ?f18"/><draw:equation draw:name="f74" draw:formula="?f53 / ?f19"/></draw:enhanced-geometry></draw:custom-shape><draw:custom-shape svg:x="0.54355in" svg:y="5.40938in" svg:width="0.4351in" svg:height="3.86139in" draw:id="id5" draw:style-name="a5" draw:name="Vrije vorm 22"><svg:title/><svg:desc/><draw:enhanced-geometry draw:type="non-primitive" svg:viewBox="0 0 140 1272" draw:enhanced-path="M ?f0 ?f0 L ?f0 ?f0 ?f3 ?f4 ?f5 ?f6 ?f7 ?f8 ?f9 ?f10 ?f11 ?f12 ?f13 ?f14 ?f15 ?f16 ?f17 ?f18 ?f19 ?f20 ?f1 ?f2 ?f21 ?f22 ?f23 ?f24 ?f25 ?f26 ?f27 ?f14 ?f28 ?f12 ?f29 ?f10 ?f30 ?f8 ?f31 ?f6 ?f0 ?f4 ?f0 ?f0 Z N" draw:text-areas="?f102 ?f104 ?f103 ?f105" draw:glue-points="?f106 ?f107 ?f106 ?f107 ?f108 ?f109 ?f110 ?f111 ?f112 ?f113 ?f114 ?f115 ?f116 ?f117 ?f118 ?f119 ?f120 ?f121 ?f122 ?f123 ?f124 ?f125 ?f126 ?f127 ?f128 ?f129 ?f130 ?f131 ?f132 ?f133 ?f134 ?f119 ?f135 ?f117 ?f136 ?f115 ?f137 ?f113 ?f138 ?f111 ?f106 ?f109 ?f106 ?f107" draw:glue-point-leaving-directions="-90, -90, -90, -90, -90, -90, -90, -90, -90, -90, -90, -90, -90, -90, -90, -90, -90, -90, -90, -90, -90, -90"><draw:equation draw:name="f0" draw:formula="0"/><draw:equation draw:name="f1" draw:formula="140"/><draw:equation draw:name="f2" draw:formula="1272"/><draw:equation draw:name="f3" draw:formula="1"/><draw:equation draw:name="f4" draw:formula="79"/><draw:equation draw:name="f5" draw:formula="3"/><draw:equation draw:name="f6" draw:formula="159"/><draw:equation draw:name="f7" draw:formula="12"/><draw:equation draw:name="f8" draw:formula="317"/><draw:equation draw:name="f9" draw:formula="23"/><draw:equation draw:name="f10" draw:formula="476"/><draw:equation draw:name="f11" draw:formula="39"/><draw:equation draw:name="f12" draw:formula="634"/><draw:equation draw:name="f13" draw:formula="58"/><draw:equation draw:name="f14" draw:formula="792"/><draw:equation draw:name="f15" draw:formula="83"/><draw:equation draw:name="f16" draw:formula="948"/><draw:equation draw:name="f17" draw:formula="107"/><draw:equation draw:name="f18" draw:formula="1086"/><draw:equation draw:name="f19" draw:formula="135"/><draw:equation draw:name="f20" draw:formula="1223"/><draw:equation draw:name="f21" draw:formula="138"/><draw:equation draw:name="f22" draw:formula="1262"/><draw:equation draw:name="f23" draw:formula="105"/><draw:equation draw:name="f24" draw:formula="1106"/><draw:equation draw:name="f25" draw:formula="77"/><draw:equation draw:name="f26" draw:formula="949"/><draw:equation draw:name="f27" draw:formula="53"/><draw:equation draw:name="f28" draw:formula="35"/><draw:equation draw:name="f29" draw:formula="20"/><draw:equation draw:name="f30" draw:formula="9"/><draw:equation draw:name="f31" draw:formula="2"/><draw:equation draw:name="f32" draw:formula="?f2 - ?f0"/><draw:equation draw:name="f33" draw:formula="?f1 - ?f0"/><draw:equation draw:name="f34" draw:formula="?f33 / 140"/><draw:equation draw:name="f35" draw:formula="?f32 / 1272"/><draw:equation draw:name="f36" draw:formula="0 * ?f33"/><draw:equation draw:name="f37" draw:formula="0 * ?f32"/><draw:equation draw:name="f38" draw:formula="1 * ?f33"/><draw:equation draw:name="f39" draw:formula="79 * ?f32"/><draw:equation draw:name="f40" draw:formula="3 * ?f33"/><draw:equation draw:name="f41" draw:formula="159 * ?f32"/><draw:equation draw:name="f42" draw:formula="12 * ?f33"/><draw:equation draw:name="f43" draw:formula="317 * ?f32"/><draw:equation draw:name="f44" draw:formula="23 * ?f33"/><draw:equation draw:name="f45" draw:formula="476 * ?f32"/><draw:equation draw:name="f46" draw:formula="39 * ?f33"/><draw:equation draw:name="f47" draw:formula="634 * ?f32"/><draw:equation draw:name="f48" draw:formula="58 * ?f33"/><draw:equation draw:name="f49" draw:formula="792 * ?f32"/><draw:equation draw:name="f50" draw:formula="83 * ?f33"/><draw:equation draw:name="f51" draw:formula="948 * ?f32"/><draw:equation draw:name="f52" draw:formula="107 * ?f33"/><draw:equation draw:name="f53" draw:formula="1086 * ?f32"/><draw:equation draw:name="f54" draw:formula="135 * ?f33"/><draw:equation draw:name="f55" draw:formula="1223 * ?f32"/><draw:equation draw:name="f56" draw:formula="140 * ?f33"/><draw:equation draw:name="f57" draw:formula="1272 * ?f32"/><draw:equation draw:name="f58" draw:formula="138 * ?f33"/><draw:equation draw:name="f59" draw:formula="1262 * ?f32"/><draw:equation draw:name="f60" draw:formula="105 * ?f33"/><draw:equation draw:name="f61" draw:formula="1106 * ?f32"/><draw:equation draw:name="f62" draw:formula="77 * ?f33"/><draw:equation draw:name="f63" draw:formula="949 * ?f32"/><draw:equation draw:name="f64" draw:formula="53 * ?f33"/><draw:equation draw:name="f65" draw:formula="35 * ?f33"/><draw:equation draw:name="f66" draw:formula="20 * ?f33"/><draw:equation draw:name="f67" draw:formula="9 * ?f33"/><draw:equation draw:name="f68" draw:formula="2 * ?f33"/><draw:equation draw:name="f69" draw:formula="?f36 / 140"/><draw:equation draw:name="f70" draw:formula="?f37 / 1272"/><draw:equation draw:name="f71" draw:formula="?f38 / 140"/><draw:equation draw:name="f72" draw:formula="?f39 / 1272"/><draw:equation draw:name="f73" draw:formula="?f40 / 140"/><draw:equation draw:name="f74" draw:formula="?f41 / 1272"/><draw:equation draw:name="f75" draw:formula="?f42 / 140"/><draw:equation draw:name="f76" draw:formula="?f43 / 1272"/><draw:equation draw:name="f77" draw:formula="?f44 / 140"/><draw:equation draw:name="f78" draw:formula="?f45 / 1272"/><draw:equation draw:name="f79" draw:formula="?f46 / 140"/><draw:equation draw:name="f80" draw:formula="?f47 / 1272"/><draw:equation draw:name="f81" draw:formula="?f48 / 140"/><draw:equation draw:name="f82" draw:formula="?f49 / 1272"/><draw:equation draw:name="f83" draw:formula="?f50 / 140"/><draw:equation draw:name="f84" draw:formula="?f51 / 1272"/><draw:equation draw:name="f85" draw:formula="?f52 / 140"/><draw:equation draw:name="f86" draw:formula="?f53 / 1272"/><draw:equation draw:name="f87" draw:formula="?f54 / 140"/><draw:equation draw:name="f88" draw:formula="?f55 / 1272"/><draw:equation draw:name="f89" draw:formula="?f56 / 140"/><draw:equation draw:name="f90" draw:formula="?f57 / 1272"/><draw:equation draw:name="f91" draw:formula="?f58 / 140"/><draw:equation draw:name="f92" draw:formula="?f59 / 1272"/><draw:equation draw:name="f93" draw:formula="?f60 / 140"/><draw:equation draw:name="f94" draw:formula="?f61 / 1272"/><draw:equation draw:name="f95" draw:formula="?f62 / 140"/><draw:equation draw:name="f96" draw:formula="?f63 / 1272"/><draw:equation draw:name="f97" draw:formula="?f64 / 140"/><draw:equation draw:name="f98" draw:formula="?f65 / 140"/><draw:equation draw:name="f99" draw:formula="?f66 / 140"/><draw:equation draw:name="f100" draw:formula="?f67 / 140"/><draw:equation draw:name="f101" draw:formula="?f68 / 140"/><draw:equation draw:name="f102" draw:formula="0 / ?f34"/><draw:equation draw:name="f103" draw:formula="?f1 / ?f34"/><draw:equation draw:name="f104" draw:formula="0 / ?f35"/><draw:equation draw:name="f105" draw:formula="?f2 / ?f35"/><draw:equation draw:name="f106" draw:formula="?f69 / ?f34"/><draw:equation draw:name="f107" draw:formula="?f70 / ?f35"/><draw:equation draw:name="f108" draw:formula="?f71 / ?f34"/><draw:equation draw:name="f109" draw:formula="?f72 / ?f35"/><draw:equation draw:name="f110" draw:formula="?f73 / ?f34"/><draw:equation draw:name="f111" draw:formula="?f74 / ?f35"/><draw:equation draw:name="f112" draw:formula="?f75 / ?f34"/><draw:equation draw:name="f113" draw:formula="?f76 / ?f35"/><draw:equation draw:name="f114" draw:formula="?f77 / ?f34"/><draw:equation draw:name="f115" draw:formula="?f78 / ?f35"/><draw:equation draw:name="f116" draw:formula="?f79 / ?f34"/><draw:equation draw:name="f117" draw:formula="?f80 / ?f35"/><draw:equation draw:name="f118" draw:formula="?f81 / ?f34"/><draw:equation draw:name="f119" draw:formula="?f82 / ?f35"/><draw:equation draw:name="f120" draw:formula="?f83 / ?f34"/><draw:equation draw:name="f121" draw:formula="?f84 / ?f35"/><draw:equation draw:name="f122" draw:formula="?f85 / ?f34"/><draw:equation draw:name="f123" draw:formula="?f86 / ?f35"/><draw:equation draw:name="f124" draw:formula="?f87 / ?f34"/><draw:equation draw:name="f125" draw:formula="?f88 / ?f35"/><draw:equation draw:name="f126" draw:formula="?f89 / ?f34"/><draw:equation draw:name="f127" draw:formula="?f90 / ?f35"/><draw:equation draw:name="f128" draw:formula="?f91 / ?f34"/><draw:equation draw:name="f129" draw:formula="?f92 / ?f35"/><draw:equation draw:name="f130" draw:formula="?f93 / ?f34"/><draw:equation draw:name="f131" draw:formula="?f94 / ?f35"/><draw:equation draw:name="f132" draw:formula="?f95 / ?f34"/><draw:equation draw:name="f133" draw:formula="?f96 / ?f35"/><draw:equation draw:name="f134" draw:formula="?f97 / ?f34"/><draw:equation draw:name="f135" draw:formula="?f98 / ?f34"/><draw:equation draw:name="f136" draw:formula="?f99 / ?f34"/><draw:equation draw:name="f137" draw:formula="?f100 / ?f34"/><draw:equation draw:name="f138" draw:formula="?f101 / ?f34"/></draw:enhanced-geometry></draw:custom-shape><draw:custom-shape svg:x="0.93514in" svg:y="6.65098in" svg:width="0.13985in" svg:height="2.59248in" draw:id="id6" draw:style-name="a6" draw:name="Vrije vorm 23"><svg:title/><svg:desc/><draw:enhanced-geometry draw:type="non-primitive" svg:viewBox="0 0 45 854" draw:enhanced-path="M ?f1 ?f0 L ?f1 ?f0 ?f3 ?f4 ?f5 ?f6 ?f7 ?f8 ?f9 ?f10 ?f11 ?f12 ?f9 ?f13 ?f7 ?f14 ?f15 ?f2 ?f15 ?f16 ?f17 ?f18 ?f19 ?f14 ?f20 ?f13 ?f0 ?f12 ?f11 ?f10 ?f21 ?f8 ?f22 ?f23 ?f24 ?f4 ?f1 ?f0 Z N" draw:text-areas="?f81 ?f83 ?f82 ?f84" draw:glue-points="?f85 ?f86 ?f85 ?f86 ?f87 ?f88 ?f89 ?f90 ?f91 ?f92 ?f93 ?f94 ?f95 ?f96 ?f93 ?f97 ?f91 ?f98 ?f99 ?f100 ?f99 ?f101 ?f102 ?f103 ?f104 ?f98 ?f105 ?f97 ?f106 ?f96 ?f95 ?f94 ?f107 ?f92 ?f108 ?f109 ?f110 ?f88 ?f85 ?f86" draw:glue-point-leaving-directions="-90, -90, -90, -90, -90, -90, -90, -90, -90, -90, -90, -90, -90, -90, -90, -90, -90, -90, -90, -90"><draw:equation draw:name="f0" draw:formula="0"/><draw:equation draw:name="f1" draw:formula="45"/><draw:equation draw:name="f2" draw:formula="854"/><draw:equation draw:name="f3" draw:formula="35"/><draw:equation draw:name="f4" draw:formula="66"/><draw:equation draw:name="f5" draw:formula="26"/><draw:equation draw:name="f6" draw:formula="133"/><draw:equation draw:name="f7" draw:formula="14"/><draw:equation draw:name="f8" draw:formula="267"/><draw:equation draw:name="f9" draw:formula="6"/><draw:equation draw:name="f10" draw:formula="401"/><draw:equation draw:name="f11" draw:formula="3"/><draw:equation draw:name="f12" draw:formula="534"/><draw:equation draw:name="f13" draw:formula="669"/><draw:equation draw:name="f14" draw:formula="803"/><draw:equation draw:name="f15" draw:formula="18"/><draw:equation draw:name="f16" draw:formula="851"/><draw:equation draw:name="f17" draw:formula="9"/><draw:equation draw:name="f18" draw:formula="814"/><draw:equation draw:name="f19" draw:formula="8"/><draw:equation draw:name="f20" draw:formula="1"/><draw:equation draw:name="f21" draw:formula="12"/><draw:equation draw:name="f22" draw:formula="25"/><draw:equation draw:name="f23" draw:formula="132"/><draw:equation draw:name="f24" draw:formula="34"/><draw:equation draw:name="f25" draw:formula="?f2 - ?f0"/><draw:equation draw:name="f26" draw:formula="?f1 - ?f0"/><draw:equation draw:name="f27" draw:formula="?f26 / 45"/><draw:equation draw:name="f28" draw:formula="?f25 / 854"/><draw:equation draw:name="f29" draw:formula="45 * ?f26"/><draw:equation draw:name="f30" draw:formula="0 * ?f25"/><draw:equation draw:name="f31" draw:formula="35 * ?f26"/><draw:equation draw:name="f32" draw:formula="66 * ?f25"/><draw:equation draw:name="f33" draw:formula="26 * ?f26"/><draw:equation draw:name="f34" draw:formula="133 * ?f25"/><draw:equation draw:name="f35" draw:formula="14 * ?f26"/><draw:equation draw:name="f36" draw:formula="267 * ?f25"/><draw:equation draw:name="f37" draw:formula="6 * ?f26"/><draw:equation draw:name="f38" draw:formula="401 * ?f25"/><draw:equation draw:name="f39" draw:formula="3 * ?f26"/><draw:equation draw:name="f40" draw:formula="534 * ?f25"/><draw:equation draw:name="f41" draw:formula="669 * ?f25"/><draw:equation draw:name="f42" draw:formula="803 * ?f25"/><draw:equation draw:name="f43" draw:formula="18 * ?f26"/><draw:equation draw:name="f44" draw:formula="854 * ?f25"/><draw:equation draw:name="f45" draw:formula="851 * ?f25"/><draw:equation draw:name="f46" draw:formula="9 * ?f26"/><draw:equation draw:name="f47" draw:formula="814 * ?f25"/><draw:equation draw:name="f48" draw:formula="8 * ?f26"/><draw:equation draw:name="f49" draw:formula="1 * ?f26"/><draw:equation draw:name="f50" draw:formula="0 * ?f26"/><draw:equation draw:name="f51" draw:formula="12 * ?f26"/><draw:equation draw:name="f52" draw:formula="25 * ?f26"/><draw:equation draw:name="f53" draw:formula="132 * ?f25"/><draw:equation draw:name="f54" draw:formula="34 * ?f26"/><draw:equation draw:name="f55" draw:formula="?f29 / 45"/><draw:equation draw:name="f56" draw:formula="?f30 / 854"/><draw:equation draw:name="f57" draw:formula="?f31 / 45"/><draw:equation draw:name="f58" draw:formula="?f32 / 854"/><draw:equation draw:name="f59" draw:formula="?f33 / 45"/><draw:equation draw:name="f60" draw:formula="?f34 / 854"/><draw:equation draw:name="f61" draw:formula="?f35 / 45"/><draw:equation draw:name="f62" draw:formula="?f36 / 854"/><draw:equation draw:name="f63" draw:formula="?f37 / 45"/><draw:equation draw:name="f64" draw:formula="?f38 / 854"/><draw:equation draw:name="f65" draw:formula="?f39 / 45"/><draw:equation draw:name="f66" draw:formula="?f40 / 854"/><draw:equation draw:name="f67" draw:formula="?f41 / 854"/><draw:equation draw:name="f68" draw:formula="?f42 / 854"/><draw:equation draw:name="f69" draw:formula="?f43 / 45"/><draw:equation draw:name="f70" draw:formula="?f44 / 854"/><draw:equation draw:name="f71" draw:formula="?f45 / 854"/><draw:equation draw:name="f72" draw:formula="?f46 / 45"/><draw:equation draw:name="f73" draw:formula="?f47 / 854"/><draw:equation draw:name="f74" draw:formula="?f48 / 45"/><draw:equation draw:name="f75" draw:formula="?f49 / 45"/><draw:equation draw:name="f76" draw:formula="?f50 / 45"/><draw:equation draw:name="f77" draw:formula="?f51 / 45"/><draw:equation draw:name="f78" draw:formula="?f52 / 45"/><draw:equation draw:name="f79" draw:formula="?f53 / 854"/><draw:equation draw:name="f80" draw:formula="?f54 / 45"/><draw:equation draw:name="f81" draw:formula="0 / ?f27"/><draw:equation draw:name="f82" draw:formula="?f1 / ?f27"/><draw:equation draw:name="f83" draw:formula="0 / ?f28"/><draw:equation draw:name="f84" draw:formula="?f2 / ?f28"/><draw:equation draw:name="f85" draw:formula="?f55 / ?f27"/><draw:equation draw:name="f86" draw:formula="?f56 / ?f28"/><draw:equation draw:name="f87" draw:formula="?f57 / ?f27"/><draw:equation draw:name="f88" draw:formula="?f58 / ?f28"/><draw:equation draw:name="f89" draw:formula="?f59 / ?f27"/><draw:equation draw:name="f90" draw:formula="?f60 / ?f28"/><draw:equation draw:name="f91" draw:formula="?f61 / ?f27"/><draw:equation draw:name="f92" draw:formula="?f62 / ?f28"/><draw:equation draw:name="f93" draw:formula="?f63 / ?f27"/><draw:equation draw:name="f94" draw:formula="?f64 / ?f28"/><draw:equation draw:name="f95" draw:formula="?f65 / ?f27"/><draw:equation draw:name="f96" draw:formula="?f66 / ?f28"/><draw:equation draw:name="f97" draw:formula="?f67 / ?f28"/><draw:equation draw:name="f98" draw:formula="?f68 / ?f28"/><draw:equation draw:name="f99" draw:formula="?f69 / ?f27"/><draw:equation draw:name="f100" draw:formula="?f70 / ?f28"/><draw:equation draw:name="f101" draw:formula="?f71 / ?f28"/><draw:equation draw:name="f102" draw:formula="?f72 / ?f27"/><draw:equation draw:name="f103" draw:formula="?f73 / ?f28"/><draw:equation draw:name="f104" draw:formula="?f74 / ?f27"/><draw:equation draw:name="f105" draw:formula="?f75 / ?f27"/><draw:equation draw:name="f106" draw:formula="?f76 / ?f27"/><draw:equation draw:name="f107" draw:formula="?f77 / ?f27"/><draw:equation draw:name="f108" draw:formula="?f78 / ?f27"/><draw:equation draw:name="f109" draw:formula="?f79 / ?f28"/><draw:equation draw:name="f110" draw:formula="?f80 / ?f27"/></draw:enhanced-geometry></draw:custom-shape><draw:custom-shape svg:x="0.97865in" svg:y="9.27078in" svg:width="0.47861in" svg:height="1.90945in" draw:id="id7" draw:style-name="a7" draw:name="Vrije vorm 24"><svg:title/><svg:desc/><draw:enhanced-geometry draw:type="non-primitive" svg:viewBox="0 0 154 629" draw:enhanced-path="M ?f0 ?f0 L ?f3 ?f4 ?f5 ?f6 ?f7 ?f8 ?f9 ?f10 ?f11 ?f12 ?f13 ?f14 ?f15 ?f16 ?f17 ?f18 ?f19 ?f20 ?f1 ?f2 ?f21 ?f22 ?f23 ?f24 ?f25 ?f26 ?f27 ?f28 ?f29 ?f30 ?f31 ?f8 ?f32 ?f33 ?f0 ?f0 Z N" draw:text-areas="?f108 ?f110 ?f109 ?f111" draw:glue-points="?f112 ?f113 ?f114 ?f115 ?f116 ?f117 ?f118 ?f119 ?f120 ?f121 ?f122 ?f123 ?f124 ?f125 ?f126 ?f127 ?f128 ?f129 ?f130 ?f131 ?f132 ?f133 ?f134 ?f135 ?f136 ?f137 ?f138 ?f139 ?f140 ?f141 ?f142 ?f143 ?f144 ?f119 ?f145 ?f146 ?f112 ?f113" draw:glue-point-leaving-directions="-90, -90, -90, -90, -90, -90, -90, -90, -90, -90, -90, -90, -90, -90, -90, -90, -90, -90, -90"><draw:equation draw:name="f0" draw:formula="0"/><draw:equation draw:name="f1" draw:formula="154"/><draw:equation draw:name="f2" draw:formula="629"/><draw:equation draw:name="f3" draw:formula="10"/><draw:equation draw:name="f4" draw:formula="44"/><draw:equation draw:name="f5" draw:formula="21"/><draw:equation draw:name="f6" draw:formula="126"/><draw:equation draw:name="f7" draw:formula="34"/><draw:equation draw:name="f8" draw:formula="207"/><draw:equation draw:name="f9" draw:formula="53"/><draw:equation draw:name="f10" draw:formula="293"/><draw:equation draw:name="f11" draw:formula="75"/><draw:equation draw:name="f12" draw:formula="380"/><draw:equation draw:name="f13" draw:formula="100"/><draw:equation draw:name="f14" draw:formula="466"/><draw:equation draw:name="f15" draw:formula="120"/><draw:equation draw:name="f16" draw:formula="521"/><draw:equation draw:name="f17" draw:formula="141"/><draw:equation draw:name="f18" draw:formula="576"/><draw:equation draw:name="f19" draw:formula="152"/><draw:equation draw:name="f20" draw:formula="618"/><draw:equation draw:name="f21" draw:formula="140"/><draw:equation draw:name="f22" draw:formula="595"/><draw:equation draw:name="f23" draw:formula="115"/><draw:equation draw:name="f24" draw:formula="532"/><draw:equation draw:name="f25" draw:formula="93"/><draw:equation draw:name="f26" draw:formula="468"/><draw:equation draw:name="f27" draw:formula="67"/><draw:equation draw:name="f28" draw:formula="383"/><draw:equation draw:name="f29" draw:formula="47"/><draw:equation draw:name="f30" draw:formula="295"/><draw:equation draw:name="f31" draw:formula="28"/><draw:equation draw:name="f32" draw:formula="12"/><draw:equation draw:name="f33" draw:formula="104"/><draw:equation draw:name="f34" draw:formula="?f2 - ?f0"/><draw:equation draw:name="f35" draw:formula="?f1 - ?f0"/><draw:equation draw:name="f36" draw:formula="?f35 / 154"/><draw:equation draw:name="f37" draw:formula="?f34 / 629"/><draw:equation draw:name="f38" draw:formula="0 * ?f35"/><draw:equation draw:name="f39" draw:formula="0 * ?f34"/><draw:equation draw:name="f40" draw:formula="10 * ?f35"/><draw:equation draw:name="f41" draw:formula="44 * ?f34"/><draw:equation draw:name="f42" draw:formula="21 * ?f35"/><draw:equation draw:name="f43" draw:formula="126 * ?f34"/><draw:equation draw:name="f44" draw:formula="34 * ?f35"/><draw:equation draw:name="f45" draw:formula="207 * ?f34"/><draw:equation draw:name="f46" draw:formula="53 * ?f35"/><draw:equation draw:name="f47" draw:formula="293 * ?f34"/><draw:equation draw:name="f48" draw:formula="75 * ?f35"/><draw:equation draw:name="f49" draw:formula="380 * ?f34"/><draw:equation draw:name="f50" draw:formula="100 * ?f35"/><draw:equation draw:name="f51" draw:formula="466 * ?f34"/><draw:equation draw:name="f52" draw:formula="120 * ?f35"/><draw:equation draw:name="f53" draw:formula="521 * ?f34"/><draw:equation draw:name="f54" draw:formula="141 * ?f35"/><draw:equation draw:name="f55" draw:formula="576 * ?f34"/><draw:equation draw:name="f56" draw:formula="152 * ?f35"/><draw:equation draw:name="f57" draw:formula="618 * ?f34"/><draw:equation draw:name="f58" draw:formula="154 * ?f35"/><draw:equation draw:name="f59" draw:formula="629 * ?f34"/><draw:equation draw:name="f60" draw:formula="140 * ?f35"/><draw:equation draw:name="f61" draw:formula="595 * ?f34"/><draw:equation draw:name="f62" draw:formula="115 * ?f35"/><draw:equation draw:name="f63" draw:formula="532 * ?f34"/><draw:equation draw:name="f64" draw:formula="93 * ?f35"/><draw:equation draw:name="f65" draw:formula="468 * ?f34"/><draw:equation draw:name="f66" draw:formula="67 * ?f35"/><draw:equation draw:name="f67" draw:formula="383 * ?f34"/><draw:equation draw:name="f68" draw:formula="47 * ?f35"/><draw:equation draw:name="f69" draw:formula="295 * ?f34"/><draw:equation draw:name="f70" draw:formula="28 * ?f35"/><draw:equation draw:name="f71" draw:formula="12 * ?f35"/><draw:equation draw:name="f72" draw:formula="104 * ?f34"/><draw:equation draw:name="f73" draw:formula="?f38 / 154"/><draw:equation draw:name="f74" draw:formula="?f39 / 629"/><draw:equation draw:name="f75" draw:formula="?f40 / 154"/><draw:equation draw:name="f76" draw:formula="?f41 / 629"/><draw:equation draw:name="f77" draw:formula="?f42 / 154"/><draw:equation draw:name="f78" draw:formula="?f43 / 629"/><draw:equation draw:name="f79" draw:formula="?f44 / 154"/><draw:equation draw:name="f80" draw:formula="?f45 / 629"/><draw:equation draw:name="f81" draw:formula="?f46 / 154"/><draw:equation draw:name="f82" draw:formula="?f47 / 629"/><draw:equation draw:name="f83" draw:formula="?f48 / 154"/><draw:equation draw:name="f84" draw:formula="?f49 / 629"/><draw:equation draw:name="f85" draw:formula="?f50 / 154"/><draw:equation draw:name="f86" draw:formula="?f51 / 629"/><draw:equation draw:name="f87" draw:formula="?f52 / 154"/><draw:equation draw:name="f88" draw:formula="?f53 / 629"/><draw:equation draw:name="f89" draw:formula="?f54 / 154"/><draw:equation draw:name="f90" draw:formula="?f55 / 629"/><draw:equation draw:name="f91" draw:formula="?f56 / 154"/><draw:equation draw:name="f92" draw:formula="?f57 / 629"/><draw:equation draw:name="f93" draw:formula="?f58 / 154"/><draw:equation draw:name="f94" draw:formula="?f59 / 629"/><draw:equation draw:name="f95" draw:formula="?f60 / 154"/><draw:equation draw:name="f96" draw:formula="?f61 / 629"/><draw:equation draw:name="f97" draw:formula="?f62 / 154"/><draw:equation draw:name="f98" draw:formula="?f63 / 629"/><draw:equation draw:name="f99" draw:formula="?f64 / 154"/><draw:equation draw:name="f100" draw:formula="?f65 / 629"/><draw:equation draw:name="f101" draw:formula="?f66 / 154"/><draw:equation draw:name="f102" draw:formula="?f67 / 629"/><draw:equation draw:name="f103" draw:formula="?f68 / 154"/><draw:equation draw:name="f104" draw:formula="?f69 / 629"/><draw:equation draw:name="f105" draw:formula="?f70 / 154"/><draw:equation draw:name="f106" draw:formula="?f71 / 154"/><draw:equation draw:name="f107" draw:formula="?f72 / 629"/><draw:equation draw:name="f108" draw:formula="0 / ?f36"/><draw:equation draw:name="f109" draw:formula="?f1 / ?f36"/><draw:equation draw:name="f110" draw:formula="0 / ?f37"/><draw:equation draw:name="f111" draw:formula="?f2 / ?f37"/><draw:equation draw:name="f112" draw:formula="?f73 / ?f36"/><draw:equation draw:name="f113" draw:formula="?f74 / ?f37"/><draw:equation draw:name="f114" draw:formula="?f75 / ?f36"/><draw:equation draw:name="f115" draw:formula="?f76 / ?f37"/><draw:equation draw:name="f116" draw:formula="?f77 / ?f36"/><draw:equation draw:name="f117" draw:formula="?f78 / ?f37"/><draw:equation draw:name="f118" draw:formula="?f79 / ?f36"/><draw:equation draw:name="f119" draw:formula="?f80 / ?f37"/><draw:equation draw:name="f120" draw:formula="?f81 / ?f36"/><draw:equation draw:name="f121" draw:formula="?f82 / ?f37"/><draw:equation draw:name="f122" draw:formula="?f83 / ?f36"/><draw:equation draw:name="f123" draw:formula="?f84 / ?f37"/><draw:equation draw:name="f124" draw:formula="?f85 / ?f36"/><draw:equation draw:name="f125" draw:formula="?f86 / ?f37"/><draw:equation draw:name="f126" draw:formula="?f87 / ?f36"/><draw:equation draw:name="f127" draw:formula="?f88 / ?f37"/><draw:equation draw:name="f128" draw:formula="?f89 / ?f36"/><draw:equation draw:name="f129" draw:formula="?f90 / ?f37"/><draw:equation draw:name="f130" draw:formula="?f91 / ?f36"/><draw:equation draw:name="f131" draw:formula="?f92 / ?f37"/><draw:equation draw:name="f132" draw:formula="?f93 / ?f36"/><draw:equation draw:name="f133" draw:formula="?f94 / ?f37"/><draw:equation draw:name="f134" draw:formula="?f95 / ?f36"/><draw:equation draw:name="f135" draw:formula="?f96 / ?f37"/><draw:equation draw:name="f136" draw:formula="?f97 / ?f36"/><draw:equation draw:name="f137" draw:formula="?f98 / ?f37"/><draw:equation draw:name="f138" draw:formula="?f99 / ?f36"/><draw:equation draw:name="f139" draw:formula="?f100 / ?f37"/><draw:equation draw:name="f140" draw:formula="?f101 / ?f36"/><draw:equation draw:name="f141" draw:formula="?f102 / ?f37"/><draw:equation draw:name="f142" draw:formula="?f103 / ?f36"/><draw:equation draw:name="f143" draw:formula="?f104 / ?f37"/><draw:equation draw:name="f144" draw:formula="?f105 / ?f36"/><draw:equation draw:name="f145" draw:formula="?f106 / ?f36"/><draw:equation draw:name="f146" draw:formula="?f107 / ?f37"/></draw:enhanced-geometry></draw:custom-shape><draw:custom-shape svg:x="1.48211in" svg:y="11.16808in" svg:width="0.10256in" svg:height="0.20946in" draw:id="id8" draw:style-name="a8" draw:name="Vrije vorm 25"><svg:title/><svg:desc/><draw:enhanced-geometry draw:type="non-primitive" svg:viewBox="0 0 33 69"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69"/><draw:equation draw:name="f3" draw:formula="24"/><draw:equation draw:name="f4" draw:formula="12"/><draw:equation draw:name="f5" draw:formula="35"/><draw:equation draw:name="f6" draw:formula="?f2 - ?f0"/><draw:equation draw:name="f7" draw:formula="?f1 - ?f0"/><draw:equation draw:name="f8" draw:formula="?f7 / 33"/><draw:equation draw:name="f9" draw:formula="?f6 / 69"/><draw:equation draw:name="f10" draw:formula="0 * ?f7"/><draw:equation draw:name="f11" draw:formula="0 * ?f6"/><draw:equation draw:name="f12" draw:formula="33 * ?f7"/><draw:equation draw:name="f13" draw:formula="69 * ?f6"/><draw:equation draw:name="f14" draw:formula="24 * ?f7"/><draw:equation draw:name="f15" draw:formula="12 * ?f7"/><draw:equation draw:name="f16" draw:formula="35 * ?f6"/><draw:equation draw:name="f17" draw:formula="?f10 / 33"/><draw:equation draw:name="f18" draw:formula="?f11 / 69"/><draw:equation draw:name="f19" draw:formula="?f12 / 33"/><draw:equation draw:name="f20" draw:formula="?f13 / 69"/><draw:equation draw:name="f21" draw:formula="?f14 / 33"/><draw:equation draw:name="f22" draw:formula="?f15 / 33"/><draw:equation draw:name="f23" draw:formula="?f16 / 69"/><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9631in" svg:y="9.12203in" svg:width="0.04662in" svg:height="0.28232in" draw:id="id9" draw:style-name="a9" draw:name="Vrije vorm 26"><svg:title/><svg:desc/><draw:enhanced-geometry draw:type="non-primitive" svg:viewBox="0 0 15 93"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3"/><draw:equation draw:name="f3" draw:formula="9"/><draw:equation draw:name="f4" draw:formula="37"/><draw:equation draw:name="f5" draw:formula="40"/><draw:equation draw:name="f6" draw:formula="5"/><draw:equation draw:name="f7" draw:formula="49"/><draw:equation draw:name="f8" draw:formula="?f2 - ?f0"/><draw:equation draw:name="f9" draw:formula="?f1 - ?f0"/><draw:equation draw:name="f10" draw:formula="?f9 / 15"/><draw:equation draw:name="f11" draw:formula="?f8 / 93"/><draw:equation draw:name="f12" draw:formula="0 * ?f9"/><draw:equation draw:name="f13" draw:formula="0 * ?f8"/><draw:equation draw:name="f14" draw:formula="9 * ?f9"/><draw:equation draw:name="f15" draw:formula="37 * ?f8"/><draw:equation draw:name="f16" draw:formula="40 * ?f8"/><draw:equation draw:name="f17" draw:formula="15 * ?f9"/><draw:equation draw:name="f18" draw:formula="93 * ?f8"/><draw:equation draw:name="f19" draw:formula="5 * ?f9"/><draw:equation draw:name="f20" draw:formula="49 * ?f8"/><draw:equation draw:name="f21" draw:formula="?f12 / 15"/><draw:equation draw:name="f22" draw:formula="?f13 / 93"/><draw:equation draw:name="f23" draw:formula="?f14 / 15"/><draw:equation draw:name="f24" draw:formula="?f15 / 93"/><draw:equation draw:name="f25" draw:formula="?f16 / 93"/><draw:equation draw:name="f26" draw:formula="?f17 / 15"/><draw:equation draw:name="f27" draw:formula="?f18 / 93"/><draw:equation draw:name="f28" draw:formula="?f19 / 15"/><draw:equation draw:name="f29" draw:formula="?f20 / 93"/><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37023in" svg:y="8.23561in" svg:width="1.22449in" svg:height="2.32534in" draw:id="id10" draw:style-name="a10" draw:name="Vrije vorm 27"><svg:title/><svg:desc/><draw:enhanced-geometry draw:type="non-primitive" svg:viewBox="0 0 394 766" draw:enhanced-path="M ?f1 ?f0 L ?f1 ?f0 ?f3 ?f4 ?f5 ?f6 ?f7 ?f8 ?f9 ?f10 ?f11 ?f12 ?f13 ?f14 ?f15 ?f16 ?f17 ?f18 ?f19 ?f20 ?f21 ?f22 ?f23 ?f24 ?f25 ?f26 ?f27 ?f28 ?f29 ?f2 ?f0 ?f30 ?f31 ?f32 ?f27 ?f26 ?f33 ?f34 ?f35 ?f36 ?f37 ?f38 ?f39 ?f40 ?f41 ?f42 ?f43 ?f44 ?f45 ?f46 ?f47 ?f48 ?f49 ?f50 ?f51 ?f52 ?f53 ?f54 ?f1 ?f0 Z N" draw:text-areas="?f171 ?f173 ?f172 ?f174" draw:glue-points="?f175 ?f176 ?f175 ?f176 ?f177 ?f178 ?f179 ?f180 ?f181 ?f182 ?f183 ?f184 ?f185 ?f186 ?f187 ?f188 ?f189 ?f190 ?f191 ?f192 ?f193 ?f194 ?f195 ?f196 ?f197 ?f198 ?f199 ?f200 ?f201 ?f202 ?f203 ?f204 ?f205 ?f206 ?f207 ?f208 ?f201 ?f200 ?f209 ?f210 ?f211 ?f212 ?f213 ?f214 ?f215 ?f216 ?f217 ?f218 ?f219 ?f220 ?f221 ?f222 ?f223 ?f224 ?f225 ?f226 ?f227 ?f228 ?f229 ?f230 ?f175 ?f176" draw:glue-point-leaving-directions="-90, -90, -90, -90, -90, -90, -90, -90, -90, -90, -90, -90, -90, -90, -90, -90, -90, -90, -90, -90, -90, -90, -90, -90, -90, -90, -90, -90, -90, -90, -90"><draw:equation draw:name="f0" draw:formula="0"/><draw:equation draw:name="f1" draw:formula="394"/><draw:equation draw:name="f2" draw:formula="766"/><draw:equation draw:name="f3" draw:formula="356"/><draw:equation draw:name="f4" draw:formula="38"/><draw:equation draw:name="f5" draw:formula="319"/><draw:equation draw:name="f6" draw:formula="77"/><draw:equation draw:name="f7" draw:formula="284"/><draw:equation draw:name="f8" draw:formula="117"/><draw:equation draw:name="f9" draw:formula="249"/><draw:equation draw:name="f10" draw:formula="160"/><draw:equation draw:name="f11" draw:formula="207"/><draw:equation draw:name="f12" draw:formula="218"/><draw:equation draw:name="f13" draw:formula="168"/><draw:equation draw:name="f14" draw:formula="276"/><draw:equation draw:name="f15" draw:formula="131"/><draw:equation draw:name="f16" draw:formula="339"/><draw:equation draw:name="f17" draw:formula="98"/><draw:equation draw:name="f18" draw:formula="402"/><draw:equation draw:name="f19" draw:formula="69"/><draw:equation draw:name="f20" draw:formula="467"/><draw:equation draw:name="f21" draw:formula="45"/><draw:equation draw:name="f22" draw:formula="535"/><draw:equation draw:name="f23" draw:formula="26"/><draw:equation draw:name="f24" draw:formula="604"/><draw:equation draw:name="f25" draw:formula="14"/><draw:equation draw:name="f26" draw:formula="673"/><draw:equation draw:name="f27" draw:formula="7"/><draw:equation draw:name="f28" draw:formula="746"/><draw:equation draw:name="f29" draw:formula="6"/><draw:equation draw:name="f30" draw:formula="749"/><draw:equation draw:name="f31" draw:formula="1"/><draw:equation draw:name="f32" draw:formula="744"/><draw:equation draw:name="f33" draw:formula="21"/><draw:equation draw:name="f34" draw:formula="603"/><draw:equation draw:name="f35" draw:formula="40"/><draw:equation draw:name="f36" draw:formula="533"/><draw:equation draw:name="f37" draw:formula="65"/><draw:equation draw:name="f38" draw:formula="466"/><draw:equation draw:name="f39" draw:formula="94"/><draw:equation draw:name="f40" draw:formula="400"/><draw:equation draw:name="f41" draw:formula="127"/><draw:equation draw:name="f42" draw:formula="336"/><draw:equation draw:name="f43" draw:formula="164"/><draw:equation draw:name="f44" draw:formula="275"/><draw:equation draw:name="f45" draw:formula="204"/><draw:equation draw:name="f46" draw:formula="215"/><draw:equation draw:name="f47" draw:formula="248"/><draw:equation draw:name="f48" draw:formula="158"/><draw:equation draw:name="f49" draw:formula="282"/><draw:equation draw:name="f50" draw:formula="116"/><draw:equation draw:name="f51" draw:formula="318"/><draw:equation draw:name="f52" draw:formula="76"/><draw:equation draw:name="f53" draw:formula="354"/><draw:equation draw:name="f54" draw:formula="37"/><draw:equation draw:name="f55" draw:formula="?f2 - ?f0"/><draw:equation draw:name="f56" draw:formula="?f1 - ?f0"/><draw:equation draw:name="f57" draw:formula="?f56 / 394"/><draw:equation draw:name="f58" draw:formula="?f55 / 766"/><draw:equation draw:name="f59" draw:formula="394 * ?f56"/><draw:equation draw:name="f60" draw:formula="0 * ?f55"/><draw:equation draw:name="f61" draw:formula="356 * ?f56"/><draw:equation draw:name="f62" draw:formula="38 * ?f55"/><draw:equation draw:name="f63" draw:formula="319 * ?f56"/><draw:equation draw:name="f64" draw:formula="77 * ?f55"/><draw:equation draw:name="f65" draw:formula="284 * ?f56"/><draw:equation draw:name="f66" draw:formula="117 * ?f55"/><draw:equation draw:name="f67" draw:formula="249 * ?f56"/><draw:equation draw:name="f68" draw:formula="160 * ?f55"/><draw:equation draw:name="f69" draw:formula="207 * ?f56"/><draw:equation draw:name="f70" draw:formula="218 * ?f55"/><draw:equation draw:name="f71" draw:formula="168 * ?f56"/><draw:equation draw:name="f72" draw:formula="276 * ?f55"/><draw:equation draw:name="f73" draw:formula="131 * ?f56"/><draw:equation draw:name="f74" draw:formula="339 * ?f55"/><draw:equation draw:name="f75" draw:formula="98 * ?f56"/><draw:equation draw:name="f76" draw:formula="402 * ?f55"/><draw:equation draw:name="f77" draw:formula="69 * ?f56"/><draw:equation draw:name="f78" draw:formula="467 * ?f55"/><draw:equation draw:name="f79" draw:formula="45 * ?f56"/><draw:equation draw:name="f80" draw:formula="535 * ?f55"/><draw:equation draw:name="f81" draw:formula="26 * ?f56"/><draw:equation draw:name="f82" draw:formula="604 * ?f55"/><draw:equation draw:name="f83" draw:formula="14 * ?f56"/><draw:equation draw:name="f84" draw:formula="673 * ?f55"/><draw:equation draw:name="f85" draw:formula="7 * ?f56"/><draw:equation draw:name="f86" draw:formula="746 * ?f55"/><draw:equation draw:name="f87" draw:formula="6 * ?f56"/><draw:equation draw:name="f88" draw:formula="766 * ?f55"/><draw:equation draw:name="f89" draw:formula="0 * ?f56"/><draw:equation draw:name="f90" draw:formula="749 * ?f55"/><draw:equation draw:name="f91" draw:formula="1 * ?f56"/><draw:equation draw:name="f92" draw:formula="744 * ?f55"/><draw:equation draw:name="f93" draw:formula="21 * ?f56"/><draw:equation draw:name="f94" draw:formula="603 * ?f55"/><draw:equation draw:name="f95" draw:formula="40 * ?f56"/><draw:equation draw:name="f96" draw:formula="533 * ?f55"/><draw:equation draw:name="f97" draw:formula="65 * ?f56"/><draw:equation draw:name="f98" draw:formula="466 * ?f55"/><draw:equation draw:name="f99" draw:formula="94 * ?f56"/><draw:equation draw:name="f100" draw:formula="400 * ?f55"/><draw:equation draw:name="f101" draw:formula="127 * ?f56"/><draw:equation draw:name="f102" draw:formula="336 * ?f55"/><draw:equation draw:name="f103" draw:formula="164 * ?f56"/><draw:equation draw:name="f104" draw:formula="275 * ?f55"/><draw:equation draw:name="f105" draw:formula="204 * ?f56"/><draw:equation draw:name="f106" draw:formula="215 * ?f55"/><draw:equation draw:name="f107" draw:formula="248 * ?f56"/><draw:equation draw:name="f108" draw:formula="158 * ?f55"/><draw:equation draw:name="f109" draw:formula="282 * ?f56"/><draw:equation draw:name="f110" draw:formula="116 * ?f55"/><draw:equation draw:name="f111" draw:formula="318 * ?f56"/><draw:equation draw:name="f112" draw:formula="76 * ?f55"/><draw:equation draw:name="f113" draw:formula="354 * ?f56"/><draw:equation draw:name="f114" draw:formula="37 * ?f55"/><draw:equation draw:name="f115" draw:formula="?f59 / 394"/><draw:equation draw:name="f116" draw:formula="?f60 / 766"/><draw:equation draw:name="f117" draw:formula="?f61 / 394"/><draw:equation draw:name="f118" draw:formula="?f62 / 766"/><draw:equation draw:name="f119" draw:formula="?f63 / 394"/><draw:equation draw:name="f120" draw:formula="?f64 / 766"/><draw:equation draw:name="f121" draw:formula="?f65 / 394"/><draw:equation draw:name="f122" draw:formula="?f66 / 766"/><draw:equation draw:name="f123" draw:formula="?f67 / 394"/><draw:equation draw:name="f124" draw:formula="?f68 / 766"/><draw:equation draw:name="f125" draw:formula="?f69 / 394"/><draw:equation draw:name="f126" draw:formula="?f70 / 766"/><draw:equation draw:name="f127" draw:formula="?f71 / 394"/><draw:equation draw:name="f128" draw:formula="?f72 / 766"/><draw:equation draw:name="f129" draw:formula="?f73 / 394"/><draw:equation draw:name="f130" draw:formula="?f74 / 766"/><draw:equation draw:name="f131" draw:formula="?f75 / 394"/><draw:equation draw:name="f132" draw:formula="?f76 / 766"/><draw:equation draw:name="f133" draw:formula="?f77 / 394"/><draw:equation draw:name="f134" draw:formula="?f78 / 766"/><draw:equation draw:name="f135" draw:formula="?f79 / 394"/><draw:equation draw:name="f136" draw:formula="?f80 / 766"/><draw:equation draw:name="f137" draw:formula="?f81 / 394"/><draw:equation draw:name="f138" draw:formula="?f82 / 766"/><draw:equation draw:name="f139" draw:formula="?f83 / 394"/><draw:equation draw:name="f140" draw:formula="?f84 / 766"/><draw:equation draw:name="f141" draw:formula="?f85 / 394"/><draw:equation draw:name="f142" draw:formula="?f86 / 766"/><draw:equation draw:name="f143" draw:formula="?f87 / 394"/><draw:equation draw:name="f144" draw:formula="?f88 / 766"/><draw:equation draw:name="f145" draw:formula="?f89 / 394"/><draw:equation draw:name="f146" draw:formula="?f90 / 766"/><draw:equation draw:name="f147" draw:formula="?f91 / 394"/><draw:equation draw:name="f148" draw:formula="?f92 / 766"/><draw:equation draw:name="f149" draw:formula="?f93 / 394"/><draw:equation draw:name="f150" draw:formula="?f94 / 766"/><draw:equation draw:name="f151" draw:formula="?f95 / 394"/><draw:equation draw:name="f152" draw:formula="?f96 / 766"/><draw:equation draw:name="f153" draw:formula="?f97 / 394"/><draw:equation draw:name="f154" draw:formula="?f98 / 766"/><draw:equation draw:name="f155" draw:formula="?f99 / 394"/><draw:equation draw:name="f156" draw:formula="?f100 / 766"/><draw:equation draw:name="f157" draw:formula="?f101 / 394"/><draw:equation draw:name="f158" draw:formula="?f102 / 766"/><draw:equation draw:name="f159" draw:formula="?f103 / 394"/><draw:equation draw:name="f160" draw:formula="?f104 / 766"/><draw:equation draw:name="f161" draw:formula="?f105 / 394"/><draw:equation draw:name="f162" draw:formula="?f106 / 766"/><draw:equation draw:name="f163" draw:formula="?f107 / 394"/><draw:equation draw:name="f164" draw:formula="?f108 / 766"/><draw:equation draw:name="f165" draw:formula="?f109 / 394"/><draw:equation draw:name="f166" draw:formula="?f110 / 766"/><draw:equation draw:name="f167" draw:formula="?f111 / 394"/><draw:equation draw:name="f168" draw:formula="?f112 / 766"/><draw:equation draw:name="f169" draw:formula="?f113 / 394"/><draw:equation draw:name="f170" draw:formula="?f114 / 766"/><draw:equation draw:name="f171" draw:formula="0 / ?f57"/><draw:equation draw:name="f172" draw:formula="?f1 / ?f57"/><draw:equation draw:name="f173" draw:formula="0 / ?f58"/><draw:equation draw:name="f174" draw:formula="?f2 / ?f58"/><draw:equation draw:name="f175" draw:formula="?f115 / ?f57"/><draw:equation draw:name="f176" draw:formula="?f116 / ?f58"/><draw:equation draw:name="f177" draw:formula="?f117 / ?f57"/><draw:equation draw:name="f178" draw:formula="?f118 / ?f58"/><draw:equation draw:name="f179" draw:formula="?f119 / ?f57"/><draw:equation draw:name="f180" draw:formula="?f120 / ?f58"/><draw:equation draw:name="f181" draw:formula="?f121 / ?f57"/><draw:equation draw:name="f182" draw:formula="?f122 / ?f58"/><draw:equation draw:name="f183" draw:formula="?f123 / ?f57"/><draw:equation draw:name="f184" draw:formula="?f124 / ?f58"/><draw:equation draw:name="f185" draw:formula="?f125 / ?f57"/><draw:equation draw:name="f186" draw:formula="?f126 / ?f58"/><draw:equation draw:name="f187" draw:formula="?f127 / ?f57"/><draw:equation draw:name="f188" draw:formula="?f128 / ?f58"/><draw:equation draw:name="f189" draw:formula="?f129 / ?f57"/><draw:equation draw:name="f190" draw:formula="?f130 / ?f58"/><draw:equation draw:name="f191" draw:formula="?f131 / ?f57"/><draw:equation draw:name="f192" draw:formula="?f132 / ?f58"/><draw:equation draw:name="f193" draw:formula="?f133 / ?f57"/><draw:equation draw:name="f194" draw:formula="?f134 / ?f58"/><draw:equation draw:name="f195" draw:formula="?f135 / ?f57"/><draw:equation draw:name="f196" draw:formula="?f136 / ?f58"/><draw:equation draw:name="f197" draw:formula="?f137 / ?f57"/><draw:equation draw:name="f198" draw:formula="?f138 / ?f58"/><draw:equation draw:name="f199" draw:formula="?f139 / ?f57"/><draw:equation draw:name="f200" draw:formula="?f140 / ?f58"/><draw:equation draw:name="f201" draw:formula="?f141 / ?f57"/><draw:equation draw:name="f202" draw:formula="?f142 / ?f58"/><draw:equation draw:name="f203" draw:formula="?f143 / ?f57"/><draw:equation draw:name="f204" draw:formula="?f144 / ?f58"/><draw:equation draw:name="f205" draw:formula="?f145 / ?f57"/><draw:equation draw:name="f206" draw:formula="?f146 / ?f58"/><draw:equation draw:name="f207" draw:formula="?f147 / ?f57"/><draw:equation draw:name="f208" draw:formula="?f148 / ?f58"/><draw:equation draw:name="f209" draw:formula="?f149 / ?f57"/><draw:equation draw:name="f210" draw:formula="?f150 / ?f58"/><draw:equation draw:name="f211" draw:formula="?f151 / ?f57"/><draw:equation draw:name="f212" draw:formula="?f152 / ?f58"/><draw:equation draw:name="f213" draw:formula="?f153 / ?f57"/><draw:equation draw:name="f214" draw:formula="?f154 / ?f58"/><draw:equation draw:name="f215" draw:formula="?f155 / ?f57"/><draw:equation draw:name="f216" draw:formula="?f156 / ?f58"/><draw:equation draw:name="f217" draw:formula="?f157 / ?f57"/><draw:equation draw:name="f218" draw:formula="?f158 / ?f58"/><draw:equation draw:name="f219" draw:formula="?f159 / ?f57"/><draw:equation draw:name="f220" draw:formula="?f160 / ?f58"/><draw:equation draw:name="f221" draw:formula="?f161 / ?f57"/><draw:equation draw:name="f222" draw:formula="?f162 / ?f58"/><draw:equation draw:name="f223" draw:formula="?f163 / ?f57"/><draw:equation draw:name="f224" draw:formula="?f164 / ?f58"/><draw:equation draw:name="f225" draw:formula="?f165 / ?f57"/><draw:equation draw:name="f226" draw:formula="?f166 / ?f58"/><draw:equation draw:name="f227" draw:formula="?f167 / ?f57"/><draw:equation draw:name="f228" draw:formula="?f168 / ?f58"/><draw:equation draw:name="f229" draw:formula="?f169 / ?f57"/><draw:equation draw:name="f230" draw:formula="?f170 / ?f58"/></draw:enhanced-geometry></draw:custom-shape><draw:custom-shape svg:x="1.37023in" svg:y="10.57916in" svg:width="0.11188in" svg:height="0.58892in" draw:id="id11" draw:style-name="a11" draw:name="Vrije vorm 28"><svg:title/><svg:desc/><draw:enhanced-geometry draw:type="non-primitive" svg:viewBox="0 0 36 194" draw:enhanced-path="M ?f0 ?f0 L ?f3 ?f4 ?f5 ?f6 ?f7 ?f8 ?f9 ?f10 ?f11 ?f12 ?f1 ?f2 ?f13 ?f14 ?f15 ?f16 ?f17 ?f18 ?f19 ?f20 ?f0 ?f0 Z N" draw:text-areas="?f69 ?f71 ?f70 ?f72" draw:glue-points="?f73 ?f74 ?f75 ?f76 ?f77 ?f78 ?f79 ?f80 ?f81 ?f82 ?f83 ?f84 ?f85 ?f86 ?f87 ?f88 ?f89 ?f90 ?f91 ?f92 ?f93 ?f94 ?f73 ?f74" draw:glue-point-leaving-directions="-90, -90, -90, -90, -90, -90, -90, -90, -90, -90, -90, -90"><draw:equation draw:name="f0" draw:formula="0"/><draw:equation draw:name="f1" draw:formula="36"/><draw:equation draw:name="f2" draw:formula="194"/><draw:equation draw:name="f3" draw:formula="6"/><draw:equation draw:name="f4" draw:formula="16"/><draw:equation draw:name="f5" draw:formula="7"/><draw:equation draw:name="f6" draw:formula="19"/><draw:equation draw:name="f7" draw:formula="11"/><draw:equation draw:name="f8" draw:formula="80"/><draw:equation draw:name="f9" draw:formula="20"/><draw:equation draw:name="f10" draw:formula="132"/><draw:equation draw:name="f11" draw:formula="33"/><draw:equation draw:name="f12" draw:formula="185"/><draw:equation draw:name="f13" draw:formula="21"/><draw:equation draw:name="f14" draw:formula="161"/><draw:equation draw:name="f15" draw:formula="15"/><draw:equation draw:name="f16" draw:formula="145"/><draw:equation draw:name="f17" draw:formula="5"/><draw:equation draw:name="f18" draw:formula="81"/><draw:equation draw:name="f19" draw:formula="1"/><draw:equation draw:name="f20" draw:formula="41"/><draw:equation draw:name="f21" draw:formula="?f2 - ?f0"/><draw:equation draw:name="f22" draw:formula="?f1 - ?f0"/><draw:equation draw:name="f23" draw:formula="?f22 / 36"/><draw:equation draw:name="f24" draw:formula="?f21 / 194"/><draw:equation draw:name="f25" draw:formula="0 * ?f22"/><draw:equation draw:name="f26" draw:formula="0 * ?f21"/><draw:equation draw:name="f27" draw:formula="6 * ?f22"/><draw:equation draw:name="f28" draw:formula="16 * ?f21"/><draw:equation draw:name="f29" draw:formula="7 * ?f22"/><draw:equation draw:name="f30" draw:formula="19 * ?f21"/><draw:equation draw:name="f31" draw:formula="11 * ?f22"/><draw:equation draw:name="f32" draw:formula="80 * ?f21"/><draw:equation draw:name="f33" draw:formula="20 * ?f22"/><draw:equation draw:name="f34" draw:formula="132 * ?f21"/><draw:equation draw:name="f35" draw:formula="33 * ?f22"/><draw:equation draw:name="f36" draw:formula="185 * ?f21"/><draw:equation draw:name="f37" draw:formula="36 * ?f22"/><draw:equation draw:name="f38" draw:formula="194 * ?f21"/><draw:equation draw:name="f39" draw:formula="21 * ?f22"/><draw:equation draw:name="f40" draw:formula="161 * ?f21"/><draw:equation draw:name="f41" draw:formula="15 * ?f22"/><draw:equation draw:name="f42" draw:formula="145 * ?f21"/><draw:equation draw:name="f43" draw:formula="5 * ?f22"/><draw:equation draw:name="f44" draw:formula="81 * ?f21"/><draw:equation draw:name="f45" draw:formula="1 * ?f22"/><draw:equation draw:name="f46" draw:formula="41 * ?f21"/><draw:equation draw:name="f47" draw:formula="?f25 / 36"/><draw:equation draw:name="f48" draw:formula="?f26 / 194"/><draw:equation draw:name="f49" draw:formula="?f27 / 36"/><draw:equation draw:name="f50" draw:formula="?f28 / 194"/><draw:equation draw:name="f51" draw:formula="?f29 / 36"/><draw:equation draw:name="f52" draw:formula="?f30 / 194"/><draw:equation draw:name="f53" draw:formula="?f31 / 36"/><draw:equation draw:name="f54" draw:formula="?f32 / 194"/><draw:equation draw:name="f55" draw:formula="?f33 / 36"/><draw:equation draw:name="f56" draw:formula="?f34 / 194"/><draw:equation draw:name="f57" draw:formula="?f35 / 36"/><draw:equation draw:name="f58" draw:formula="?f36 / 194"/><draw:equation draw:name="f59" draw:formula="?f37 / 36"/><draw:equation draw:name="f60" draw:formula="?f38 / 194"/><draw:equation draw:name="f61" draw:formula="?f39 / 36"/><draw:equation draw:name="f62" draw:formula="?f40 / 194"/><draw:equation draw:name="f63" draw:formula="?f41 / 36"/><draw:equation draw:name="f64" draw:formula="?f42 / 194"/><draw:equation draw:name="f65" draw:formula="?f43 / 36"/><draw:equation draw:name="f66" draw:formula="?f44 / 194"/><draw:equation draw:name="f67" draw:formula="?f45 / 36"/><draw:equation draw:name="f68" draw:formula="?f46 / 194"/><draw:equation draw:name="f69" draw:formula="0 / ?f23"/><draw:equation draw:name="f70" draw:formula="?f1 / ?f23"/><draw:equation draw:name="f71" draw:formula="0 / ?f24"/><draw:equation draw:name="f72" draw:formula="?f2 / ?f24"/><draw:equation draw:name="f73" draw:formula="?f47 / ?f23"/><draw:equation draw:name="f74" draw:formula="?f48 / ?f24"/><draw:equation draw:name="f75" draw:formula="?f49 / ?f23"/><draw:equation draw:name="f76" draw:formula="?f50 / ?f24"/><draw:equation draw:name="f77" draw:formula="?f51 / ?f23"/><draw:equation draw:name="f78" draw:formula="?f52 / ?f24"/><draw:equation draw:name="f79" draw:formula="?f53 / ?f23"/><draw:equation draw:name="f80" draw:formula="?f54 / ?f24"/><draw:equation draw:name="f81" draw:formula="?f55 / ?f23"/><draw:equation draw:name="f82" draw:formula="?f56 / ?f24"/><draw:equation draw:name="f83" draw:formula="?f57 / ?f23"/><draw:equation draw:name="f84" draw:formula="?f58 / ?f24"/><draw:equation draw:name="f85" draw:formula="?f59 / ?f23"/><draw:equation draw:name="f86" draw:formula="?f60 / ?f24"/><draw:equation draw:name="f87" draw:formula="?f61 / ?f23"/><draw:equation draw:name="f88" draw:formula="?f62 / ?f24"/><draw:equation draw:name="f89" draw:formula="?f63 / ?f23"/><draw:equation draw:name="f90" draw:formula="?f64 / ?f24"/><draw:equation draw:name="f91" draw:formula="?f65 / ?f23"/><draw:equation draw:name="f92" draw:formula="?f66 / ?f24"/><draw:equation draw:name="f93" draw:formula="?f67 / ?f23"/><draw:equation draw:name="f94" draw:formula="?f68 / ?f24"/></draw:enhanced-geometry></draw:custom-shape><draw:custom-shape svg:x="1.45725in" svg:y="11.18022in" svg:width="0.09634in" svg:height="0.19732in" draw:id="id12" draw:style-name="a12" draw:name="Vrije vorm 29"><svg:title/><svg:desc/><draw:enhanced-geometry draw:type="non-primitive" svg:viewBox="0 0 31 65" draw:enhanced-path="M ?f0 ?f0 L ?f1 ?f2 ?f3 ?f2 ?f0 ?f0 Z N" draw:text-areas="?f18 ?f20 ?f19 ?f21" draw:glue-points="?f22 ?f23 ?f24 ?f25 ?f26 ?f25 ?f22 ?f23" draw:glue-point-leaving-directions="-90, -90, -90, -90"><draw:equation draw:name="f0" draw:formula="0"/><draw:equation draw:name="f1" draw:formula="31"/><draw:equation draw:name="f2" draw:formula="65"/><draw:equation draw:name="f3" draw:formula="23"/><draw:equation draw:name="f4" draw:formula="?f2 - ?f0"/><draw:equation draw:name="f5" draw:formula="?f1 - ?f0"/><draw:equation draw:name="f6" draw:formula="?f5 / 31"/><draw:equation draw:name="f7" draw:formula="?f4 / 65"/><draw:equation draw:name="f8" draw:formula="0 * ?f5"/><draw:equation draw:name="f9" draw:formula="0 * ?f4"/><draw:equation draw:name="f10" draw:formula="31 * ?f5"/><draw:equation draw:name="f11" draw:formula="65 * ?f4"/><draw:equation draw:name="f12" draw:formula="23 * ?f5"/><draw:equation draw:name="f13" draw:formula="?f8 / 31"/><draw:equation draw:name="f14" draw:formula="?f9 / 65"/><draw:equation draw:name="f15" draw:formula="?f10 / 31"/><draw:equation draw:name="f16" draw:formula="?f11 / 65"/><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37023in" svg:y="10.50934in" svg:width="0.02176in" svg:height="0.1275in" draw:id="id13" draw:style-name="a13" draw:name="Vrije vorm 30"><svg:title/><svg:desc/><draw:enhanced-geometry draw:type="non-primitive" svg:viewBox="0 0 7 42" draw:enhanced-path="M ?f0 ?f0 L ?f3 ?f4 ?f1 ?f2 ?f3 ?f5 ?f0 ?f6 ?f0 ?f0 Z N" draw:text-areas="?f27 ?f29 ?f28 ?f30" draw:glue-points="?f31 ?f32 ?f33 ?f34 ?f35 ?f36 ?f33 ?f37 ?f31 ?f38 ?f31 ?f32" draw:glue-point-leaving-directions="-90, -90, -90, -90, -90, -90"><draw:equation draw:name="f0" draw:formula="0"/><draw:equation draw:name="f1" draw:formula="7"/><draw:equation draw:name="f2" draw:formula="42"/><draw:equation draw:name="f3" draw:formula="6"/><draw:equation draw:name="f4" draw:formula="17"/><draw:equation draw:name="f5" draw:formula="39"/><draw:equation draw:name="f6" draw:formula="23"/><draw:equation draw:name="f7" draw:formula="?f2 - ?f0"/><draw:equation draw:name="f8" draw:formula="?f1 - ?f0"/><draw:equation draw:name="f9" draw:formula="?f8 / 7"/><draw:equation draw:name="f10" draw:formula="?f7 / 42"/><draw:equation draw:name="f11" draw:formula="0 * ?f8"/><draw:equation draw:name="f12" draw:formula="0 * ?f7"/><draw:equation draw:name="f13" draw:formula="6 * ?f8"/><draw:equation draw:name="f14" draw:formula="17 * ?f7"/><draw:equation draw:name="f15" draw:formula="7 * ?f8"/><draw:equation draw:name="f16" draw:formula="42 * ?f7"/><draw:equation draw:name="f17" draw:formula="39 * ?f7"/><draw:equation draw:name="f18" draw:formula="23 * ?f7"/><draw:equation draw:name="f19" draw:formula="?f11 / 7"/><draw:equation draw:name="f20" draw:formula="?f12 / 42"/><draw:equation draw:name="f21" draw:formula="?f13 / 7"/><draw:equation draw:name="f22" draw:formula="?f14 / 42"/><draw:equation draw:name="f23" draw:formula="?f15 / 7"/><draw:equation draw:name="f24" draw:formula="?f16 / 42"/><draw:equation draw:name="f25" draw:formula="?f17 / 42"/><draw:equation draw:name="f26" draw:formula="?f18 / 42"/><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10"/><draw:equation draw:name="f38" draw:formula="?f26 / ?f10"/></draw:enhanced-geometry></draw:custom-shape><draw:custom-shape svg:x="1.41684in" svg:y="11.01933in" svg:width="0.13985in" svg:height="0.35821in" draw:id="id14" draw:style-name="a14" draw:name="Vrije vorm 31"><svg:title/><svg:desc/><draw:enhanced-geometry draw:type="non-primitive" svg:viewBox="0 0 45 118"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5"/><draw:equation draw:name="f2" draw:formula="118"/><draw:equation draw:name="f3" draw:formula="6"/><draw:equation draw:name="f4" draw:formula="16"/><draw:equation draw:name="f5" draw:formula="21"/><draw:equation draw:name="f6" draw:formula="49"/><draw:equation draw:name="f7" draw:formula="33"/><draw:equation draw:name="f8" draw:formula="84"/><draw:equation draw:name="f9" draw:formula="44"/><draw:equation draw:name="f10" draw:formula="13"/><draw:equation draw:name="f11" draw:formula="53"/><draw:equation draw:name="f12" draw:formula="11"/><draw:equation draw:name="f13" draw:formula="42"/><draw:equation draw:name="f14" draw:formula="?f2 - ?f0"/><draw:equation draw:name="f15" draw:formula="?f1 - ?f0"/><draw:equation draw:name="f16" draw:formula="?f15 / 45"/><draw:equation draw:name="f17" draw:formula="?f14 / 118"/><draw:equation draw:name="f18" draw:formula="0 * ?f15"/><draw:equation draw:name="f19" draw:formula="0 * ?f14"/><draw:equation draw:name="f20" draw:formula="6 * ?f15"/><draw:equation draw:name="f21" draw:formula="16 * ?f14"/><draw:equation draw:name="f22" draw:formula="21 * ?f15"/><draw:equation draw:name="f23" draw:formula="49 * ?f14"/><draw:equation draw:name="f24" draw:formula="33 * ?f15"/><draw:equation draw:name="f25" draw:formula="84 * ?f14"/><draw:equation draw:name="f26" draw:formula="45 * ?f15"/><draw:equation draw:name="f27" draw:formula="118 * ?f14"/><draw:equation draw:name="f28" draw:formula="44 * ?f15"/><draw:equation draw:name="f29" draw:formula="13 * ?f15"/><draw:equation draw:name="f30" draw:formula="53 * ?f14"/><draw:equation draw:name="f31" draw:formula="11 * ?f15"/><draw:equation draw:name="f32" draw:formula="42 * ?f14"/><draw:equation draw:name="f33" draw:formula="?f18 / 45"/><draw:equation draw:name="f34" draw:formula="?f19 / 118"/><draw:equation draw:name="f35" draw:formula="?f20 / 45"/><draw:equation draw:name="f36" draw:formula="?f21 / 118"/><draw:equation draw:name="f37" draw:formula="?f22 / 45"/><draw:equation draw:name="f38" draw:formula="?f23 / 118"/><draw:equation draw:name="f39" draw:formula="?f24 / 45"/><draw:equation draw:name="f40" draw:formula="?f25 / 118"/><draw:equation draw:name="f41" draw:formula="?f26 / 45"/><draw:equation draw:name="f42" draw:formula="?f27 / 118"/><draw:equation draw:name="f43" draw:formula="?f28 / 45"/><draw:equation draw:name="f44" draw:formula="?f29 / 45"/><draw:equation draw:name="f45" draw:formula="?f30 / 118"/><draw:equation draw:name="f46" draw:formula="?f31 / 45"/><draw:equation draw:name="f47" draw:formula="?f32 / 118"/><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 draw:name="Groep 8" draw:id="id27"><svg:title/><svg:desc/><draw:custom-shape svg:x="0.53665in" svg:y="8.12708in" svg:width="0.58015in" svg:height="2.04004in" draw:id="id16" draw:style-name="a15" draw:name="Vrije vorm 8"><svg:title/><svg:desc/><draw:enhanced-geometry draw:type="non-primitive" svg:viewBox="0 0 125 450" draw:enhanced-path="M ?f0 ?f0 L ?f3 ?f4 ?f5 ?f6 ?f1 ?f7 ?f1 ?f2 ?f8 ?f9 ?f3 ?f10 ?f11 ?f12 ?f0 ?f0 Z N" draw:text-areas="?f45 ?f47 ?f46 ?f48" draw:glue-points="?f49 ?f50 ?f51 ?f52 ?f53 ?f54 ?f55 ?f56 ?f55 ?f57 ?f58 ?f59 ?f51 ?f60 ?f61 ?f62 ?f49 ?f50" draw:glue-point-leaving-directions="-90, -90, -90, -90, -90, -90, -90, -90, -90"><draw:equation draw:name="f0" draw:formula="0"/><draw:equation draw:name="f1" draw:formula="125"/><draw:equation draw:name="f2" draw:formula="450"/><draw:equation draw:name="f3" draw:formula="41"/><draw:equation draw:name="f4" draw:formula="155"/><draw:equation draw:name="f5" draw:formula="86"/><draw:equation draw:name="f6" draw:formula="309"/><draw:equation draw:name="f7" draw:formula="425"/><draw:equation draw:name="f8" draw:formula="79"/><draw:equation draw:name="f9" draw:formula="311"/><draw:equation draw:name="f10" draw:formula="183"/><draw:equation draw:name="f11" draw:formula="7"/><draw:equation draw:name="f12" draw:formula="54"/><draw:equation draw:name="f13" draw:formula="?f2 - ?f0"/><draw:equation draw:name="f14" draw:formula="?f1 - ?f0"/><draw:equation draw:name="f15" draw:formula="?f14 / 125"/><draw:equation draw:name="f16" draw:formula="?f13 / 450"/><draw:equation draw:name="f17" draw:formula="0 * ?f14"/><draw:equation draw:name="f18" draw:formula="0 * ?f13"/><draw:equation draw:name="f19" draw:formula="41 * ?f14"/><draw:equation draw:name="f20" draw:formula="155 * ?f13"/><draw:equation draw:name="f21" draw:formula="86 * ?f14"/><draw:equation draw:name="f22" draw:formula="309 * ?f13"/><draw:equation draw:name="f23" draw:formula="125 * ?f14"/><draw:equation draw:name="f24" draw:formula="425 * ?f13"/><draw:equation draw:name="f25" draw:formula="450 * ?f13"/><draw:equation draw:name="f26" draw:formula="79 * ?f14"/><draw:equation draw:name="f27" draw:formula="311 * ?f13"/><draw:equation draw:name="f28" draw:formula="183 * ?f13"/><draw:equation draw:name="f29" draw:formula="7 * ?f14"/><draw:equation draw:name="f30" draw:formula="54 * ?f13"/><draw:equation draw:name="f31" draw:formula="?f17 / 125"/><draw:equation draw:name="f32" draw:formula="?f18 / 450"/><draw:equation draw:name="f33" draw:formula="?f19 / 125"/><draw:equation draw:name="f34" draw:formula="?f20 / 450"/><draw:equation draw:name="f35" draw:formula="?f21 / 125"/><draw:equation draw:name="f36" draw:formula="?f22 / 450"/><draw:equation draw:name="f37" draw:formula="?f23 / 125"/><draw:equation draw:name="f38" draw:formula="?f24 / 450"/><draw:equation draw:name="f39" draw:formula="?f25 / 450"/><draw:equation draw:name="f40" draw:formula="?f26 / 125"/><draw:equation draw:name="f41" draw:formula="?f27 / 450"/><draw:equation draw:name="f42" draw:formula="?f28 / 450"/><draw:equation draw:name="f43" draw:formula="?f29 / 125"/><draw:equation draw:name="f44" draw:formula="?f30 / 450"/><draw:equation draw:name="f45" draw:formula="0 / ?f15"/><draw:equation draw:name="f46" draw:formula="?f1 / ?f15"/><draw:equation draw:name="f47" draw:formula="0 / ?f16"/><draw:equation draw:name="f48" draw:formula="?f2 / ?f16"/><draw:equation draw:name="f49" draw:formula="?f31 / ?f15"/><draw:equation draw:name="f50" draw:formula="?f32 / ?f16"/><draw:equation draw:name="f51" draw:formula="?f33 / ?f15"/><draw:equation draw:name="f52" draw:formula="?f34 / ?f16"/><draw:equation draw:name="f53" draw:formula="?f35 / ?f15"/><draw:equation draw:name="f54" draw:formula="?f36 / ?f16"/><draw:equation draw:name="f55" draw:formula="?f37 / ?f15"/><draw:equation draw:name="f56" draw:formula="?f38 / ?f16"/><draw:equation draw:name="f57" draw:formula="?f39 / ?f16"/><draw:equation draw:name="f58" draw:formula="?f40 / ?f15"/><draw:equation draw:name="f59" draw:formula="?f41 / ?f16"/><draw:equation draw:name="f60" draw:formula="?f42 / ?f16"/><draw:equation draw:name="f61" draw:formula="?f43 / ?f15"/><draw:equation draw:name="f62" draw:formula="?f44 / ?f16"/></draw:enhanced-geometry></draw:custom-shape><draw:custom-shape svg:x="1.14929in" svg:y="10.13085in" svg:width="0.54766in" svg:height="1.24669in" draw:id="id17" draw:style-name="a16" draw:name="Vrije vorm 9"><svg:title/><svg:desc/><draw:enhanced-geometry draw:type="non-primitive" svg:viewBox="0 0 118 275" draw:enhanced-path="M ?f0 ?f0 L ?f3 ?f4 ?f5 ?f6 ?f7 ?f8 ?f1 ?f2 ?f9 ?f2 ?f10 ?f11 ?f12 ?f13 ?f0 ?f14 ?f0 ?f0 Z N" draw:text-areas="?f51 ?f53 ?f52 ?f54" draw:glue-points="?f55 ?f56 ?f57 ?f58 ?f59 ?f60 ?f61 ?f62 ?f63 ?f64 ?f65 ?f64 ?f66 ?f67 ?f68 ?f69 ?f55 ?f70 ?f55 ?f56" draw:glue-point-leaving-directions="-90, -90, -90, -90, -90, -90, -90, -90, -90, -90"><draw:equation draw:name="f0" draw:formula="0"/><draw:equation draw:name="f1" draw:formula="118"/><draw:equation draw:name="f2" draw:formula="275"/><draw:equation draw:name="f3" draw:formula="8"/><draw:equation draw:name="f4" draw:formula="20"/><draw:equation draw:name="f5" draw:formula="37"/><draw:equation draw:name="f6" draw:formula="96"/><draw:equation draw:name="f7" draw:formula="69"/><draw:equation draw:name="f8" draw:formula="170"/><draw:equation draw:name="f9" draw:formula="109"/><draw:equation draw:name="f10" draw:formula="61"/><draw:equation draw:name="f11" draw:formula="174"/><draw:equation draw:name="f12" draw:formula="30"/><draw:equation draw:name="f13" draw:formula="100"/><draw:equation draw:name="f14" draw:formula="26"/><draw:equation draw:name="f15" draw:formula="?f2 - ?f0"/><draw:equation draw:name="f16" draw:formula="?f1 - ?f0"/><draw:equation draw:name="f17" draw:formula="?f16 / 118"/><draw:equation draw:name="f18" draw:formula="?f15 / 275"/><draw:equation draw:name="f19" draw:formula="0 * ?f16"/><draw:equation draw:name="f20" draw:formula="0 * ?f15"/><draw:equation draw:name="f21" draw:formula="8 * ?f16"/><draw:equation draw:name="f22" draw:formula="20 * ?f15"/><draw:equation draw:name="f23" draw:formula="37 * ?f16"/><draw:equation draw:name="f24" draw:formula="96 * ?f15"/><draw:equation draw:name="f25" draw:formula="69 * ?f16"/><draw:equation draw:name="f26" draw:formula="170 * ?f15"/><draw:equation draw:name="f27" draw:formula="118 * ?f16"/><draw:equation draw:name="f28" draw:formula="275 * ?f15"/><draw:equation draw:name="f29" draw:formula="109 * ?f16"/><draw:equation draw:name="f30" draw:formula="61 * ?f16"/><draw:equation draw:name="f31" draw:formula="174 * ?f15"/><draw:equation draw:name="f32" draw:formula="30 * ?f16"/><draw:equation draw:name="f33" draw:formula="100 * ?f15"/><draw:equation draw:name="f34" draw:formula="26 * ?f15"/><draw:equation draw:name="f35" draw:formula="?f19 / 118"/><draw:equation draw:name="f36" draw:formula="?f20 / 275"/><draw:equation draw:name="f37" draw:formula="?f21 / 118"/><draw:equation draw:name="f38" draw:formula="?f22 / 275"/><draw:equation draw:name="f39" draw:formula="?f23 / 118"/><draw:equation draw:name="f40" draw:formula="?f24 / 275"/><draw:equation draw:name="f41" draw:formula="?f25 / 118"/><draw:equation draw:name="f42" draw:formula="?f26 / 275"/><draw:equation draw:name="f43" draw:formula="?f27 / 118"/><draw:equation draw:name="f44" draw:formula="?f28 / 275"/><draw:equation draw:name="f45" draw:formula="?f29 / 118"/><draw:equation draw:name="f46" draw:formula="?f30 / 118"/><draw:equation draw:name="f47" draw:formula="?f31 / 275"/><draw:equation draw:name="f48" draw:formula="?f32 / 118"/><draw:equation draw:name="f49" draw:formula="?f33 / 275"/><draw:equation draw:name="f50" draw:formula="?f34 / 275"/><draw:equation draw:name="f51" draw:formula="0 / ?f17"/><draw:equation draw:name="f52" draw:formula="?f1 / ?f17"/><draw:equation draw:name="f53" draw:formula="0 / ?f18"/><draw:equation draw:name="f54" draw:formula="?f2 / ?f18"/><draw:equation draw:name="f55" draw:formula="?f35 / ?f17"/><draw:equation draw:name="f56" draw:formula="?f36 / ?f18"/><draw:equation draw:name="f57" draw:formula="?f37 / ?f17"/><draw:equation draw:name="f58" draw:formula="?f38 / ?f18"/><draw:equation draw:name="f59" draw:formula="?f39 / ?f17"/><draw:equation draw:name="f60" draw:formula="?f40 / ?f18"/><draw:equation draw:name="f61" draw:formula="?f41 / ?f17"/><draw:equation draw:name="f62" draw:formula="?f42 / ?f18"/><draw:equation draw:name="f63" draw:formula="?f43 / ?f17"/><draw:equation draw:name="f64" draw:formula="?f44 / ?f18"/><draw:equation draw:name="f65" draw:formula="?f45 / ?f17"/><draw:equation draw:name="f66" draw:formula="?f46 / ?f17"/><draw:equation draw:name="f67" draw:formula="?f47 / ?f18"/><draw:equation draw:name="f68" draw:formula="?f48 / ?f17"/><draw:equation draw:name="f69" draw:formula="?f49 / ?f18"/><draw:equation draw:name="f70" draw:formula="?f50 / ?f18"/></draw:enhanced-geometry></draw:custom-shape><draw:custom-shape svg:x="0.42526in" svg:y="7.61481in" svg:width="0.09282in" svg:height="0.54854in" draw:id="id18" draw:style-name="a17" draw:name="Vrije vorm 10"><svg:title/><svg:desc/><draw:enhanced-geometry draw:type="non-primitive" svg:viewBox="0 0 20 121" draw:enhanced-path="M ?f0 ?f0 L ?f3 ?f4 ?f1 ?f2 ?f5 ?f6 ?f0 ?f7 ?f0 ?f0 Z N" draw:text-areas="?f30 ?f32 ?f31 ?f33" draw:glue-points="?f34 ?f35 ?f36 ?f37 ?f38 ?f39 ?f40 ?f41 ?f34 ?f42 ?f34 ?f35" draw:glue-point-leaving-directions="-90, -90, -90, -90, -90, -90"><draw:equation draw:name="f0" draw:formula="0"/><draw:equation draw:name="f1" draw:formula="20"/><draw:equation draw:name="f2" draw:formula="121"/><draw:equation draw:name="f3" draw:formula="16"/><draw:equation draw:name="f4" draw:formula="72"/><draw:equation draw:name="f5" draw:formula="18"/><draw:equation draw:name="f6" draw:formula="112"/><draw:equation draw:name="f7" draw:formula="31"/><draw:equation draw:name="f8" draw:formula="?f2 - ?f0"/><draw:equation draw:name="f9" draw:formula="?f1 - ?f0"/><draw:equation draw:name="f10" draw:formula="?f9 / 20"/><draw:equation draw:name="f11" draw:formula="?f8 / 121"/><draw:equation draw:name="f12" draw:formula="0 * ?f9"/><draw:equation draw:name="f13" draw:formula="0 * ?f8"/><draw:equation draw:name="f14" draw:formula="16 * ?f9"/><draw:equation draw:name="f15" draw:formula="72 * ?f8"/><draw:equation draw:name="f16" draw:formula="20 * ?f9"/><draw:equation draw:name="f17" draw:formula="121 * ?f8"/><draw:equation draw:name="f18" draw:formula="18 * ?f9"/><draw:equation draw:name="f19" draw:formula="112 * ?f8"/><draw:equation draw:name="f20" draw:formula="31 * ?f8"/><draw:equation draw:name="f21" draw:formula="?f12 / 20"/><draw:equation draw:name="f22" draw:formula="?f13 / 121"/><draw:equation draw:name="f23" draw:formula="?f14 / 20"/><draw:equation draw:name="f24" draw:formula="?f15 / 121"/><draw:equation draw:name="f25" draw:formula="?f16 / 20"/><draw:equation draw:name="f26" draw:formula="?f17 / 121"/><draw:equation draw:name="f27" draw:formula="?f18 / 20"/><draw:equation draw:name="f28" draw:formula="?f19 / 121"/><draw:equation draw:name="f29" draw:formula="?f20 / 121"/><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0"/><draw:equation draw:name="f39" draw:formula="?f26 / ?f11"/><draw:equation draw:name="f40" draw:formula="?f27 / ?f10"/><draw:equation draw:name="f41" draw:formula="?f28 / ?f11"/><draw:equation draw:name="f42" draw:formula="?f29 / ?f11"/></draw:enhanced-geometry></draw:custom-shape><draw:custom-shape svg:x="0.51809in" svg:y="8.16335in" svg:width="0.73331in" svg:height="2.91499in" draw:id="id19" draw:style-name="a18" draw:name="Vrije vorm 12"><svg:title/><svg:desc/><draw:enhanced-geometry draw:type="non-primitive" svg:viewBox="0 0 158 643" draw:enhanced-path="M ?f0 ?f0 L ?f3 ?f4 ?f5 ?f6 ?f7 ?f8 ?f9 ?f10 ?f11 ?f12 ?f13 ?f14 ?f15 ?f16 ?f17 ?f18 ?f19 ?f20 ?f1 ?f2 ?f21 ?f22 ?f23 ?f24 ?f25 ?f26 ?f27 ?f28 ?f29 ?f30 ?f31 ?f32 ?f33 ?f34 ?f0 ?f0 Z N" draw:text-areas="?f111 ?f113 ?f112 ?f114" draw:glue-points="?f115 ?f116 ?f117 ?f118 ?f119 ?f120 ?f121 ?f122 ?f123 ?f124 ?f125 ?f126 ?f127 ?f128 ?f129 ?f130 ?f131 ?f132 ?f133 ?f134 ?f135 ?f136 ?f137 ?f138 ?f139 ?f140 ?f141 ?f142 ?f143 ?f144 ?f145 ?f146 ?f147 ?f148 ?f149 ?f150 ?f115 ?f116" draw:glue-point-leaving-directions="-90, -90, -90, -90, -90, -90, -90, -90, -90, -90, -90, -90, -90, -90, -90, -90, -90, -90, -90"><draw:equation draw:name="f0" draw:formula="0"/><draw:equation draw:name="f1" draw:formula="158"/><draw:equation draw:name="f2" draw:formula="643"/><draw:equation draw:name="f3" draw:formula="11"/><draw:equation draw:name="f4" draw:formula="46"/><draw:equation draw:name="f5" draw:formula="22"/><draw:equation draw:name="f6" draw:formula="129"/><draw:equation draw:name="f7" draw:formula="36"/><draw:equation draw:name="f8" draw:formula="211"/><draw:equation draw:name="f9" draw:formula="55"/><draw:equation draw:name="f10" draw:formula="301"/><draw:equation draw:name="f11" draw:formula="76"/><draw:equation draw:name="f12" draw:formula="389"/><draw:equation draw:name="f13" draw:formula="103"/><draw:equation draw:name="f14" draw:formula="476"/><draw:equation draw:name="f15" draw:formula="123"/><draw:equation draw:name="f16" draw:formula="533"/><draw:equation draw:name="f17" draw:formula="144"/><draw:equation draw:name="f18" draw:formula="588"/><draw:equation draw:name="f19" draw:formula="155"/><draw:equation draw:name="f20" draw:formula="632"/><draw:equation draw:name="f21" draw:formula="142"/><draw:equation draw:name="f22" draw:formula="608"/><draw:equation draw:name="f23" draw:formula="118"/><draw:equation draw:name="f24" draw:formula="544"/><draw:equation draw:name="f25" draw:formula="95"/><draw:equation draw:name="f26" draw:formula="478"/><draw:equation draw:name="f27" draw:formula="69"/><draw:equation draw:name="f28" draw:formula="391"/><draw:equation draw:name="f29" draw:formula="47"/><draw:equation draw:name="f30" draw:formula="302"/><draw:equation draw:name="f31" draw:formula="29"/><draw:equation draw:name="f32" draw:formula="212"/><draw:equation draw:name="f33" draw:formula="13"/><draw:equation draw:name="f34" draw:formula="107"/><draw:equation draw:name="f35" draw:formula="?f2 - ?f0"/><draw:equation draw:name="f36" draw:formula="?f1 - ?f0"/><draw:equation draw:name="f37" draw:formula="?f36 / 158"/><draw:equation draw:name="f38" draw:formula="?f35 / 643"/><draw:equation draw:name="f39" draw:formula="0 * ?f36"/><draw:equation draw:name="f40" draw:formula="0 * ?f35"/><draw:equation draw:name="f41" draw:formula="11 * ?f36"/><draw:equation draw:name="f42" draw:formula="46 * ?f35"/><draw:equation draw:name="f43" draw:formula="22 * ?f36"/><draw:equation draw:name="f44" draw:formula="129 * ?f35"/><draw:equation draw:name="f45" draw:formula="36 * ?f36"/><draw:equation draw:name="f46" draw:formula="211 * ?f35"/><draw:equation draw:name="f47" draw:formula="55 * ?f36"/><draw:equation draw:name="f48" draw:formula="301 * ?f35"/><draw:equation draw:name="f49" draw:formula="76 * ?f36"/><draw:equation draw:name="f50" draw:formula="389 * ?f35"/><draw:equation draw:name="f51" draw:formula="103 * ?f36"/><draw:equation draw:name="f52" draw:formula="476 * ?f35"/><draw:equation draw:name="f53" draw:formula="123 * ?f36"/><draw:equation draw:name="f54" draw:formula="533 * ?f35"/><draw:equation draw:name="f55" draw:formula="144 * ?f36"/><draw:equation draw:name="f56" draw:formula="588 * ?f35"/><draw:equation draw:name="f57" draw:formula="155 * ?f36"/><draw:equation draw:name="f58" draw:formula="632 * ?f35"/><draw:equation draw:name="f59" draw:formula="158 * ?f36"/><draw:equation draw:name="f60" draw:formula="643 * ?f35"/><draw:equation draw:name="f61" draw:formula="142 * ?f36"/><draw:equation draw:name="f62" draw:formula="608 * ?f35"/><draw:equation draw:name="f63" draw:formula="118 * ?f36"/><draw:equation draw:name="f64" draw:formula="544 * ?f35"/><draw:equation draw:name="f65" draw:formula="95 * ?f36"/><draw:equation draw:name="f66" draw:formula="478 * ?f35"/><draw:equation draw:name="f67" draw:formula="69 * ?f36"/><draw:equation draw:name="f68" draw:formula="391 * ?f35"/><draw:equation draw:name="f69" draw:formula="47 * ?f36"/><draw:equation draw:name="f70" draw:formula="302 * ?f35"/><draw:equation draw:name="f71" draw:formula="29 * ?f36"/><draw:equation draw:name="f72" draw:formula="212 * ?f35"/><draw:equation draw:name="f73" draw:formula="13 * ?f36"/><draw:equation draw:name="f74" draw:formula="107 * ?f35"/><draw:equation draw:name="f75" draw:formula="?f39 / 158"/><draw:equation draw:name="f76" draw:formula="?f40 / 643"/><draw:equation draw:name="f77" draw:formula="?f41 / 158"/><draw:equation draw:name="f78" draw:formula="?f42 / 643"/><draw:equation draw:name="f79" draw:formula="?f43 / 158"/><draw:equation draw:name="f80" draw:formula="?f44 / 643"/><draw:equation draw:name="f81" draw:formula="?f45 / 158"/><draw:equation draw:name="f82" draw:formula="?f46 / 643"/><draw:equation draw:name="f83" draw:formula="?f47 / 158"/><draw:equation draw:name="f84" draw:formula="?f48 / 643"/><draw:equation draw:name="f85" draw:formula="?f49 / 158"/><draw:equation draw:name="f86" draw:formula="?f50 / 643"/><draw:equation draw:name="f87" draw:formula="?f51 / 158"/><draw:equation draw:name="f88" draw:formula="?f52 / 643"/><draw:equation draw:name="f89" draw:formula="?f53 / 158"/><draw:equation draw:name="f90" draw:formula="?f54 / 643"/><draw:equation draw:name="f91" draw:formula="?f55 / 158"/><draw:equation draw:name="f92" draw:formula="?f56 / 643"/><draw:equation draw:name="f93" draw:formula="?f57 / 158"/><draw:equation draw:name="f94" draw:formula="?f58 / 643"/><draw:equation draw:name="f95" draw:formula="?f59 / 158"/><draw:equation draw:name="f96" draw:formula="?f60 / 643"/><draw:equation draw:name="f97" draw:formula="?f61 / 158"/><draw:equation draw:name="f98" draw:formula="?f62 / 643"/><draw:equation draw:name="f99" draw:formula="?f63 / 158"/><draw:equation draw:name="f100" draw:formula="?f64 / 643"/><draw:equation draw:name="f101" draw:formula="?f65 / 158"/><draw:equation draw:name="f102" draw:formula="?f66 / 643"/><draw:equation draw:name="f103" draw:formula="?f67 / 158"/><draw:equation draw:name="f104" draw:formula="?f68 / 643"/><draw:equation draw:name="f105" draw:formula="?f69 / 158"/><draw:equation draw:name="f106" draw:formula="?f70 / 643"/><draw:equation draw:name="f107" draw:formula="?f71 / 158"/><draw:equation draw:name="f108" draw:formula="?f72 / 643"/><draw:equation draw:name="f109" draw:formula="?f73 / 158"/><draw:equation draw:name="f110" draw:formula="?f74 / 643"/><draw:equation draw:name="f111" draw:formula="0 / ?f37"/><draw:equation draw:name="f112" draw:formula="?f1 / ?f37"/><draw:equation draw:name="f113" draw:formula="0 / ?f38"/><draw:equation draw:name="f114" draw:formula="?f2 / ?f38"/><draw:equation draw:name="f115" draw:formula="?f75 / ?f37"/><draw:equation draw:name="f116" draw:formula="?f76 / ?f38"/><draw:equation draw:name="f117" draw:formula="?f77 / ?f37"/><draw:equation draw:name="f118" draw:formula="?f78 / ?f38"/><draw:equation draw:name="f119" draw:formula="?f79 / ?f37"/><draw:equation draw:name="f120" draw:formula="?f80 / ?f38"/><draw:equation draw:name="f121" draw:formula="?f81 / ?f37"/><draw:equation draw:name="f122" draw:formula="?f82 / ?f38"/><draw:equation draw:name="f123" draw:formula="?f83 / ?f37"/><draw:equation draw:name="f124" draw:formula="?f84 / ?f38"/><draw:equation draw:name="f125" draw:formula="?f85 / ?f37"/><draw:equation draw:name="f126" draw:formula="?f86 / ?f38"/><draw:equation draw:name="f127" draw:formula="?f87 / ?f37"/><draw:equation draw:name="f128" draw:formula="?f88 / ?f38"/><draw:equation draw:name="f129" draw:formula="?f89 / ?f37"/><draw:equation draw:name="f130" draw:formula="?f90 / ?f38"/><draw:equation draw:name="f131" draw:formula="?f91 / ?f37"/><draw:equation draw:name="f132" draw:formula="?f92 / ?f38"/><draw:equation draw:name="f133" draw:formula="?f93 / ?f37"/><draw:equation draw:name="f134" draw:formula="?f94 / ?f38"/><draw:equation draw:name="f135" draw:formula="?f95 / ?f37"/><draw:equation draw:name="f136" draw:formula="?f96 / ?f38"/><draw:equation draw:name="f137" draw:formula="?f97 / ?f37"/><draw:equation draw:name="f138" draw:formula="?f98 / ?f38"/><draw:equation draw:name="f139" draw:formula="?f99 / ?f37"/><draw:equation draw:name="f140" draw:formula="?f100 / ?f38"/><draw:equation draw:name="f141" draw:formula="?f101 / ?f37"/><draw:equation draw:name="f142" draw:formula="?f102 / ?f38"/><draw:equation draw:name="f143" draw:formula="?f103 / ?f37"/><draw:equation draw:name="f144" draw:formula="?f104 / ?f38"/><draw:equation draw:name="f145" draw:formula="?f105 / ?f37"/><draw:equation draw:name="f146" draw:formula="?f106 / ?f38"/><draw:equation draw:name="f147" draw:formula="?f107 / ?f37"/><draw:equation draw:name="f148" draw:formula="?f108 / ?f38"/><draw:equation draw:name="f149" draw:formula="?f109 / ?f37"/><draw:equation draw:name="f150" draw:formula="?f110 / ?f38"/></draw:enhanced-geometry></draw:custom-shape><draw:custom-shape svg:x="1.28852in" svg:y="11.05566in" svg:width="0.15316in" svg:height="0.32187in" draw:id="id20" draw:style-name="a19" draw:name="Vrije vorm 13"><svg:title/><svg:desc/><draw:enhanced-geometry draw:type="non-primitive" svg:viewBox="0 0 33 71" draw:enhanced-path="M ?f0 ?f0 L ?f1 ?f2 ?f3 ?f2 ?f4 ?f5 ?f0 ?f0 Z N" draw:text-areas="?f24 ?f26 ?f25 ?f27" draw:glue-points="?f28 ?f29 ?f30 ?f31 ?f32 ?f31 ?f33 ?f34 ?f28 ?f29" draw:glue-point-leaving-directions="-90, -90, -90, -90, -90"><draw:equation draw:name="f0" draw:formula="0"/><draw:equation draw:name="f1" draw:formula="33"/><draw:equation draw:name="f2" draw:formula="71"/><draw:equation draw:name="f3" draw:formula="24"/><draw:equation draw:name="f4" draw:formula="11"/><draw:equation draw:name="f5" draw:formula="36"/><draw:equation draw:name="f6" draw:formula="?f2 - ?f0"/><draw:equation draw:name="f7" draw:formula="?f1 - ?f0"/><draw:equation draw:name="f8" draw:formula="?f7 / 33"/><draw:equation draw:name="f9" draw:formula="?f6 / 71"/><draw:equation draw:name="f10" draw:formula="0 * ?f7"/><draw:equation draw:name="f11" draw:formula="0 * ?f6"/><draw:equation draw:name="f12" draw:formula="33 * ?f7"/><draw:equation draw:name="f13" draw:formula="71 * ?f6"/><draw:equation draw:name="f14" draw:formula="24 * ?f7"/><draw:equation draw:name="f15" draw:formula="11 * ?f7"/><draw:equation draw:name="f16" draw:formula="36 * ?f6"/><draw:equation draw:name="f17" draw:formula="?f10 / 33"/><draw:equation draw:name="f18" draw:formula="?f11 / 71"/><draw:equation draw:name="f19" draw:formula="?f12 / 33"/><draw:equation draw:name="f20" draw:formula="?f13 / 71"/><draw:equation draw:name="f21" draw:formula="?f14 / 33"/><draw:equation draw:name="f22" draw:formula="?f15 / 33"/><draw:equation draw:name="f23" draw:formula="?f16 / 71"/><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8"/><draw:equation draw:name="f31" draw:formula="?f20 / ?f9"/><draw:equation draw:name="f32" draw:formula="?f21 / ?f8"/><draw:equation draw:name="f33" draw:formula="?f22 / ?f8"/><draw:equation draw:name="f34" draw:formula="?f23 / ?f9"/></draw:enhanced-geometry></draw:custom-shape><draw:custom-shape svg:x="0.49953in" svg:y="7.94121in" svg:width="0.06962in" svg:height="0.43068in" draw:id="id21" draw:style-name="a20" draw:name="Vrije vorm 14"><svg:title/><svg:desc/><draw:enhanced-geometry draw:type="non-primitive" svg:viewBox="0 0 15 95" draw:enhanced-path="M ?f0 ?f0 L ?f3 ?f4 ?f3 ?f5 ?f1 ?f2 ?f6 ?f7 ?f0 ?f0 Z N" draw:text-areas="?f30 ?f32 ?f31 ?f33" draw:glue-points="?f34 ?f35 ?f36 ?f37 ?f36 ?f38 ?f39 ?f40 ?f41 ?f42 ?f34 ?f35" draw:glue-point-leaving-directions="-90, -90, -90, -90, -90, -90"><draw:equation draw:name="f0" draw:formula="0"/><draw:equation draw:name="f1" draw:formula="15"/><draw:equation draw:name="f2" draw:formula="95"/><draw:equation draw:name="f3" draw:formula="8"/><draw:equation draw:name="f4" draw:formula="37"/><draw:equation draw:name="f5" draw:formula="41"/><draw:equation draw:name="f6" draw:formula="4"/><draw:equation draw:name="f7" draw:formula="49"/><draw:equation draw:name="f8" draw:formula="?f2 - ?f0"/><draw:equation draw:name="f9" draw:formula="?f1 - ?f0"/><draw:equation draw:name="f10" draw:formula="?f9 / 15"/><draw:equation draw:name="f11" draw:formula="?f8 / 95"/><draw:equation draw:name="f12" draw:formula="0 * ?f9"/><draw:equation draw:name="f13" draw:formula="0 * ?f8"/><draw:equation draw:name="f14" draw:formula="8 * ?f9"/><draw:equation draw:name="f15" draw:formula="37 * ?f8"/><draw:equation draw:name="f16" draw:formula="41 * ?f8"/><draw:equation draw:name="f17" draw:formula="15 * ?f9"/><draw:equation draw:name="f18" draw:formula="95 * ?f8"/><draw:equation draw:name="f19" draw:formula="4 * ?f9"/><draw:equation draw:name="f20" draw:formula="49 * ?f8"/><draw:equation draw:name="f21" draw:formula="?f12 / 15"/><draw:equation draw:name="f22" draw:formula="?f13 / 95"/><draw:equation draw:name="f23" draw:formula="?f14 / 15"/><draw:equation draw:name="f24" draw:formula="?f15 / 95"/><draw:equation draw:name="f25" draw:formula="?f16 / 95"/><draw:equation draw:name="f26" draw:formula="?f17 / 15"/><draw:equation draw:name="f27" draw:formula="?f18 / 95"/><draw:equation draw:name="f28" draw:formula="?f19 / 15"/><draw:equation draw:name="f29" draw:formula="?f20 / 95"/><draw:equation draw:name="f30" draw:formula="0 / ?f10"/><draw:equation draw:name="f31" draw:formula="?f1 / ?f10"/><draw:equation draw:name="f32" draw:formula="0 / ?f11"/><draw:equation draw:name="f33" draw:formula="?f2 / ?f11"/><draw:equation draw:name="f34" draw:formula="?f21 / ?f10"/><draw:equation draw:name="f35" draw:formula="?f22 / ?f11"/><draw:equation draw:name="f36" draw:formula="?f23 / ?f10"/><draw:equation draw:name="f37" draw:formula="?f24 / ?f11"/><draw:equation draw:name="f38" draw:formula="?f25 / ?f11"/><draw:equation draw:name="f39" draw:formula="?f26 / ?f10"/><draw:equation draw:name="f40" draw:formula="?f27 / ?f11"/><draw:equation draw:name="f41" draw:formula="?f28 / ?f10"/><draw:equation draw:name="f42" draw:formula="?f29 / ?f11"/></draw:enhanced-geometry></draw:custom-shape><draw:custom-shape svg:x="1.1168in" svg:y="6.58572in" svg:width="1.86576in" svg:height="3.54513in" draw:id="id22" draw:style-name="a21" draw:name="Vrije vorm 15"><svg:title/><svg:desc/><draw:enhanced-geometry draw:type="non-primitive" svg:viewBox="0 0 402 782" draw:enhanced-path="M ?f1 ?f0 L ?f1 ?f3 ?f4 ?f5 ?f6 ?f7 ?f8 ?f9 ?f10 ?f11 ?f12 ?f13 ?f14 ?f15 ?f16 ?f17 ?f18 ?f19 ?f20 ?f21 ?f22 ?f23 ?f24 ?f25 ?f26 ?f27 ?f28 ?f29 ?f28 ?f2 ?f0 ?f30 ?f3 ?f29 ?f28 ?f31 ?f32 ?f33 ?f34 ?f35 ?f36 ?f37 ?f38 ?f39 ?f40 ?f41 ?f42 ?f43 ?f44 ?f45 ?f46 ?f47 ?f48 ?f49 ?f50 ?f51 ?f52 ?f53 ?f1 ?f0 Z N" draw:text-areas="?f170 ?f172 ?f171 ?f173" draw:glue-points="?f174 ?f175 ?f174 ?f176 ?f177 ?f178 ?f179 ?f180 ?f181 ?f182 ?f183 ?f184 ?f185 ?f186 ?f187 ?f188 ?f189 ?f190 ?f191 ?f192 ?f193 ?f194 ?f195 ?f196 ?f197 ?f198 ?f199 ?f200 ?f201 ?f202 ?f201 ?f203 ?f204 ?f205 ?f206 ?f202 ?f201 ?f207 ?f208 ?f209 ?f210 ?f211 ?f212 ?f213 ?f214 ?f215 ?f216 ?f217 ?f218 ?f219 ?f220 ?f221 ?f222 ?f223 ?f224 ?f225 ?f226 ?f227 ?f228 ?f229 ?f174 ?f175" draw:glue-point-leaving-directions="-90, -90, -90, -90, -90, -90, -90, -90, -90, -90, -90, -90, -90, -90, -90, -90, -90, -90, -90, -90, -90, -90, -90, -90, -90, -90, -90, -90, -90, -90, -90"><draw:equation draw:name="f0" draw:formula="0"/><draw:equation draw:name="f1" draw:formula="402"/><draw:equation draw:name="f2" draw:formula="782"/><draw:equation draw:name="f3" draw:formula="1"/><draw:equation draw:name="f4" draw:formula="363"/><draw:equation draw:name="f5" draw:formula="39"/><draw:equation draw:name="f6" draw:formula="325"/><draw:equation draw:name="f7" draw:formula="79"/><draw:equation draw:name="f8" draw:formula="290"/><draw:equation draw:name="f9" draw:formula="121"/><draw:equation draw:name="f10" draw:formula="255"/><draw:equation draw:name="f11" draw:formula="164"/><draw:equation draw:name="f12" draw:formula="211"/><draw:equation draw:name="f13" draw:formula="222"/><draw:equation draw:name="f14" draw:formula="171"/><draw:equation draw:name="f15" draw:formula="284"/><draw:equation draw:name="f16" draw:formula="133"/><draw:equation draw:name="f17" draw:formula="346"/><draw:equation draw:name="f18" draw:formula="100"/><draw:equation draw:name="f19" draw:formula="411"/><draw:equation draw:name="f20" draw:formula="71"/><draw:equation draw:name="f21" draw:formula="478"/><draw:equation draw:name="f22" draw:formula="45"/><draw:equation draw:name="f23" draw:formula="546"/><draw:equation draw:name="f24" draw:formula="27"/><draw:equation draw:name="f25" draw:formula="617"/><draw:equation draw:name="f26" draw:formula="13"/><draw:equation draw:name="f27" draw:formula="689"/><draw:equation draw:name="f28" draw:formula="7"/><draw:equation draw:name="f29" draw:formula="761"/><draw:equation draw:name="f30" draw:formula="765"/><draw:equation draw:name="f31" draw:formula="688"/><draw:equation draw:name="f32" draw:formula="21"/><draw:equation draw:name="f33" draw:formula="616"/><draw:equation draw:name="f34" draw:formula="40"/><draw:equation draw:name="f35" draw:formula="545"/><draw:equation draw:name="f36" draw:formula="66"/><draw:equation draw:name="f37" draw:formula="475"/><draw:equation draw:name="f38" draw:formula="95"/><draw:equation draw:name="f39" draw:formula="409"/><draw:equation draw:name="f40" draw:formula="130"/><draw:equation draw:name="f41" draw:formula="343"/><draw:equation draw:name="f42" draw:formula="167"/><draw:equation draw:name="f43" draw:formula="281"/><draw:equation draw:name="f44" draw:formula="209"/><draw:equation draw:name="f45" draw:formula="220"/><draw:equation draw:name="f46" draw:formula="253"/><draw:equation draw:name="f47" draw:formula="163"/><draw:equation draw:name="f48" draw:formula="287"/><draw:equation draw:name="f49" draw:formula="120"/><draw:equation draw:name="f50" draw:formula="324"/><draw:equation draw:name="f51" draw:formula="78"/><draw:equation draw:name="f52" draw:formula="362"/><draw:equation draw:name="f53" draw:formula="38"/><draw:equation draw:name="f54" draw:formula="?f2 - ?f0"/><draw:equation draw:name="f55" draw:formula="?f1 - ?f0"/><draw:equation draw:name="f56" draw:formula="?f55 / 402"/><draw:equation draw:name="f57" draw:formula="?f54 / 782"/><draw:equation draw:name="f58" draw:formula="402 * ?f55"/><draw:equation draw:name="f59" draw:formula="0 * ?f54"/><draw:equation draw:name="f60" draw:formula="1 * ?f54"/><draw:equation draw:name="f61" draw:formula="363 * ?f55"/><draw:equation draw:name="f62" draw:formula="39 * ?f54"/><draw:equation draw:name="f63" draw:formula="325 * ?f55"/><draw:equation draw:name="f64" draw:formula="79 * ?f54"/><draw:equation draw:name="f65" draw:formula="290 * ?f55"/><draw:equation draw:name="f66" draw:formula="121 * ?f54"/><draw:equation draw:name="f67" draw:formula="255 * ?f55"/><draw:equation draw:name="f68" draw:formula="164 * ?f54"/><draw:equation draw:name="f69" draw:formula="211 * ?f55"/><draw:equation draw:name="f70" draw:formula="222 * ?f54"/><draw:equation draw:name="f71" draw:formula="171 * ?f55"/><draw:equation draw:name="f72" draw:formula="284 * ?f54"/><draw:equation draw:name="f73" draw:formula="133 * ?f55"/><draw:equation draw:name="f74" draw:formula="346 * ?f54"/><draw:equation draw:name="f75" draw:formula="100 * ?f55"/><draw:equation draw:name="f76" draw:formula="411 * ?f54"/><draw:equation draw:name="f77" draw:formula="71 * ?f55"/><draw:equation draw:name="f78" draw:formula="478 * ?f54"/><draw:equation draw:name="f79" draw:formula="45 * ?f55"/><draw:equation draw:name="f80" draw:formula="546 * ?f54"/><draw:equation draw:name="f81" draw:formula="27 * ?f55"/><draw:equation draw:name="f82" draw:formula="617 * ?f54"/><draw:equation draw:name="f83" draw:formula="13 * ?f55"/><draw:equation draw:name="f84" draw:formula="689 * ?f54"/><draw:equation draw:name="f85" draw:formula="7 * ?f55"/><draw:equation draw:name="f86" draw:formula="761 * ?f54"/><draw:equation draw:name="f87" draw:formula="782 * ?f54"/><draw:equation draw:name="f88" draw:formula="0 * ?f55"/><draw:equation draw:name="f89" draw:formula="765 * ?f54"/><draw:equation draw:name="f90" draw:formula="1 * ?f55"/><draw:equation draw:name="f91" draw:formula="688 * ?f54"/><draw:equation draw:name="f92" draw:formula="21 * ?f55"/><draw:equation draw:name="f93" draw:formula="616 * ?f54"/><draw:equation draw:name="f94" draw:formula="40 * ?f55"/><draw:equation draw:name="f95" draw:formula="545 * ?f54"/><draw:equation draw:name="f96" draw:formula="66 * ?f55"/><draw:equation draw:name="f97" draw:formula="475 * ?f54"/><draw:equation draw:name="f98" draw:formula="95 * ?f55"/><draw:equation draw:name="f99" draw:formula="409 * ?f54"/><draw:equation draw:name="f100" draw:formula="130 * ?f55"/><draw:equation draw:name="f101" draw:formula="343 * ?f54"/><draw:equation draw:name="f102" draw:formula="167 * ?f55"/><draw:equation draw:name="f103" draw:formula="281 * ?f54"/><draw:equation draw:name="f104" draw:formula="209 * ?f55"/><draw:equation draw:name="f105" draw:formula="220 * ?f54"/><draw:equation draw:name="f106" draw:formula="253 * ?f55"/><draw:equation draw:name="f107" draw:formula="163 * ?f54"/><draw:equation draw:name="f108" draw:formula="287 * ?f55"/><draw:equation draw:name="f109" draw:formula="120 * ?f54"/><draw:equation draw:name="f110" draw:formula="324 * ?f55"/><draw:equation draw:name="f111" draw:formula="78 * ?f54"/><draw:equation draw:name="f112" draw:formula="362 * ?f55"/><draw:equation draw:name="f113" draw:formula="38 * ?f54"/><draw:equation draw:name="f114" draw:formula="?f58 / 402"/><draw:equation draw:name="f115" draw:formula="?f59 / 782"/><draw:equation draw:name="f116" draw:formula="?f60 / 782"/><draw:equation draw:name="f117" draw:formula="?f61 / 402"/><draw:equation draw:name="f118" draw:formula="?f62 / 782"/><draw:equation draw:name="f119" draw:formula="?f63 / 402"/><draw:equation draw:name="f120" draw:formula="?f64 / 782"/><draw:equation draw:name="f121" draw:formula="?f65 / 402"/><draw:equation draw:name="f122" draw:formula="?f66 / 782"/><draw:equation draw:name="f123" draw:formula="?f67 / 402"/><draw:equation draw:name="f124" draw:formula="?f68 / 782"/><draw:equation draw:name="f125" draw:formula="?f69 / 402"/><draw:equation draw:name="f126" draw:formula="?f70 / 782"/><draw:equation draw:name="f127" draw:formula="?f71 / 402"/><draw:equation draw:name="f128" draw:formula="?f72 / 782"/><draw:equation draw:name="f129" draw:formula="?f73 / 402"/><draw:equation draw:name="f130" draw:formula="?f74 / 782"/><draw:equation draw:name="f131" draw:formula="?f75 / 402"/><draw:equation draw:name="f132" draw:formula="?f76 / 782"/><draw:equation draw:name="f133" draw:formula="?f77 / 402"/><draw:equation draw:name="f134" draw:formula="?f78 / 782"/><draw:equation draw:name="f135" draw:formula="?f79 / 402"/><draw:equation draw:name="f136" draw:formula="?f80 / 782"/><draw:equation draw:name="f137" draw:formula="?f81 / 402"/><draw:equation draw:name="f138" draw:formula="?f82 / 782"/><draw:equation draw:name="f139" draw:formula="?f83 / 402"/><draw:equation draw:name="f140" draw:formula="?f84 / 782"/><draw:equation draw:name="f141" draw:formula="?f85 / 402"/><draw:equation draw:name="f142" draw:formula="?f86 / 782"/><draw:equation draw:name="f143" draw:formula="?f87 / 782"/><draw:equation draw:name="f144" draw:formula="?f88 / 402"/><draw:equation draw:name="f145" draw:formula="?f89 / 782"/><draw:equation draw:name="f146" draw:formula="?f90 / 402"/><draw:equation draw:name="f147" draw:formula="?f91 / 782"/><draw:equation draw:name="f148" draw:formula="?f92 / 402"/><draw:equation draw:name="f149" draw:formula="?f93 / 782"/><draw:equation draw:name="f150" draw:formula="?f94 / 402"/><draw:equation draw:name="f151" draw:formula="?f95 / 782"/><draw:equation draw:name="f152" draw:formula="?f96 / 402"/><draw:equation draw:name="f153" draw:formula="?f97 / 782"/><draw:equation draw:name="f154" draw:formula="?f98 / 402"/><draw:equation draw:name="f155" draw:formula="?f99 / 782"/><draw:equation draw:name="f156" draw:formula="?f100 / 402"/><draw:equation draw:name="f157" draw:formula="?f101 / 782"/><draw:equation draw:name="f158" draw:formula="?f102 / 402"/><draw:equation draw:name="f159" draw:formula="?f103 / 782"/><draw:equation draw:name="f160" draw:formula="?f104 / 402"/><draw:equation draw:name="f161" draw:formula="?f105 / 782"/><draw:equation draw:name="f162" draw:formula="?f106 / 402"/><draw:equation draw:name="f163" draw:formula="?f107 / 782"/><draw:equation draw:name="f164" draw:formula="?f108 / 402"/><draw:equation draw:name="f165" draw:formula="?f109 / 782"/><draw:equation draw:name="f166" draw:formula="?f110 / 402"/><draw:equation draw:name="f167" draw:formula="?f111 / 782"/><draw:equation draw:name="f168" draw:formula="?f112 / 402"/><draw:equation draw:name="f169" draw:formula="?f113 / 782"/><draw:equation draw:name="f170" draw:formula="0 / ?f56"/><draw:equation draw:name="f171" draw:formula="?f1 / ?f56"/><draw:equation draw:name="f172" draw:formula="0 / ?f57"/><draw:equation draw:name="f173" draw:formula="?f2 / ?f57"/><draw:equation draw:name="f174" draw:formula="?f114 / ?f56"/><draw:equation draw:name="f175" draw:formula="?f115 / ?f57"/><draw:equation draw:name="f176" draw:formula="?f116 / ?f57"/><draw:equation draw:name="f177" draw:formula="?f117 / ?f56"/><draw:equation draw:name="f178" draw:formula="?f118 / ?f57"/><draw:equation draw:name="f179" draw:formula="?f119 / ?f56"/><draw:equation draw:name="f180" draw:formula="?f120 / ?f57"/><draw:equation draw:name="f181" draw:formula="?f121 / ?f56"/><draw:equation draw:name="f182" draw:formula="?f122 / ?f57"/><draw:equation draw:name="f183" draw:formula="?f123 / ?f56"/><draw:equation draw:name="f184" draw:formula="?f124 / ?f57"/><draw:equation draw:name="f185" draw:formula="?f125 / ?f56"/><draw:equation draw:name="f186" draw:formula="?f126 / ?f57"/><draw:equation draw:name="f187" draw:formula="?f127 / ?f56"/><draw:equation draw:name="f188" draw:formula="?f128 / ?f57"/><draw:equation draw:name="f189" draw:formula="?f129 / ?f56"/><draw:equation draw:name="f190" draw:formula="?f130 / ?f57"/><draw:equation draw:name="f191" draw:formula="?f131 / ?f56"/><draw:equation draw:name="f192" draw:formula="?f132 / ?f57"/><draw:equation draw:name="f193" draw:formula="?f133 / ?f56"/><draw:equation draw:name="f194" draw:formula="?f134 / ?f57"/><draw:equation draw:name="f195" draw:formula="?f135 / ?f56"/><draw:equation draw:name="f196" draw:formula="?f136 / ?f57"/><draw:equation draw:name="f197" draw:formula="?f137 / ?f56"/><draw:equation draw:name="f198" draw:formula="?f138 / ?f57"/><draw:equation draw:name="f199" draw:formula="?f139 / ?f56"/><draw:equation draw:name="f200" draw:formula="?f140 / ?f57"/><draw:equation draw:name="f201" draw:formula="?f141 / ?f56"/><draw:equation draw:name="f202" draw:formula="?f142 / ?f57"/><draw:equation draw:name="f203" draw:formula="?f143 / ?f57"/><draw:equation draw:name="f204" draw:formula="?f144 / ?f56"/><draw:equation draw:name="f205" draw:formula="?f145 / ?f57"/><draw:equation draw:name="f206" draw:formula="?f146 / ?f56"/><draw:equation draw:name="f207" draw:formula="?f147 / ?f57"/><draw:equation draw:name="f208" draw:formula="?f148 / ?f56"/><draw:equation draw:name="f209" draw:formula="?f149 / ?f57"/><draw:equation draw:name="f210" draw:formula="?f150 / ?f56"/><draw:equation draw:name="f211" draw:formula="?f151 / ?f57"/><draw:equation draw:name="f212" draw:formula="?f152 / ?f56"/><draw:equation draw:name="f213" draw:formula="?f153 / ?f57"/><draw:equation draw:name="f214" draw:formula="?f154 / ?f56"/><draw:equation draw:name="f215" draw:formula="?f155 / ?f57"/><draw:equation draw:name="f216" draw:formula="?f156 / ?f56"/><draw:equation draw:name="f217" draw:formula="?f157 / ?f57"/><draw:equation draw:name="f218" draw:formula="?f158 / ?f56"/><draw:equation draw:name="f219" draw:formula="?f159 / ?f57"/><draw:equation draw:name="f220" draw:formula="?f160 / ?f56"/><draw:equation draw:name="f221" draw:formula="?f161 / ?f57"/><draw:equation draw:name="f222" draw:formula="?f162 / ?f56"/><draw:equation draw:name="f223" draw:formula="?f163 / ?f57"/><draw:equation draw:name="f224" draw:formula="?f164 / ?f56"/><draw:equation draw:name="f225" draw:formula="?f165 / ?f57"/><draw:equation draw:name="f226" draw:formula="?f166 / ?f56"/><draw:equation draw:name="f227" draw:formula="?f167 / ?f57"/><draw:equation draw:name="f228" draw:formula="?f168 / ?f56"/><draw:equation draw:name="f229" draw:formula="?f169 / ?f57"/></draw:enhanced-geometry></draw:custom-shape><draw:custom-shape svg:x="1.1168in" svg:y="10.16712in" svg:width="0.17173in" svg:height="0.88855in" draw:id="id23" draw:style-name="a22" draw:name="Vrije vorm 16"><svg:title/><svg:desc/><draw:enhanced-geometry draw:type="non-primitive" svg:viewBox="0 0 37 196" draw:enhanced-path="M ?f0 ?f0 L ?f3 ?f4 ?f5 ?f6 ?f7 ?f8 ?f9 ?f10 ?f11 ?f12 ?f1 ?f2 ?f13 ?f14 ?f4 ?f15 ?f16 ?f17 ?f18 ?f19 ?f0 ?f0 Z N" draw:text-areas="?f68 ?f70 ?f69 ?f71" draw:glue-points="?f72 ?f73 ?f74 ?f75 ?f76 ?f77 ?f78 ?f79 ?f80 ?f81 ?f82 ?f83 ?f84 ?f85 ?f86 ?f87 ?f88 ?f89 ?f90 ?f91 ?f92 ?f93 ?f72 ?f73" draw:glue-point-leaving-directions="-90, -90, -90, -90, -90, -90, -90, -90, -90, -90, -90, -90"><draw:equation draw:name="f0" draw:formula="0"/><draw:equation draw:name="f1" draw:formula="37"/><draw:equation draw:name="f2" draw:formula="196"/><draw:equation draw:name="f3" draw:formula="6"/><draw:equation draw:name="f4" draw:formula="15"/><draw:equation draw:name="f5" draw:formula="7"/><draw:equation draw:name="f6" draw:formula="18"/><draw:equation draw:name="f7" draw:formula="12"/><draw:equation draw:name="f8" draw:formula="80"/><draw:equation draw:name="f9" draw:formula="21"/><draw:equation draw:name="f10" draw:formula="134"/><draw:equation draw:name="f11" draw:formula="33"/><draw:equation draw:name="f12" draw:formula="188"/><draw:equation draw:name="f13" draw:formula="22"/><draw:equation draw:name="f14" draw:formula="162"/><draw:equation draw:name="f15" draw:formula="146"/><draw:equation draw:name="f16" draw:formula="5"/><draw:equation draw:name="f17" draw:formula="81"/><draw:equation draw:name="f18" draw:formula="1"/><draw:equation draw:name="f19" draw:formula="40"/><draw:equation draw:name="f20" draw:formula="?f2 - ?f0"/><draw:equation draw:name="f21" draw:formula="?f1 - ?f0"/><draw:equation draw:name="f22" draw:formula="?f21 / 37"/><draw:equation draw:name="f23" draw:formula="?f20 / 196"/><draw:equation draw:name="f24" draw:formula="0 * ?f21"/><draw:equation draw:name="f25" draw:formula="0 * ?f20"/><draw:equation draw:name="f26" draw:formula="6 * ?f21"/><draw:equation draw:name="f27" draw:formula="15 * ?f20"/><draw:equation draw:name="f28" draw:formula="7 * ?f21"/><draw:equation draw:name="f29" draw:formula="18 * ?f20"/><draw:equation draw:name="f30" draw:formula="12 * ?f21"/><draw:equation draw:name="f31" draw:formula="80 * ?f20"/><draw:equation draw:name="f32" draw:formula="21 * ?f21"/><draw:equation draw:name="f33" draw:formula="134 * ?f20"/><draw:equation draw:name="f34" draw:formula="33 * ?f21"/><draw:equation draw:name="f35" draw:formula="188 * ?f20"/><draw:equation draw:name="f36" draw:formula="37 * ?f21"/><draw:equation draw:name="f37" draw:formula="196 * ?f20"/><draw:equation draw:name="f38" draw:formula="22 * ?f21"/><draw:equation draw:name="f39" draw:formula="162 * ?f20"/><draw:equation draw:name="f40" draw:formula="15 * ?f21"/><draw:equation draw:name="f41" draw:formula="146 * ?f20"/><draw:equation draw:name="f42" draw:formula="5 * ?f21"/><draw:equation draw:name="f43" draw:formula="81 * ?f20"/><draw:equation draw:name="f44" draw:formula="1 * ?f21"/><draw:equation draw:name="f45" draw:formula="40 * ?f20"/><draw:equation draw:name="f46" draw:formula="?f24 / 37"/><draw:equation draw:name="f47" draw:formula="?f25 / 196"/><draw:equation draw:name="f48" draw:formula="?f26 / 37"/><draw:equation draw:name="f49" draw:formula="?f27 / 196"/><draw:equation draw:name="f50" draw:formula="?f28 / 37"/><draw:equation draw:name="f51" draw:formula="?f29 / 196"/><draw:equation draw:name="f52" draw:formula="?f30 / 37"/><draw:equation draw:name="f53" draw:formula="?f31 / 196"/><draw:equation draw:name="f54" draw:formula="?f32 / 37"/><draw:equation draw:name="f55" draw:formula="?f33 / 196"/><draw:equation draw:name="f56" draw:formula="?f34 / 37"/><draw:equation draw:name="f57" draw:formula="?f35 / 196"/><draw:equation draw:name="f58" draw:formula="?f36 / 37"/><draw:equation draw:name="f59" draw:formula="?f37 / 196"/><draw:equation draw:name="f60" draw:formula="?f38 / 37"/><draw:equation draw:name="f61" draw:formula="?f39 / 196"/><draw:equation draw:name="f62" draw:formula="?f40 / 37"/><draw:equation draw:name="f63" draw:formula="?f41 / 196"/><draw:equation draw:name="f64" draw:formula="?f42 / 37"/><draw:equation draw:name="f65" draw:formula="?f43 / 196"/><draw:equation draw:name="f66" draw:formula="?f44 / 37"/><draw:equation draw:name="f67" draw:formula="?f45 / 196"/><draw:equation draw:name="f68" draw:formula="0 / ?f22"/><draw:equation draw:name="f69" draw:formula="?f1 / ?f22"/><draw:equation draw:name="f70" draw:formula="0 / ?f23"/><draw:equation draw:name="f71" draw:formula="?f2 / ?f23"/><draw:equation draw:name="f72" draw:formula="?f46 / ?f22"/><draw:equation draw:name="f73" draw:formula="?f47 / ?f23"/><draw:equation draw:name="f74" draw:formula="?f48 / ?f22"/><draw:equation draw:name="f75" draw:formula="?f49 / ?f23"/><draw:equation draw:name="f76" draw:formula="?f50 / ?f22"/><draw:equation draw:name="f77" draw:formula="?f51 / ?f23"/><draw:equation draw:name="f78" draw:formula="?f52 / ?f22"/><draw:equation draw:name="f79" draw:formula="?f53 / ?f23"/><draw:equation draw:name="f80" draw:formula="?f54 / ?f22"/><draw:equation draw:name="f81" draw:formula="?f55 / ?f23"/><draw:equation draw:name="f82" draw:formula="?f56 / ?f22"/><draw:equation draw:name="f83" draw:formula="?f57 / ?f23"/><draw:equation draw:name="f84" draw:formula="?f58 / ?f22"/><draw:equation draw:name="f85" draw:formula="?f59 / ?f23"/><draw:equation draw:name="f86" draw:formula="?f60 / ?f22"/><draw:equation draw:name="f87" draw:formula="?f61 / ?f23"/><draw:equation draw:name="f88" draw:formula="?f62 / ?f22"/><draw:equation draw:name="f89" draw:formula="?f63 / ?f23"/><draw:equation draw:name="f90" draw:formula="?f64 / ?f22"/><draw:equation draw:name="f91" draw:formula="?f65 / ?f23"/><draw:equation draw:name="f92" draw:formula="?f66 / ?f22"/><draw:equation draw:name="f93" draw:formula="?f67 / ?f23"/></draw:enhanced-geometry></draw:custom-shape><draw:custom-shape svg:x="1.25139in" svg:y="11.07833in" svg:width="0.14388in" svg:height="0.2992in" draw:id="id24" draw:style-name="a23" draw:name="Vrije vorm 17"><svg:title/><svg:desc/><draw:enhanced-geometry draw:type="non-primitive" svg:viewBox="0 0 31 66" draw:enhanced-path="M ?f0 ?f0 L ?f1 ?f2 ?f3 ?f2 ?f0 ?f0 Z N" draw:text-areas="?f18 ?f20 ?f19 ?f21" draw:glue-points="?f22 ?f23 ?f24 ?f25 ?f26 ?f25 ?f22 ?f23" draw:glue-point-leaving-directions="-90, -90, -90, -90"><draw:equation draw:name="f0" draw:formula="0"/><draw:equation draw:name="f1" draw:formula="31"/><draw:equation draw:name="f2" draw:formula="66"/><draw:equation draw:name="f3" draw:formula="24"/><draw:equation draw:name="f4" draw:formula="?f2 - ?f0"/><draw:equation draw:name="f5" draw:formula="?f1 - ?f0"/><draw:equation draw:name="f6" draw:formula="?f5 / 31"/><draw:equation draw:name="f7" draw:formula="?f4 / 66"/><draw:equation draw:name="f8" draw:formula="0 * ?f5"/><draw:equation draw:name="f9" draw:formula="0 * ?f4"/><draw:equation draw:name="f10" draw:formula="31 * ?f5"/><draw:equation draw:name="f11" draw:formula="66 * ?f4"/><draw:equation draw:name="f12" draw:formula="24 * ?f5"/><draw:equation draw:name="f13" draw:formula="?f8 / 31"/><draw:equation draw:name="f14" draw:formula="?f9 / 66"/><draw:equation draw:name="f15" draw:formula="?f10 / 31"/><draw:equation draw:name="f16" draw:formula="?f11 / 66"/><draw:equation draw:name="f17" draw:formula="?f12 / 31"/><draw:equation draw:name="f18" draw:formula="0 / ?f6"/><draw:equation draw:name="f19" draw:formula="?f1 / ?f6"/><draw:equation draw:name="f20" draw:formula="0 / ?f7"/><draw:equation draw:name="f21" draw:formula="?f2 / ?f7"/><draw:equation draw:name="f22" draw:formula="?f13 / ?f6"/><draw:equation draw:name="f23" draw:formula="?f14 / ?f7"/><draw:equation draw:name="f24" draw:formula="?f15 / ?f6"/><draw:equation draw:name="f25" draw:formula="?f16 / ?f7"/><draw:equation draw:name="f26" draw:formula="?f17 / ?f6"/></draw:enhanced-geometry></draw:custom-shape><draw:custom-shape svg:x="1.1168in" svg:y="10.05378in" svg:width="0.03249in" svg:height="0.19494in" draw:id="id25" draw:style-name="a24" draw:name="Vrije vorm 18"><svg:title/><svg:desc/><draw:enhanced-geometry draw:type="non-primitive" svg:viewBox="0 0 7 43" draw:enhanced-path="M ?f0 ?f0 L ?f1 ?f3 ?f1 ?f2 ?f4 ?f5 ?f0 ?f6 ?f0 ?f0 Z N" draw:text-areas="?f27 ?f29 ?f28 ?f30" draw:glue-points="?f31 ?f32 ?f33 ?f34 ?f33 ?f35 ?f36 ?f37 ?f31 ?f38 ?f31 ?f32" draw:glue-point-leaving-directions="-90, -90, -90, -90, -90, -90"><draw:equation draw:name="f0" draw:formula="0"/><draw:equation draw:name="f1" draw:formula="7"/><draw:equation draw:name="f2" draw:formula="43"/><draw:equation draw:name="f3" draw:formula="17"/><draw:equation draw:name="f4" draw:formula="6"/><draw:equation draw:name="f5" draw:formula="40"/><draw:equation draw:name="f6" draw:formula="25"/><draw:equation draw:name="f7" draw:formula="?f2 - ?f0"/><draw:equation draw:name="f8" draw:formula="?f1 - ?f0"/><draw:equation draw:name="f9" draw:formula="?f8 / 7"/><draw:equation draw:name="f10" draw:formula="?f7 / 43"/><draw:equation draw:name="f11" draw:formula="0 * ?f8"/><draw:equation draw:name="f12" draw:formula="0 * ?f7"/><draw:equation draw:name="f13" draw:formula="7 * ?f8"/><draw:equation draw:name="f14" draw:formula="17 * ?f7"/><draw:equation draw:name="f15" draw:formula="43 * ?f7"/><draw:equation draw:name="f16" draw:formula="6 * ?f8"/><draw:equation draw:name="f17" draw:formula="40 * ?f7"/><draw:equation draw:name="f18" draw:formula="25 * ?f7"/><draw:equation draw:name="f19" draw:formula="?f11 / 7"/><draw:equation draw:name="f20" draw:formula="?f12 / 43"/><draw:equation draw:name="f21" draw:formula="?f13 / 7"/><draw:equation draw:name="f22" draw:formula="?f14 / 43"/><draw:equation draw:name="f23" draw:formula="?f15 / 43"/><draw:equation draw:name="f24" draw:formula="?f16 / 7"/><draw:equation draw:name="f25" draw:formula="?f17 / 43"/><draw:equation draw:name="f26" draw:formula="?f18 / 43"/><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10"/><draw:equation draw:name="f36" draw:formula="?f24 / ?f9"/><draw:equation draw:name="f37" draw:formula="?f25 / ?f10"/><draw:equation draw:name="f38" draw:formula="?f26 / ?f10"/></draw:enhanced-geometry></draw:custom-shape><draw:custom-shape svg:x="1.18641in" svg:y="10.82899in" svg:width="0.21349in" svg:height="0.54854in" draw:id="id26" draw:style-name="a25" draw:name="Vrije vorm 19"><svg:title/><svg:desc/><draw:enhanced-geometry draw:type="non-primitive" svg:viewBox="0 0 46 121" draw:enhanced-path="M ?f0 ?f0 L ?f3 ?f4 ?f5 ?f6 ?f7 ?f8 ?f1 ?f2 ?f9 ?f2 ?f10 ?f11 ?f12 ?f13 ?f0 ?f0 Z N" draw:text-areas="?f48 ?f50 ?f49 ?f51" draw:glue-points="?f52 ?f53 ?f54 ?f55 ?f56 ?f57 ?f58 ?f59 ?f60 ?f61 ?f62 ?f61 ?f63 ?f64 ?f65 ?f66 ?f52 ?f53" draw:glue-point-leaving-directions="-90, -90, -90, -90, -90, -90, -90, -90, -90"><draw:equation draw:name="f0" draw:formula="0"/><draw:equation draw:name="f1" draw:formula="46"/><draw:equation draw:name="f2" draw:formula="121"/><draw:equation draw:name="f3" draw:formula="7"/><draw:equation draw:name="f4" draw:formula="16"/><draw:equation draw:name="f5" draw:formula="22"/><draw:equation draw:name="f6" draw:formula="50"/><draw:equation draw:name="f7" draw:formula="33"/><draw:equation draw:name="f8" draw:formula="86"/><draw:equation draw:name="f9" draw:formula="45"/><draw:equation draw:name="f10" draw:formula="14"/><draw:equation draw:name="f11" draw:formula="55"/><draw:equation draw:name="f12" draw:formula="11"/><draw:equation draw:name="f13" draw:formula="44"/><draw:equation draw:name="f14" draw:formula="?f2 - ?f0"/><draw:equation draw:name="f15" draw:formula="?f1 - ?f0"/><draw:equation draw:name="f16" draw:formula="?f15 / 46"/><draw:equation draw:name="f17" draw:formula="?f14 / 121"/><draw:equation draw:name="f18" draw:formula="0 * ?f15"/><draw:equation draw:name="f19" draw:formula="0 * ?f14"/><draw:equation draw:name="f20" draw:formula="7 * ?f15"/><draw:equation draw:name="f21" draw:formula="16 * ?f14"/><draw:equation draw:name="f22" draw:formula="22 * ?f15"/><draw:equation draw:name="f23" draw:formula="50 * ?f14"/><draw:equation draw:name="f24" draw:formula="33 * ?f15"/><draw:equation draw:name="f25" draw:formula="86 * ?f14"/><draw:equation draw:name="f26" draw:formula="46 * ?f15"/><draw:equation draw:name="f27" draw:formula="121 * ?f14"/><draw:equation draw:name="f28" draw:formula="45 * ?f15"/><draw:equation draw:name="f29" draw:formula="14 * ?f15"/><draw:equation draw:name="f30" draw:formula="55 * ?f14"/><draw:equation draw:name="f31" draw:formula="11 * ?f15"/><draw:equation draw:name="f32" draw:formula="44 * ?f14"/><draw:equation draw:name="f33" draw:formula="?f18 / 46"/><draw:equation draw:name="f34" draw:formula="?f19 / 121"/><draw:equation draw:name="f35" draw:formula="?f20 / 46"/><draw:equation draw:name="f36" draw:formula="?f21 / 121"/><draw:equation draw:name="f37" draw:formula="?f22 / 46"/><draw:equation draw:name="f38" draw:formula="?f23 / 121"/><draw:equation draw:name="f39" draw:formula="?f24 / 46"/><draw:equation draw:name="f40" draw:formula="?f25 / 121"/><draw:equation draw:name="f41" draw:formula="?f26 / 46"/><draw:equation draw:name="f42" draw:formula="?f27 / 121"/><draw:equation draw:name="f43" draw:formula="?f28 / 46"/><draw:equation draw:name="f44" draw:formula="?f29 / 46"/><draw:equation draw:name="f45" draw:formula="?f30 / 121"/><draw:equation draw:name="f46" draw:formula="?f31 / 46"/><draw:equation draw:name="f47" draw:formula="?f32 / 121"/><draw:equation draw:name="f48" draw:formula="0 / ?f16"/><draw:equation draw:name="f49" draw:formula="?f1 / ?f16"/><draw:equation draw:name="f50" draw:formula="0 / ?f17"/><draw:equation draw:name="f51" draw:formula="?f2 / ?f17"/><draw:equation draw:name="f52" draw:formula="?f33 / ?f16"/><draw:equation draw:name="f53" draw:formula="?f34 / ?f17"/><draw:equation draw:name="f54" draw:formula="?f35 / ?f16"/><draw:equation draw:name="f55" draw:formula="?f36 / ?f17"/><draw:equation draw:name="f56" draw:formula="?f37 / ?f16"/><draw:equation draw:name="f57" draw:formula="?f38 / ?f17"/><draw:equation draw:name="f58" draw:formula="?f39 / ?f16"/><draw:equation draw:name="f59" draw:formula="?f40 / ?f17"/><draw:equation draw:name="f60" draw:formula="?f41 / ?f16"/><draw:equation draw:name="f61" draw:formula="?f42 / ?f17"/><draw:equation draw:name="f62" draw:formula="?f43 / ?f16"/><draw:equation draw:name="f63" draw:formula="?f44 / ?f16"/><draw:equation draw:name="f64" draw:formula="?f45 / ?f17"/><draw:equation draw:name="f65" draw:formula="?f46 / ?f16"/><draw:equation draw:name="f66" draw:formula="?f47 / ?f17"/></draw:enhanced-geometry></draw:custom-shape></draw:g></draw:g></draw:g></text:p>
      <text:p text:style-name="P7"><draw:frame draw:z-index="251661312" draw:id="id30" draw:style-name="a27" draw:name="Tekstvak 33" text:anchor-type="paragraph" svg:x="3.47292in" svg:y="2.04653in" svg:width="4.40625in" svg:height="1.375in" style:rel-width="scale" style:rel-height="scale"><draw:text-box><text:p text:style-name="Geenafstand"><text:span text:style-name="T8">ONDERZOEK <text:s/></text:span></text:p><text:p text:style-name="P9"><text:span text:style-name="T10">SNEAKER ABBONOMENT</text:span></text:p></draw:text-box><svg:title/><svg:desc/></draw:frame><text:span text:style-name="T11">Gemaakt door: Ruben Cali, MD2A</text:span></text:p>
      <text:p text:style-name="Standaard"/>
      <text:p text:style-name="Standaard"/>
      <text:p text:style-name="Standaard"/>
      <text:p text:style-name="Standaard"/>
      <text:p text:style-name="Standaard"/>
      <text:p text:style-name="Standaard"/>
      <text:p text:style-name="Standaard"/>
      <text:p text:style-name="P12"/>
      <text:p text:style-name="P13"><text:tab/></text:p>
      <text:p text:style-name="P14"/>
      <text:p text:style-name="P15"/>
      <text:p text:style-name="Kopvaninhoudsopgave"><text:span text:style-name="T16">Inhoudsopgave</text:span></text:p>
      <text:h text:style-name="P17" text:outline-level="1">Aanleiding:<text:tab/>3</text:h>
      <text:h text:style-name="P18" text:outline-level="1">Onderzoek 5 webshops:<text:tab/>4</text:h>
      <text:h text:style-name="P19" text:outline-level="1">Onderzoek 3 dezelfde webshops:<text:tab/>5</text:h>
      <text:h text:style-name="P20" text:outline-level="1">Conclusie:<text:tab/>6</text:h>
      <text:h text:style-name="P21" text:outline-level="1">bron:<text:tab/>7</text:h>
      <text:p text:style-name="P22"/>
      <text:p text:style-name="P23"/>
      <text:p text:style-name="P24"/>
      <text:p text:style-name="P25"/>
      <text:p text:style-name="P26"/>
      <text:p text:style-name="P27"/>
      <text:p text:style-name="P28"/>
      <text:p text:style-name="P29"/>
      <text:p text:style-name="P30"/>
      <text:p text:style-name="P31"/>
      <text:p text:style-name="P32"/>
      <text:p text:style-name="P33"/>
      <text:p text:style-name="P34"/>
      <text:p text:style-name="P35"/>
      <text:p text:style-name="P36"/>
      <text:p text:style-name="P37"/>
      <text:p text:style-name="P38"/>
      <text:p text:style-name="P39"/>
      <text:p text:style-name="P40"/>
      <text:p text:style-name="P41"/>
      <text:p text:style-name="P42"/>
      <text:h text:style-name="P43" text:outline-level="2">Aanleiding</text:h>
      <text:p text:style-name="P44"/>
      <text:p text:style-name="P45"/>
      <text:p text:style-name="P46">Voor dit project zal ik een webshop moeten maken waar ik een product lever in de form van een abonnement. Zoals elke week een bos bloemen leveren aan de klanten die hier betaald voor hebben. Ik heb gekozen voor een website met een sneaker abonnement. Op deze website zal ik maandelijks de nieuwste schoenen maken. Deze schoenen kan je ook van kleur aanpassen op de hoe jij dit mooi zou vinden. Ik zal hier veel onderzoek voor moeten doen aangezien ik geen ervaring heb met het creëren van zo een soort website en zal dus bij veel concurrenten moeten kijken en dan hun manier beter maken op mijn eigen manier. Dit project eindigt op 24 mei, de herkansingen zijn op 31 mei.</text:p>
      <text:p text:style-name="P47"/>
      <text:p text:style-name="P48"/>
      <text:p text:style-name="P49"/>
      <text:p text:style-name="P50"/>
      <text:p text:style-name="P51"/>
      <text:p text:style-name="P52"/>
      <text:p text:style-name="P53"/>
      <text:p text:style-name="P54"/>
      <text:p text:style-name="P55"/>
      <text:p text:style-name="P56"/>
      <text:h text:style-name="P57" text:outline-level="2">ONDERZOEK 5 WEBSHOPS</text:h>
      <text:p text:style-name="P58"/>
      <text:p text:style-name="P59"/>
      <text:p text:style-name="P60">De opdracht was om 5 abonnement websites op te zoeken die niet hetzelfde product bieden die ik heb gekozen. Ik koos om websites waar bloemen abonnementen worden verkocht. Het allereerste dat mij opviel is dat alle 5 de websites een heel clean design hadden en dat de huisstijl eigenlijk niks te maken had met wat ze verkopen op de website. Dit was omdat ze een design hebben gebruikt die heel modern is en met veel rustige kleuren en duidelijke kleuren gemaakt is. Maar dit zorgt er ook voor dat ik als gebruiker er niks speciaals aan vindt en niet gelijk zal kiezen voor die website. En op alle 5 de websites was het bestellen van een abonnement heel mooi en werkte mooi ik zal hier ook inspiratie uit halen en dit zal je terug zien op mijn website.<text:s/></text:p>
      <text:p text:style-name="P61"/>
      <text:p text:style-name="P62"/>
      <text:p text:style-name="P63"/>
      <text:p text:style-name="P64"/>
      <text:p text:style-name="P65"/>
      <text:p text:style-name="P66"/>
      <text:p text:style-name="P67"/>
      <text:soft-page-break/>
      <text:h text:style-name="P68" text:outline-level="2">ONDERZOEK 3 DEZELFDE WEBSHOPS</text:h>
      <text:p text:style-name="P69"/>
      <text:p text:style-name="Standaard"><text:span text:style-name="T70">De opdracht is om 3 concurrenten te vinden en hun websites te bekijken.<text:s/></text:span><text:span text:style-name="T71">Als eerste keek ik naar de stijl die deze bedrijven hebben gebruikt voor hun website. Dit viel wel erg tegen aangezien het niet modern was en ook niks makkelijk voor de gebruiker om te kijken waar ze zich konden aanmelden voor het<text:s/></text:span><text:span text:style-name="T72">abonnement</text:span><text:span text:style-name="T73">. In mijn website zal ik het zo duidelijk mogelijk maken, zodat de gebruiker hier makkelijk bij kan komen en zonder moeite kan navigeren door de website. Hiernaast was het<text:s/></text:span><text:span text:style-name="T74">proces</text:span><text:span text:style-name="T75"><text:s/>van het aanmelden voor het<text:s/></text:span><text:span text:style-name="T76">abonnement</text:span><text:span text:style-name="T77"><text:s/>ook niet bepaald speciaal of mooi gedaan. Dus ik zal hiervoor een quiz maken die de gebruiker kan doen dat maximaal 1 minuut duurt</text:span><text:span text:style-name="T78">. Het is natuurlijk dat de gebruiker een prettige ervaring heeft op mijn website dus ik zal hier ook mijn uiterst best doen om het zo makkelijk en clean mogelijk te houden.</text:span></text:p>
      <text:p text:style-name="P79"/>
      <text:p text:style-name="P80"/>
      <text:p text:style-name="P81"/>
      <text:p text:style-name="P82"/>
      <text:p text:style-name="P83"/>
      <text:p text:style-name="P84"/>
      <text:p text:style-name="P85"/>
      <text:p text:style-name="P86"/>
      <text:soft-page-break/>
      <text:h text:style-name="P87" text:outline-level="2">Conclusie</text:h>
      <text:p text:style-name="P88"/>
      <text:p text:style-name="Standaard"><text:span text:style-name="T89">Met de kennis die ik heb van de 8 websites zal ik mijn website zo veel mogelijk daar op verbeteren en inspiratie op doen om mijn website nog unieker en moderner te maken dan deze websites. En hierbij ook een zo goed mogelijk en makkelijk website te maken. Wat mij op viel met de websites die bloemen abonnementen verkochten was dat alles heel modern en clean. Dit zal heel fijn zijn voor de gebruiker maar zal je niet specialer te maken dan je concurrent. En van de sneaker abonnementen was alles niet clean en modern en niet makkelijk te gebruiken voor de gebruiker. Dus ik zal hier op letten en dit zo goed mogelijk te verbeteren.</text:span></text:p>
      <text:p text:style-name="P90"/>
      <text:p text:style-name="P91"/>
      <text:p text:style-name="P92"/>
      <text:p text:style-name="P93"/>
      <text:p text:style-name="P94"/>
      <text:p text:style-name="P95"/>
      <text:p text:style-name="P96"/>
      <text:p text:style-name="P97"/>
      <text:p text:style-name="P98"/>
      <text:p text:style-name="P99"/>
      <text:p text:style-name="P100"/>
      <text:p text:style-name="P101"/>
      <text:p text:style-name="P102"/>
      <text:p text:style-name="P103"/>
      <text:h text:style-name="P104" text:outline-level="2">Bron</text:h>
      <text:p text:style-name="P105"/>
      <text:p text:style-name="Standaard"><text:a xlink:href="https://www.fleurop.nl/" office:target-frame-name="_top" xlink:show="replace"><text:span text:style-name="T106">https://www.fleurop.nl/</text:span></text:a><text:span text:style-name="T107"><text:s/>= fleurop</text:span></text:p>
      <text:p text:style-name="Standaard"><text:a xlink:href="https://www.appleyardflowers.com/flower-subscription?channel=ppc&amp;gclid=Cj0KCQiAyoeCBhCTARIsAOfpKxgVV3wqILgMGU8BzgTFnQKPj00uiDdebBHhGIgVdXTIaBHtSUd2kTMaAl2tEALw_wcB&amp;gclsrc=aw.ds" office:target-frame-name="_top" xlink:show="replace"><text:span text:style-name="T108">https://www.appleyardflowers.com/flower-subscription?channel=ppc&amp;gclid=Cj0KCQiAyoeCBhCTARIsAOfpKxgVV3wqILgMGU8BzgTFnQKPj00uiDdebBHhGIgVdXTIaBHtSUd2kTMaAl2tEALw_wcB&amp;gclsrc=aw.ds</text:span></text:a><text:span text:style-name="T109"><text:s/>=<text:s/></text:span><text:span text:style-name="T110">appleyardflowers</text:span></text:p>
      <text:p text:style-name="Standaard"><text:a xlink:href="https://www.bloomandwild.com/flower-subscriptions" office:target-frame-name="_top" xlink:show="replace"><text:span text:style-name="T111">https://www.bloomandwild.com/flower-subscriptions</text:span></text:a><text:span text:style-name="T112"><text:s/>=<text:s/></text:span><text:span text:style-name="T113">bloomandwild</text:span></text:p>
      <text:p text:style-name="Standaard"><text:a xlink:href="https://www.bloomsybox.com/" office:target-frame-name="_top" xlink:show="replace"><text:span text:style-name="T114">https://www.bloomsybox.com/</text:span></text:a><text:span text:style-name="T115"><text:s/>=<text:s/></text:span><text:span text:style-name="T116">bloomsybox</text:span></text:p>
      <text:p text:style-name="Standaard"><text:a xlink:href="https://shop.bloomon.nl/pages/bloemenabonnement?utm_source=google&amp;gclid=Cj0KCQiAyoeCBhCTARIsAOfpKxgthq1Qsbb2EALepKyBWV_cEyoGMGbak25pOQPG-5bB6V5PklHJouMaAucIEALw_wcB" office:target-frame-name="_top" xlink:show="replace"><text:span text:style-name="T117">https://shop.bloomon.nl/pages/bloemenabonnement?utm_source=google&amp;gclid=Cj0KCQiAyoeCBhCTARIsAOfpKxgthq1Qsbb2EALepKyBWV_cEyoGMGbak25pOQPG-5bB6V5PklHJouMaAucIEALw_wcB</text:span></text:a><text:span text:style-name="T118"><text:s/>= bloomon</text:span></text:p>
      <text:p text:style-name="P119"/>
      <text:p text:style-name="P120"/>
      <text:p text:style-name="Standaard"><text:a xlink:href="https://www.sneakertub.com/" office:target-frame-name="_top" xlink:show="replace"><text:span text:style-name="T121">https://www.sneakertub.com/</text:span></text:a><text:span text:style-name="T122"><text:s/>=<text:s/></text:span><text:span text:style-name="T123">sneakertub</text:span></text:p>
      <text:p text:style-name="Standaard"><text:a xlink:href="https://www.sneakerpirates.com/subscribe/" office:target-frame-name="_top" xlink:show="replace"><text:span text:style-name="T124">https://www.sneakerpirates.com/subscribe/</text:span></text:a><text:span text:style-name="T125"><text:s/>=<text:s/></text:span><text:span text:style-name="T126">sneakerpirates</text:span></text:p>
      <text:p text:style-name="Standaard"><text:a xlink:href="https://ayearofboxes.com/boxes/womens-shoes-subscription-boxes/" office:target-frame-name="_top" xlink:show="replace"><text:span text:style-name="T127">https://ayearofboxes.com/boxes/womens-shoes-subscription-boxes/</text:span></text:a><text:span text:style-name="T128"><text:s/>=<text:s/></text:span><text:span text:style-name="T129">ayearofboxes</text:span></text:p>
      <text:p text:style-name="P130"/>
      <text:p text:style-name="P131"/>
      <text:p text:style-name="P132"/>
      <text:p text:style-name="P133"/>
      <text:p text:style-name="P134"/>
      <text:p text:style-name="P135"/>
      <text:p text:style-name="P136"/>
      <text:p text:style-name="P137"/>
      <text:p text:style-name="Standaard"><text:line-break/></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entury Gothic" svg:font-family="Century Gothic" style:font-family-generic="swiss" style:font-pitch="variable" svg:panose-1="2 11 5 2 2 2 2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Black" svg:font-family="Arial Black" style:font-family-generic="swiss" style:font-pitch="variable" svg:panose-1="2 11 10 4 2 1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Kop2" style:display-name="Kop 2" style:family="paragraph" style:parent-style-name="Standaard" style:next-style-name="Standaard" style:default-outline-level="2">
      <style:paragraph-properties fo:border="0.0416in solid #D9E2F3" fo:padding="0in" style:shadow="none" fo:margin-bottom="0in" fo:background-color="#D9E2F3"/>
      <style:text-properties fo:text-transform="uppercase" fo:letter-spacing="0.0104in" fo:hyphenate="false"/>
    </style:style>
    <style:style style:name="Standaard" style:display-name="Standaard" style:family="paragraph">
      <style:paragraph-properties fo:margin-top="0.0694in" fo:margin-bottom="0.1388in" fo:line-height="115%"/>
      <style:text-properties style:font-name="Calibri" style:font-name-asian="Times New Roman" style:font-name-complex="Times New Roman" fo:font-size="10pt" style:font-size-asian="10pt" style:font-size-complex="10pt" fo:hyphenate="false"/>
    </style:style>
    <style:style style:name="Standaardalinea-lettertype" style:display-name="Standaardalinea-lettertype" style:family="text"/>
    <style:style style:name="Kop2Char" style:display-name="Kop 2 Char" style:family="text" style:parent-style-name="Standaardalinea-lettertype">
      <style:text-properties style:font-name="Calibri" style:font-name-asian="Times New Roman" style:font-name-complex="Times New Roman" fo:text-transform="uppercase" fo:letter-spacing="0.0104in" fo:font-size="10pt" style:font-size-asian="10pt" style:font-size-complex="10pt" fo:background-color="#D9E2F3"/>
    </style:style>
    <style:style style:name="Inhopg1" style:display-name="Inhopg 1" style:family="paragraph" style:parent-style-name="Standaard" style:next-style-name="Standaard" style:auto-update="true">
      <style:paragraph-properties fo:margin-top="0in" fo:margin-bottom="0.0694in" fo:line-height="105%"/>
      <style:text-properties fo:font-size="11pt" style:font-size-asian="11pt" style:font-size-complex="11pt" style:language-asian="nl" style:country-asian="NL" fo:hyphenate="false"/>
    </style:style>
    <style:style style:name="Geenafstand" style:display-name="Geen afstand" style:family="paragraph">
      <style:paragraph-properties fo:margin-top="0.0694in" fo:margin-bottom="0in" fo:line-height="100%"/>
      <style:text-properties style:font-name="Calibri" style:font-name-asian="Times New Roman" style:font-name-complex="Times New Roman" fo:font-size="10pt" style:font-size-asian="10pt" style:font-size-complex="10pt" fo:hyphenate="false"/>
    </style:style>
    <style:style style:name="Lijstalinea" style:display-name="Lijstalinea" style:family="paragraph" style:parent-style-name="Standaard">
      <style:paragraph-properties fo:margin-left="0.5in">
        <style:tab-stops/>
      </style:paragraph-properties>
      <style:text-properties style:font-name="Century Gothic" fo:hyphenate="false"/>
    </style:style>
    <style:style style:name="Kop1Char" style:display-name="Kop 1 Char" style:family="text" style:parent-style-name="Standaardalinea-lettertype">
      <style:text-properties style:font-name="Calibri Light" style:font-name-asian="Times New Roman" style:font-name-complex="Times New Roman" fo:color="#2F5496" fo:font-size="16pt" style:font-size-asian="16pt" style:font-size-complex="16pt"/>
    </style:style>
    <style:style style:name="Kopvaninhoudsopgave" style:display-name="Kop van inhoudsopgave" style:family="paragraph" style:parent-style-name="Kop1" style:next-style-name="Standaard" style:default-outline-level="1">
      <style:paragraph-properties fo:keep-with-next="auto" fo:keep-together="auto" fo:border="0.0416in solid #4472C4" fo:padding="0in" style:shadow="none" fo:margin-top="0.0694in" fo:background-color="#4472C4"/>
      <style:text-properties style:font-name="Calibri" style:font-name-asian="Times New Roman" style:font-name-complex="Times New Roman" fo:text-transform="uppercase" fo:color="#FFFFFF" fo:letter-spacing="0.0104in" fo:font-size="11pt" style:font-size-asian="11pt" style:font-size-complex="11pt" fo:hyphenate="false"/>
    </style:style>
    <style:style style:name="Hyperlink" style:display-name="Hyperlink" style:family="text" style:parent-style-name="Standaardalinea-lettertype">
      <style:text-properties fo:color="#0563C1" style:text-underline-type="single" style:text-underline-style="solid" style:text-underline-width="auto" style:text-underline-mode="continuous"/>
    </style:style>
    <style:style style:name="Onopgelostemelding" style:display-name="Onopgeloste melding" style:family="text" style:parent-style-name="Standaardalinea-lettertype">
      <style:text-properties fo:color="#605E5C" fo:background-color="#E1DFDD"/>
    </style:style>
    <style:style style:name="GevolgdeHyperlink" style:display-name="GevolgdeHyperlink" style:family="text" style:parent-style-name="Standaardalinea-lettertype">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font-name-asian="Times New Roman"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uben Cali</meta:initial-creator>
    <dc:creator>Ruben Cali</dc:creator>
    <meta:creation-date>2021-03-05T10:51:00Z</meta:creation-date>
    <dc:date>2021-03-05T11:48:00Z</dc:date>
    <meta:template xlink:href="Normal" xlink:type="simple"/>
    <meta:editing-cycles>2</meta:editing-cycles>
    <meta:editing-duration>PT3420S</meta:editing-duration>
    <meta:document-statistic meta:page-count="7" meta:paragraph-count="9" meta:word-count="708" meta:character-count="4598" meta:row-count="32" meta:non-whitespace-character-count="3899"/>
  </office:meta>
</office:document-meta>
</file>